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6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17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18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19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20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21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22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8" style:family="table-cell" style:parent-style-name="Default"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 fo:font-weight="bold" style:font-weight-asian="bold" style:font-weight-complex="bold"/>
    </style:style>
    <style:style style:name="ce13" style:family="table-cell" style:parent-style-name="Default">
      <style:text-properties style:text-position="" fo:font-weight="normal" style:font-weight-asian="normal" style:font-weight-complex="normal"/>
    </style:style>
    <style:style style:name="ce14" style:family="table-cell" style:parent-style-name="Default">
      <style:table-cell-properties style:text-align-source="value-type" style:repeat-content="false"/>
      <style:paragraph-properties fo:margin-left="0pt"/>
      <style:text-properties style:text-position=""/>
    </style:style>
    <style:style style:name="ce15" style:family="table-cell" style:parent-style-name="Default" style:data-style-name="N61">
      <style:text-properties style:text-position="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fo:border-left="0.06pt solid #000000" fo:border-right="none" fo:border-top="0.06pt solid #000000"/>
    </style:style>
    <style:style style:name="ce26" style:family="table-cell" style:parent-style-name="Default">
      <style:table-cell-properties fo:border-bottom="none" fo:border-left="0.06pt solid #000000" fo:border-right="none" fo:border-top="none"/>
    </style:style>
    <style:style style:name="ce27" style:family="table-cell" style:parent-style-name="Default">
      <style:table-cell-properties fo:border-bottom="0.06pt solid #000000" fo:border-left="0.06pt solid #000000" fo:border-right="none" fo:border-top="none"/>
    </style:style>
    <style:style style:name="ce28" style:family="table-cell" style:parent-style-name="Default">
      <style:table-cell-properties fo:border-bottom="none" fo:border-left="none" fo:border-right="none" fo:border-top="0.06pt solid #000000"/>
    </style:style>
    <style:style style:name="ce29" style:family="table-cell" style:parent-style-name="Default">
      <style:table-cell-properties fo:border-bottom="0.06pt solid #000000" fo:border-left="none" fo:border-right="none" fo:border-top="none"/>
    </style:style>
    <style:style style:name="ce30" style:family="table-cell" style:parent-style-name="Default">
      <style:table-cell-properties fo:border-bottom="none" fo:border-left="none" fo:border-right="0.06pt solid #000000" fo:border-top="0.06pt solid #000000"/>
    </style:style>
    <style:style style:name="ce31" style:family="table-cell" style:parent-style-name="Default">
      <style:table-cell-properties fo:border-bottom="none" fo:border-left="none" fo:border-right="0.06pt solid #000000" fo:border-top="none"/>
    </style:style>
    <style:style style:name="ce32" style:family="table-cell" style:parent-style-name="Default">
      <style:table-cell-properties fo:border-bottom="0.06pt solid #000000" fo:border-left="none" fo:border-right="0.06pt solid #000000" fo:border-top="none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6" style:family="table-cell" style:parent-style-name="Default">
      <style:text-properties fo:font-weight="normal" style:font-weight-asian="normal" style:font-weight-complex="normal"/>
    </style:style>
    <style:style style:name="ce37" style:family="table-cell" style:parent-style-name="Default">
      <style:table-cell-properties style:text-align-source="value-type" style:repeat-content="false"/>
      <style:paragraph-properties fo:margin-left="0pt"/>
    </style:style>
    <style:style style:name="ce38" style:family="table-cell" style:parent-style-name="Default" style:data-style-name="N61"/>
  </office:automatic-styles>
  <office:body>
    <office:spreadsheet>
      <table:table table:name="Sheet2" table:style-name="ta1">
        <table:table-column table:style-name="co1" table:number-columns-repeated="47" table:default-cell-style-name="Default"/>
        <table:table-row table:style-name="ro1">
          <table:table-cell table:style-name="ce8" office:value-type="string" calcext:value-type="string">
            <text:p>THRESHOLDS DATA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table:style-name="ce8" office:value-type="string" calcext:value-type="string">
            <text:p>Circuit level error MONOLITHIC</text:p>
          </table:table-cell>
          <table:table-cell table:style-name="ce8" table:number-columns-repeated="2"/>
          <table:table-cell table:style-name="ce8" office:value-type="string" calcext:value-type="string">
            <text:p>TORIC</text:p>
          </table:table-cell>
          <table:table-cell table:style-name="ce8" table:number-columns-repeated="2"/>
          <table:table-cell table:number-columns-repeated="2"/>
          <table:table-cell table:style-name="ce8" office:value-type="string" calcext:value-type="string">
            <text:p>STRINGENT</text:p>
          </table:table-cell>
          <table:table-cell table:style-name="ce8" table:number-columns-repeated="2"/>
          <table:table-cell table:style-name="ce8" office:value-type="string" calcext:value-type="string">
            <text:p>TORIC</text:p>
          </table:table-cell>
          <table:table-cell table:style-name="ce8" table:number-columns-repeated="2"/>
          <table:table-cell table:number-columns-repeated="2"/>
          <table:table-cell table:style-name="ce8" office:value-type="string" calcext:value-type="string">
            <text:p>PQ TEST</text:p>
          </table:table-cell>
          <table:table-cell table:style-name="ce8" table:number-columns-repeated="2"/>
          <table:table-cell table:style-name="ce8" office:value-type="string" calcext:value-type="string">
            <text:p>TORIC</text:p>
          </table:table-cell>
          <table:table-cell table:style-name="ce8"/>
          <table:table-cell table:number-columns-repeated="26"/>
        </table:table-row>
        <table:table-row table:style-name="ro1"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26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37175" calcext:value-type="float">
            <text:p>0.037175</text:p>
          </table:table-cell>
          <table:table-cell office:value-type="float" office:value="0.032775" calcext:value-type="float">
            <text:p>0.032775</text:p>
          </table:table-cell>
          <table:table-cell office:value-type="float" office:value="0.028975" calcext:value-type="float">
            <text:p>0.028975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2205" calcext:value-type="float">
            <text:p>0.02205</text:p>
          </table:table-cell>
          <table:table-cell table:number-columns-repeated="2"/>
          <table:table-cell office:value-type="float" office:value="0.0046" calcext:value-type="float">
            <text:p>0.0046</text:p>
          </table:table-cell>
          <table:table-cell office:value-type="float" office:value="0.00986" calcext:value-type="float">
            <text:p>0.00986</text:p>
          </table:table-cell>
          <table:table-cell office:value-type="float" office:value="0.00598" calcext:value-type="float">
            <text:p>0.00598</text:p>
          </table:table-cell>
          <table:table-cell office:value-type="float" office:value="0.00442" calcext:value-type="float">
            <text:p>0.00442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144" calcext:value-type="float">
            <text:p>0.00144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01574" calcext:value-type="float">
            <text:p>0.01574</text:p>
          </table:table-cell>
          <table:table-cell office:value-type="float" office:value="0.00724" calcext:value-type="float">
            <text:p>0.00724</text:p>
          </table:table-cell>
          <table:table-cell office:value-type="float" office:value="0.00368" calcext:value-type="float">
            <text:p>0.00368</text:p>
          </table:table-cell>
          <table:table-cell office:value-type="float" office:value="0.001023" calcext:value-type="float">
            <text:p>0.001023</text:p>
          </table:table-cell>
          <table:table-cell table:number-columns-repeated="26"/>
        </table:table-row>
        <table:table-row table:style-name="ro1">
          <table:table-cell office:value-type="float" office:value="0.0052" calcext:value-type="float">
            <text:p>0.0052</text:p>
          </table:table-cell>
          <table:table-cell office:value-type="float" office:value="0.04495" calcext:value-type="float">
            <text:p>0.04495</text:p>
          </table:table-cell>
          <table:table-cell office:value-type="float" office:value="0.0387" calcext:value-type="float">
            <text:p>0.0387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34625" calcext:value-type="float">
            <text:p>0.034625</text:p>
          </table:table-cell>
          <table:table-cell office:value-type="float" office:value="0.03235" calcext:value-type="float">
            <text:p>0.03235</text:p>
          </table:table-cell>
          <table:table-cell table:number-columns-repeated="2"/>
          <table:table-cell office:value-type="float" office:value="0.0048" calcext:value-type="float">
            <text:p>0.0048</text:p>
          </table:table-cell>
          <table:table-cell office:value-type="float" office:value="0.01362" calcext:value-type="float">
            <text:p>0.01362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0386" calcext:value-type="float">
            <text:p>0.00386</text:p>
          </table:table-cell>
          <table:table-cell office:value-type="float" office:value="0.00266" calcext:value-type="float">
            <text:p>0.00266</text:p>
          </table:table-cell>
          <table:table-cell table:number-columns-repeated="2"/>
          <table:table-cell office:value-type="float" office:value="0.021" calcext:value-type="float">
            <text:p>0.021</text:p>
          </table:table-cell>
          <table:table-cell office:value-type="float" office:value="0.0294" calcext:value-type="float">
            <text:p>0.0294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1244" calcext:value-type="float">
            <text:p>0.01244</text:p>
          </table:table-cell>
          <table:table-cell office:value-type="float" office:value="0.0081" calcext:value-type="float">
            <text:p>0.0081</text:p>
          </table:table-cell>
          <table:table-cell table:number-columns-repeated="26"/>
        </table:table-row>
        <table:table-row table:style-name="ro1">
          <table:table-cell office:value-type="float" office:value="0.0054" calcext:value-type="float">
            <text:p>0.005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04585" calcext:value-type="float">
            <text:p>0.04585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043575" calcext:value-type="float">
            <text:p>0.043575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1742" calcext:value-type="float">
            <text:p>0.01742</text:p>
          </table:table-cell>
          <table:table-cell office:value-type="float" office:value="0.01176" calcext:value-type="float">
            <text:p>0.01176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00562" calcext:value-type="float">
            <text:p>0.00562</text:p>
          </table:table-cell>
          <table:table-cell office:value-type="float" office:value="0.00458" calcext:value-type="float">
            <text:p>0.00458</text:p>
          </table:table-cell>
          <table:table-cell table:number-columns-repeated="2"/>
          <table:table-cell office:value-type="float" office:value="0.023" calcext:value-type="float">
            <text:p>0.023</text:p>
          </table:table-cell>
          <table:table-cell office:value-type="float" office:value="0.04802" calcext:value-type="float">
            <text:p>0.04802</text:p>
          </table:table-cell>
          <table:table-cell office:value-type="float" office:value="0.04228" calcext:value-type="float">
            <text:p>0.04228</text:p>
          </table:table-cell>
          <table:table-cell office:value-type="float" office:value="0.03796" calcext:value-type="float">
            <text:p>0.03796</text:p>
          </table:table-cell>
          <table:table-cell office:value-type="float" office:value="0.03602" calcext:value-type="float">
            <text:p>0.03602</text:p>
          </table:table-cell>
          <table:table-cell table:number-columns-repeated="26"/>
        </table:table-row>
        <table:table-row table:style-name="ro1">
          <table:table-cell office:value-type="float" office:value="0.0056" calcext:value-type="float">
            <text:p>0.0056</text:p>
          </table:table-cell>
          <table:table-cell office:value-type="float" office:value="0.0595" calcext:value-type="float">
            <text:p>0.0595</text:p>
          </table:table-cell>
          <table:table-cell office:value-type="float" office:value="0.05935" calcext:value-type="float">
            <text:p>0.05935</text:p>
          </table:table-cell>
          <table:table-cell office:value-type="float" office:value="0.0589" calcext:value-type="float">
            <text:p>0.0589</text:p>
          </table:table-cell>
          <table:table-cell office:value-type="float" office:value="0.060575" calcext:value-type="float">
            <text:p>0.060575</text:p>
          </table:table-cell>
          <table:table-cell office:value-type="float" office:value="0.061725" calcext:value-type="float">
            <text:p>0.061725</text:p>
          </table:table-cell>
          <table:table-cell table:number-columns-repeated="2"/>
          <table:table-cell office:value-type="float" office:value="0.0052" calcext:value-type="float">
            <text:p>0.0052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1466" calcext:value-type="float">
            <text:p>0.01466</text:p>
          </table:table-cell>
          <table:table-cell office:value-type="float" office:value="0.01114" calcext:value-type="float">
            <text:p>0.01114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0738" calcext:value-type="float">
            <text:p>0.00738</text:p>
          </table:table-cell>
          <table:table-cell table:number-columns-repeated="2"/>
          <table:table-cell office:value-type="float" office:value="0.025" calcext:value-type="float">
            <text:p>0.025</text:p>
          </table:table-cell>
          <table:table-cell office:value-type="float" office:value="0.07218" calcext:value-type="float">
            <text:p>0.07218</text:p>
          </table:table-cell>
          <table:table-cell office:value-type="float" office:value="0.08102" calcext:value-type="float">
            <text:p>0.08102</text:p>
          </table:table-cell>
          <table:table-cell office:value-type="float" office:value="0.08882" calcext:value-type="float">
            <text:p>0.08882</text:p>
          </table:table-cell>
          <table:table-cell office:value-type="float" office:value="0.10776" calcext:value-type="float">
            <text:p>0.10776</text:p>
          </table:table-cell>
          <table:table-cell table:number-columns-repeated="26"/>
        </table:table-row>
        <table:table-row table:style-name="ro1">
          <table:table-cell office:value-type="float" office:value="0.0058" calcext:value-type="float">
            <text:p>0.0058</text:p>
          </table:table-cell>
          <table:table-cell office:value-type="float" office:value="0.070825" calcext:value-type="float">
            <text:p>0.070825</text:p>
          </table:table-cell>
          <table:table-cell office:value-type="float" office:value="0.06975" calcext:value-type="float">
            <text:p>0.06975</text:p>
          </table:table-cell>
          <table:table-cell office:value-type="float" office:value="0.070025" calcext:value-type="float">
            <text:p>0.070025</text:p>
          </table:table-cell>
          <table:table-cell office:value-type="float" office:value="0.072675" calcext:value-type="float">
            <text:p>0.072675</text:p>
          </table:table-cell>
          <table:table-cell office:value-type="float" office:value="0.078625" calcext:value-type="float">
            <text:p>0.078625</text:p>
          </table:table-cell>
          <table:table-cell table:number-columns-repeated="2"/>
          <table:table-cell office:value-type="float" office:value="0.0054" calcext:value-type="float">
            <text:p>0.0054</text:p>
          </table:table-cell>
          <table:table-cell office:value-type="float" office:value="0.02708" calcext:value-type="float">
            <text:p>0.02708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1374" calcext:value-type="float">
            <text:p>0.01374</text:p>
          </table:table-cell>
          <table:table-cell office:value-type="float" office:value="0.0109" calcext:value-type="float">
            <text:p>0.0109</text:p>
          </table:table-cell>
          <table:table-cell table:number-columns-repeated="2"/>
          <table:table-cell office:value-type="float" office:value="0.027" calcext:value-type="float">
            <text:p>0.027</text:p>
          </table:table-cell>
          <table:table-cell office:value-type="float" office:value="0.1099" calcext:value-type="float">
            <text:p>0.1099</text:p>
          </table:table-cell>
          <table:table-cell office:value-type="float" office:value="0.1418" calcext:value-type="float">
            <text:p>0.1418</text:p>
          </table:table-cell>
          <table:table-cell office:value-type="float" office:value="0.18816" calcext:value-type="float">
            <text:p>0.18816</text:p>
          </table:table-cell>
          <table:table-cell office:value-type="float" office:value="0.2439" calcext:value-type="float">
            <text:p>0.2439</text:p>
          </table:table-cell>
          <table:table-cell table:number-columns-repeated="26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8265" calcext:value-type="float">
            <text:p>0.08265</text:p>
          </table:table-cell>
          <table:table-cell office:value-type="float" office:value="0.079375" calcext:value-type="float">
            <text:p>0.079375</text:p>
          </table:table-cell>
          <table:table-cell office:value-type="float" office:value="0.086125" calcext:value-type="float">
            <text:p>0.086125</text:p>
          </table:table-cell>
          <table:table-cell office:value-type="float" office:value="0.0933" calcext:value-type="float">
            <text:p>0.0933</text:p>
          </table:table-cell>
          <table:table-cell office:value-type="float" office:value="0.098875" calcext:value-type="float">
            <text:p>0.098875</text:p>
          </table:table-cell>
          <table:table-cell table:number-columns-repeated="2"/>
          <table:table-cell office:value-type="float" office:value="0.0056" calcext:value-type="float">
            <text:p>0.0056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02492" calcext:value-type="float">
            <text:p>0.02492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1824" calcext:value-type="float">
            <text:p>0.01824</text:p>
          </table:table-cell>
          <table:table-cell office:value-type="float" office:value="0.01702" calcext:value-type="float">
            <text:p>0.01702</text:p>
          </table:table-cell>
          <table:table-cell table:number-columns-repeated="2"/>
          <table:table-cell office:value-type="float" office:value="0.029" calcext:value-type="float">
            <text:p>0.029</text:p>
          </table:table-cell>
          <table:table-cell office:value-type="float" office:value="0.15456" calcext:value-type="float">
            <text:p>0.15456</text:p>
          </table:table-cell>
          <table:table-cell office:value-type="float" office:value="0.22622" calcext:value-type="float">
            <text:p>0.22622</text:p>
          </table:table-cell>
          <table:table-cell office:value-type="float" office:value="0.31846" calcext:value-type="float">
            <text:p>0.31846</text:p>
          </table:table-cell>
          <table:table-cell office:value-type="float" office:value="0.42166" calcext:value-type="float">
            <text:p>0.42166</text:p>
          </table:table-cell>
          <table:table-cell table:number-columns-repeated="26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91725" calcext:value-type="float">
            <text:p>0.091725</text:p>
          </table:table-cell>
          <table:table-cell office:value-type="float" office:value="0.096475" calcext:value-type="float">
            <text:p>0.096475</text:p>
          </table:table-cell>
          <table:table-cell office:value-type="float" office:value="0.10375" calcext:value-type="float">
            <text:p>0.10375</text:p>
          </table:table-cell>
          <table:table-cell office:value-type="float" office:value="0.113975" calcext:value-type="float">
            <text:p>0.113975</text:p>
          </table:table-cell>
          <table:table-cell office:value-type="float" office:value="0.125225" calcext:value-type="float">
            <text:p>0.125225</text:p>
          </table:table-cell>
          <table:table-cell table:number-columns-repeated="2"/>
          <table:table-cell office:value-type="float" office:value="0.0058" calcext:value-type="float">
            <text:p>0.0058</text:p>
          </table:table-cell>
          <table:table-cell office:value-type="float" office:value="0.03806" calcext:value-type="float">
            <text:p>0.03806</text:p>
          </table:table-cell>
          <table:table-cell office:value-type="float" office:value="0.03328" calcext:value-type="float">
            <text:p>0.03328</text:p>
          </table:table-cell>
          <table:table-cell office:value-type="float" office:value="0.03018" calcext:value-type="float">
            <text:p>0.03018</text:p>
          </table:table-cell>
          <table:table-cell office:value-type="float" office:value="0.02676" calcext:value-type="float">
            <text:p>0.02676</text:p>
          </table:table-cell>
          <table:table-cell office:value-type="float" office:value="0.02544" calcext:value-type="float">
            <text:p>0.02544</text:p>
          </table:table-cell>
          <table:table-cell table:number-columns-repeated="2"/>
          <table:table-cell office:value-type="float" office:value="0.031" calcext:value-type="float">
            <text:p>0.031</text:p>
          </table:table-cell>
          <table:table-cell office:value-type="float" office:value="0.2004" calcext:value-type="float">
            <text:p>0.2004</text:p>
          </table:table-cell>
          <table:table-cell office:value-type="float" office:value="0.32002" calcext:value-type="float">
            <text:p>0.32002</text:p>
          </table:table-cell>
          <table:table-cell office:value-type="float" office:value="0.45872" calcext:value-type="float">
            <text:p>0.45872</text:p>
          </table:table-cell>
          <table:table-cell office:value-type="float" office:value="0.57944" calcext:value-type="float">
            <text:p>0.57944</text:p>
          </table:table-cell>
          <table:table-cell table:number-columns-repeated="26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103225" calcext:value-type="float">
            <text:p>0.103225</text:p>
          </table:table-cell>
          <table:table-cell office:value-type="float" office:value="0.111175" calcext:value-type="float">
            <text:p>0.111175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78" calcext:value-type="float">
            <text:p>0.1378</text:p>
          </table:table-cell>
          <table:table-cell office:value-type="float" office:value="0.158575" calcext:value-type="float">
            <text:p>0.158575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4704" calcext:value-type="float">
            <text:p>0.04704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3722" calcext:value-type="float">
            <text:p>0.03722</text:p>
          </table:table-cell>
          <table:table-cell office:value-type="float" office:value="0.03748" calcext:value-type="float">
            <text:p>0.03748</text:p>
          </table:table-cell>
          <table:table-cell office:value-type="float" office:value="0.03692" calcext:value-type="float">
            <text:p>0.03692</text:p>
          </table:table-cell>
          <table:table-cell table:number-columns-repeated="2"/>
          <table:table-cell office:value-type="float" office:value="0.033" calcext:value-type="float">
            <text:p>0.033</text:p>
          </table:table-cell>
          <table:table-cell office:value-type="float" office:value="0.26218" calcext:value-type="float">
            <text:p>0.26218</text:p>
          </table:table-cell>
          <table:table-cell office:value-type="float" office:value="0.42316" calcext:value-type="float">
            <text:p>0.42316</text:p>
          </table:table-cell>
          <table:table-cell office:value-type="float" office:value="0.57666" calcext:value-type="float">
            <text:p>0.57666</text:p>
          </table:table-cell>
          <table:table-cell office:value-type="float" office:value="0.68222" calcext:value-type="float">
            <text:p>0.68222</text:p>
          </table:table-cell>
          <table:table-cell table:number-columns-repeated="26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1181" calcext:value-type="float">
            <text:p>0.1181</text:p>
          </table:table-cell>
          <table:table-cell office:value-type="float" office:value="0.129475" calcext:value-type="float">
            <text:p>0.129475</text:p>
          </table:table-cell>
          <table:table-cell office:value-type="float" office:value="0.142725" calcext:value-type="float">
            <text:p>0.142725</text:p>
          </table:table-cell>
          <table:table-cell office:value-type="float" office:value="0.165425" calcext:value-type="float">
            <text:p>0.165425</text:p>
          </table:table-cell>
          <table:table-cell office:value-type="float" office:value="0.188775" calcext:value-type="float">
            <text:p>0.188775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5436" calcext:value-type="float">
            <text:p>0.05436</text:p>
          </table:table-cell>
          <table:table-cell office:value-type="float" office:value="0.05246" calcext:value-type="float">
            <text:p>0.05246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05168" calcext:value-type="float">
            <text:p>0.05168</text:p>
          </table:table-cell>
          <table:table-cell office:value-type="float" office:value="0.05056" calcext:value-type="float">
            <text:p>0.05056</text:p>
          </table:table-cell>
          <table:table-cell table:number-columns-repeated="2"/>
          <table:table-cell office:value-type="float" office:value="0.035" calcext:value-type="float">
            <text:p>0.035</text:p>
          </table:table-cell>
          <table:table-cell office:value-type="float" office:value="0.3229" calcext:value-type="float">
            <text:p>0.3229</text:p>
          </table:table-cell>
          <table:table-cell office:value-type="float" office:value="0.51366" calcext:value-type="float">
            <text:p>0.51366</text:p>
          </table:table-cell>
          <table:table-cell office:value-type="float" office:value="0.66226" calcext:value-type="float">
            <text:p>0.66226</text:p>
          </table:table-cell>
          <table:table-cell office:value-type="float" office:value="0.72714" calcext:value-type="float">
            <text:p>0.72714</text:p>
          </table:table-cell>
          <table:table-cell table:number-columns-repeated="26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1297" calcext:value-type="float">
            <text:p>0.1297</text:p>
          </table:table-cell>
          <table:table-cell office:value-type="float" office:value="0.1427" calcext:value-type="float">
            <text:p>0.1427</text:p>
          </table:table-cell>
          <table:table-cell office:value-type="float" office:value="0.17135" calcext:value-type="float">
            <text:p>0.17135</text:p>
          </table:table-cell>
          <table:table-cell office:value-type="float" office:value="0.196125" calcext:value-type="float">
            <text:p>0.196125</text:p>
          </table:table-cell>
          <table:table-cell office:value-type="float" office:value="0.231025" calcext:value-type="float">
            <text:p>0.231025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06398" calcext:value-type="float">
            <text:p>0.06398</text:p>
          </table:table-cell>
          <table:table-cell office:value-type="float" office:value="0.06294" calcext:value-type="float">
            <text:p>0.06294</text:p>
          </table:table-cell>
          <table:table-cell office:value-type="float" office:value="0.06558" calcext:value-type="float">
            <text:p>0.06558</text:p>
          </table:table-cell>
          <table:table-cell office:value-type="float" office:value="0.06952" calcext:value-type="float">
            <text:p>0.06952</text:p>
          </table:table-cell>
          <table:table-cell office:value-type="float" office:value="0.0722" calcext:value-type="float">
            <text:p>0.0722</text:p>
          </table:table-cell>
          <table:table-cell table:number-columns-repeated="2"/>
          <table:table-cell office:value-type="float" office:value="0.037" calcext:value-type="float">
            <text:p>0.037</text:p>
          </table:table-cell>
          <table:table-cell office:value-type="float" office:value="0.38962" calcext:value-type="float">
            <text:p>0.38962</text:p>
          </table:table-cell>
          <table:table-cell office:value-type="float" office:value="0.59226" calcext:value-type="float">
            <text:p>0.59226</text:p>
          </table:table-cell>
          <table:table-cell office:value-type="float" office:value="0.71042" calcext:value-type="float">
            <text:p>0.71042</text:p>
          </table:table-cell>
          <table:table-cell office:value-type="float" office:value="0.74364" calcext:value-type="float">
            <text:p>0.74364</text:p>
          </table:table-cell>
          <table:table-cell table:number-columns-repeated="26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144875" calcext:value-type="float">
            <text:p>0.144875</text:p>
          </table:table-cell>
          <table:table-cell office:value-type="float" office:value="0.163925" calcext:value-type="float">
            <text:p>0.163925</text:p>
          </table:table-cell>
          <table:table-cell office:value-type="float" office:value="0.1969" calcext:value-type="float">
            <text:p>0.1969</text:p>
          </table:table-cell>
          <table:table-cell office:value-type="float" office:value="0.2269" calcext:value-type="float">
            <text:p>0.2269</text:p>
          </table:table-cell>
          <table:table-cell office:value-type="float" office:value="0.268775" calcext:value-type="float">
            <text:p>0.268775</text:p>
          </table:table-cell>
          <table:table-cell table:number-columns-repeated="2"/>
          <table:table-cell office:value-type="float" office:value="0.0066" calcext:value-type="float">
            <text:p>0.0066</text:p>
          </table:table-cell>
          <table:table-cell office:value-type="float" office:value="0.07688" calcext:value-type="float">
            <text:p>0.07688</text:p>
          </table:table-cell>
          <table:table-cell office:value-type="float" office:value="0.0772" calcext:value-type="float">
            <text:p>0.0772</text:p>
          </table:table-cell>
          <table:table-cell office:value-type="float" office:value="0.08078" calcext:value-type="float">
            <text:p>0.08078</text:p>
          </table:table-cell>
          <table:table-cell office:value-type="float" office:value="0.09096" calcext:value-type="float">
            <text:p>0.09096</text:p>
          </table:table-cell>
          <table:table-cell office:value-type="float" office:value="0.0948" calcext:value-type="float">
            <text:p>0.0948</text:p>
          </table:table-cell>
          <table:table-cell table:number-columns-repeated="2"/>
          <table:table-cell office:value-type="float" office:value="0.039" calcext:value-type="float">
            <text:p>0.039</text:p>
          </table:table-cell>
          <table:table-cell office:value-type="float" office:value="0.44496" calcext:value-type="float">
            <text:p>0.44496</text:p>
          </table:table-cell>
          <table:table-cell office:value-type="float" office:value="0.65138" calcext:value-type="float">
            <text:p>0.65138</text:p>
          </table:table-cell>
          <table:table-cell office:value-type="float" office:value="0.73396" calcext:value-type="float">
            <text:p>0.73396</text:p>
          </table:table-cell>
          <table:table-cell office:value-type="float" office:value="0.74874" calcext:value-type="float">
            <text:p>0.74874</text:p>
          </table:table-cell>
          <table:table-cell table:number-columns-repeated="26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156425" calcext:value-type="float">
            <text:p>0.156425</text:p>
          </table:table-cell>
          <table:table-cell office:value-type="float" office:value="0.186525" calcext:value-type="float">
            <text:p>0.186525</text:p>
          </table:table-cell>
          <table:table-cell office:value-type="float" office:value="0.22445" calcext:value-type="float">
            <text:p>0.22445</text:p>
          </table:table-cell>
          <table:table-cell office:value-type="float" office:value="0.2634" calcext:value-type="float">
            <text:p>0.2634</text:p>
          </table:table-cell>
          <table:table-cell office:value-type="float" office:value="0.309875" calcext:value-type="float">
            <text:p>0.309875</text:p>
          </table:table-cell>
          <table:table-cell table:number-columns-repeated="2"/>
          <table:table-cell office:value-type="float" office:value="0.0068" calcext:value-type="float">
            <text:p>0.0068</text:p>
          </table:table-cell>
          <table:table-cell office:value-type="float" office:value="0.0904" calcext:value-type="float">
            <text:p>0.0904</text:p>
          </table:table-cell>
          <table:table-cell office:value-type="float" office:value="0.09044" calcext:value-type="float">
            <text:p>0.09044</text:p>
          </table:table-cell>
          <table:table-cell office:value-type="float" office:value="0.10234" calcext:value-type="float">
            <text:p>0.10234</text:p>
          </table:table-cell>
          <table:table-cell office:value-type="float" office:value="0.11228" calcext:value-type="float">
            <text:p>0.11228</text:p>
          </table:table-cell>
          <table:table-cell office:value-type="float" office:value="0.12222" calcext:value-type="float">
            <text:p>0.12222</text:p>
          </table:table-cell>
          <table:table-cell table:number-columns-repeated="33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table:style-name="ce8" office:value-type="string" calcext:value-type="string">
            <text:p>Circuit level error MONOLITHIC --------TESTING VALUES</text:p>
          </table:table-cell>
          <table:table-cell table:style-name="ce8" table:number-columns-repeated="5"/>
          <table:table-cell table:number-columns-repeated="41"/>
        </table:table-row>
        <table:table-row table:style-name="ro1"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Circuit level error MONOLITHIC --------local method</text:p>
          </table:table-cell>
          <table:table-cell table:style-name="ce8" table:number-columns-repeated="5"/>
          <table:table-cell table:style-name="ce8" office:value-type="string" calcext:value-type="string">
            <text:p>Circuit level error MONOLITHIC --------rounds method</text:p>
          </table:table-cell>
          <table:table-cell table:style-name="ce8" table:number-columns-repeated="4"/>
          <table:table-cell table:number-columns-repeated="2"/>
          <table:table-cell table:style-name="ce8" office:value-type="string" calcext:value-type="string">
            <text:p>STRINGENT</text:p>
          </table:table-cell>
          <table:table-cell table:style-name="ce8" table:number-columns-repeated="3"/>
          <table:table-cell table:number-columns-repeated="22"/>
        </table:table-row>
        <table:table-row table:style-name="ro1">
          <table:table-cell office:value-type="float" office:value="0.0063" calcext:value-type="float">
            <text:p>0.0063</text:p>
          </table:table-cell>
          <table:table-cell/>
          <table:table-cell office:value-type="float" office:value="0.1018" calcext:value-type="float">
            <text:p>0.1018</text:p>
          </table:table-cell>
          <table:table-cell office:value-type="float" office:value="0.1019" calcext:value-type="float">
            <text:p>0.1019</text:p>
          </table:table-cell>
          <table:table-cell office:value-type="float" office:value="0.11256" calcext:value-type="float">
            <text:p>0.11256</text:p>
          </table:table-cell>
          <table:table-cell office:value-type="float" office:value="0.12514" calcext:value-type="float">
            <text:p>0.12514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2"/>
        </table:table-row>
        <table:table-row table:style-name="ro1">
          <table:table-cell office:value-type="float" office:value="0.0064" calcext:value-type="float">
            <text:p>0.0064</text:p>
          </table:table-cell>
          <table:table-cell/>
          <table:table-cell office:value-type="float" office:value="0.10706" calcext:value-type="float">
            <text:p>0.10706</text:p>
          </table:table-cell>
          <table:table-cell office:value-type="float" office:value="0.11402" calcext:value-type="float">
            <text:p>0.11402</text:p>
          </table:table-cell>
          <table:table-cell office:value-type="float" office:value="0.12474" calcext:value-type="float">
            <text:p>0.12474</text:p>
          </table:table-cell>
          <table:table-cell office:value-type="float" office:value="0.14028" calcext:value-type="float">
            <text:p>0.14028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9498" calcext:value-type="float">
            <text:p>0.09498</text:p>
          </table:table-cell>
          <table:table-cell office:value-type="float" office:value="0.1042" calcext:value-type="float">
            <text:p>0.1042</text:p>
          </table:table-cell>
          <table:table-cell office:value-type="float" office:value="0.11534" calcext:value-type="float">
            <text:p>0.11534</text:p>
          </table:table-cell>
          <table:table-cell office:value-type="float" office:value="0.1284" calcext:value-type="float">
            <text:p>0.1284</text:p>
          </table:table-cell>
          <table:table-cell/>
          <table:table-cell office:value-type="float" office:value="0.0062" calcext:value-type="float">
            <text:p>0.0062</text:p>
          </table:table-cell>
          <table:table-cell office:value-type="float" office:value="0.009516" calcext:value-type="float">
            <text:p>0.009516</text:p>
          </table:table-cell>
          <table:table-cell office:value-type="float" office:value="0.0084433" calcext:value-type="float">
            <text:p>0.0084433</text:p>
          </table:table-cell>
          <table:table-cell office:value-type="float" office:value="0.0082029" calcext:value-type="float">
            <text:p>0.0082029</text:p>
          </table:table-cell>
          <table:table-cell office:value-type="float" office:value="0.0077537" calcext:value-type="float">
            <text:p>0.0077537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127875" calcext:value-type="float">
            <text:p>0.0127875</text:p>
          </table:table-cell>
          <table:table-cell office:value-type="float" office:value="0.010485" calcext:value-type="float">
            <text:p>0.010485</text:p>
          </table:table-cell>
          <table:table-cell office:value-type="float" office:value="0.0103912" calcext:value-type="float">
            <text:p>0.0103912</text:p>
          </table:table-cell>
          <table:table-cell table:number-columns-repeated="22"/>
        </table:table-row>
        <table:table-row table:style-name="ro1">
          <table:table-cell office:value-type="float" office:value="0.0065" calcext:value-type="float">
            <text:p>0.0065</text:p>
          </table:table-cell>
          <table:table-cell/>
          <table:table-cell office:value-type="float" office:value="0.11916" calcext:value-type="float">
            <text:p>0.11916</text:p>
          </table:table-cell>
          <table:table-cell office:value-type="float" office:value="0.1229" calcext:value-type="float">
            <text:p>0.1229</text:p>
          </table:table-cell>
          <table:table-cell office:value-type="float" office:value="0.13702" calcext:value-type="float">
            <text:p>0.13702</text:p>
          </table:table-cell>
          <table:table-cell office:value-type="float" office:value="0.15088" calcext:value-type="float">
            <text:p>0.15088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11156" calcext:value-type="float">
            <text:p>0.11156</text:p>
          </table:table-cell>
          <table:table-cell office:value-type="float" office:value="0.12032" calcext:value-type="float">
            <text:p>0.12032</text:p>
          </table:table-cell>
          <table:table-cell office:value-type="float" office:value="0.13784" calcext:value-type="float">
            <text:p>0.13784</text:p>
          </table:table-cell>
          <table:table-cell office:value-type="float" office:value="0.15702" calcext:value-type="float">
            <text:p>0.15702</text:p>
          </table:table-cell>
          <table:table-cell/>
          <table:table-cell office:value-type="float" office:value="0.0064" calcext:value-type="float">
            <text:p>0.0064</text:p>
          </table:table-cell>
          <table:table-cell office:value-type="float" office:value="0.010688" calcext:value-type="float">
            <text:p>0.010688</text:p>
          </table:table-cell>
          <table:table-cell office:value-type="float" office:value="0.0102717" calcext:value-type="float">
            <text:p>0.0102717</text:p>
          </table:table-cell>
          <table:table-cell office:value-type="float" office:value="0.0097957" calcext:value-type="float">
            <text:p>0.0097957</text:p>
          </table:table-cell>
          <table:table-cell office:value-type="float" office:value="0.0097337" calcext:value-type="float">
            <text:p>0.0097337</text:p>
          </table:table-cell>
          <table:table-cell table:number-columns-repeated="2"/>
          <table:table-cell office:value-type="float" office:value="0.00725" calcext:value-type="float">
            <text:p>0.00725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13405" calcext:value-type="float">
            <text:p>0.013405</text:p>
          </table:table-cell>
          <table:table-cell office:value-type="float" office:value="0.0137613" calcext:value-type="float">
            <text:p>0.0137613</text:p>
          </table:table-cell>
          <table:table-cell table:number-columns-repeated="22"/>
        </table:table-row>
        <table:table-row table:style-name="ro1">
          <table:table-cell office:value-type="float" office:value="0.0066" calcext:value-type="float">
            <text:p>0.0066</text:p>
          </table:table-cell>
          <table:table-cell/>
          <table:table-cell office:value-type="float" office:value="0.1288" calcext:value-type="float">
            <text:p>0.1288</text:p>
          </table:table-cell>
          <table:table-cell office:value-type="float" office:value="0.13386" calcext:value-type="float">
            <text:p>0.13386</text:p>
          </table:table-cell>
          <table:table-cell office:value-type="float" office:value="0.14956" calcext:value-type="float">
            <text:p>0.14956</text:p>
          </table:table-cell>
          <table:table-cell office:value-type="float" office:value="0.16984" calcext:value-type="float">
            <text:p>0.16984</text:p>
          </table:table-cell>
          <table:table-cell table:number-columns-repeated="2"/>
          <table:table-cell office:value-type="float" office:value="0.0066" calcext:value-type="float">
            <text:p>0.0066</text:p>
          </table:table-cell>
          <table:table-cell office:value-type="float" office:value="0.1259" calcext:value-type="float">
            <text:p>0.1259</text:p>
          </table:table-cell>
          <table:table-cell office:value-type="float" office:value="0.14422" calcext:value-type="float">
            <text:p>0.14422</text:p>
          </table:table-cell>
          <table:table-cell office:value-type="float" office:value="0.16538" calcext:value-type="float">
            <text:p>0.16538</text:p>
          </table:table-cell>
          <table:table-cell office:value-type="float" office:value="0.1907" calcext:value-type="float">
            <text:p>0.1907</text:p>
          </table:table-cell>
          <table:table-cell/>
          <table:table-cell office:value-type="float" office:value="0.0066" calcext:value-type="float">
            <text:p>0.0066</text:p>
          </table:table-cell>
          <table:table-cell office:value-type="float" office:value="0.01265" calcext:value-type="float">
            <text:p>0.01265</text:p>
          </table:table-cell>
          <table:table-cell office:value-type="float" office:value="0.012015" calcext:value-type="float">
            <text:p>0.012015</text:p>
          </table:table-cell>
          <table:table-cell office:value-type="float" office:value="0.0117114" calcext:value-type="float">
            <text:p>0.0117114</text:p>
          </table:table-cell>
          <table:table-cell office:value-type="float" office:value="0.0117175" calcext:value-type="float">
            <text:p>0.0117175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176925" calcext:value-type="float">
            <text:p>0.0176925</text:p>
          </table:table-cell>
          <table:table-cell office:value-type="float" office:value="0.01639" calcext:value-type="float">
            <text:p>0.01639</text:p>
          </table:table-cell>
          <table:table-cell office:value-type="float" office:value="0.01713" calcext:value-type="float">
            <text:p>0.01713</text:p>
          </table:table-cell>
          <table:table-cell table:number-columns-repeated="22"/>
        </table:table-row>
        <table:table-row table:style-name="ro1">
          <table:table-cell office:value-type="float" office:value="0.0067" calcext:value-type="float">
            <text:p>0.0067</text:p>
          </table:table-cell>
          <table:table-cell/>
          <table:table-cell office:value-type="float" office:value="0.13282" calcext:value-type="float">
            <text:p>0.13282</text:p>
          </table:table-cell>
          <table:table-cell office:value-type="float" office:value="0.14368" calcext:value-type="float">
            <text:p>0.14368</text:p>
          </table:table-cell>
          <table:table-cell office:value-type="float" office:value="0.16666" calcext:value-type="float">
            <text:p>0.16666</text:p>
          </table:table-cell>
          <table:table-cell office:value-type="float" office:value="0.18846" calcext:value-type="float">
            <text:p>0.18846</text:p>
          </table:table-cell>
          <table:table-cell table:number-columns-repeated="2"/>
          <table:table-cell office:value-type="float" office:value="0.0068" calcext:value-type="float">
            <text:p>0.0068</text:p>
          </table:table-cell>
          <table:table-cell office:value-type="float" office:value="0.1449" calcext:value-type="float">
            <text:p>0.1449</text:p>
          </table:table-cell>
          <table:table-cell office:value-type="float" office:value="0.1659" calcext:value-type="float">
            <text:p>0.1659</text:p>
          </table:table-cell>
          <table:table-cell office:value-type="float" office:value="0.19644" calcext:value-type="float">
            <text:p>0.19644</text:p>
          </table:table-cell>
          <table:table-cell office:value-type="float" office:value="0.22724" calcext:value-type="float">
            <text:p>0.22724</text:p>
          </table:table-cell>
          <table:table-cell/>
          <table:table-cell office:value-type="float" office:value="0.0068" calcext:value-type="float">
            <text:p>0.0068</text:p>
          </table:table-cell>
          <table:table-cell office:value-type="float" office:value="0.01436" calcext:value-type="float">
            <text:p>0.01436</text:p>
          </table:table-cell>
          <table:table-cell office:value-type="float" office:value="0.013965" calcext:value-type="float">
            <text:p>0.013965</text:p>
          </table:table-cell>
          <table:table-cell office:value-type="float" office:value="0.0137729" calcext:value-type="float">
            <text:p>0.0137729</text:p>
          </table:table-cell>
          <table:table-cell office:value-type="float" office:value="0.0141312" calcext:value-type="float">
            <text:p>0.0141312</text:p>
          </table:table-cell>
          <table:table-cell table:number-columns-repeated="2"/>
          <table:table-cell office:value-type="float" office:value="0.00775" calcext:value-type="float">
            <text:p>0.00775</text:p>
          </table:table-cell>
          <table:table-cell office:value-type="float" office:value="0.02056" calcext:value-type="float">
            <text:p>0.02056</text:p>
          </table:table-cell>
          <table:table-cell office:value-type="float" office:value="0.0203183" calcext:value-type="float">
            <text:p>0.0203183</text:p>
          </table:table-cell>
          <table:table-cell office:value-type="float" office:value="0.0215262" calcext:value-type="float">
            <text:p>0.0215262</text:p>
          </table:table-cell>
          <table:table-cell table:number-columns-repeated="22"/>
        </table:table-row>
        <table:table-row table:style-name="ro1">
          <table:table-cell office:value-type="float" office:value="0.0068" calcext:value-type="float">
            <text:p>0.0068</text:p>
          </table:table-cell>
          <table:table-cell/>
          <table:table-cell office:value-type="float" office:value="0.14272" calcext:value-type="float">
            <text:p>0.14272</text:p>
          </table:table-cell>
          <table:table-cell office:value-type="float" office:value="0.15564" calcext:value-type="float">
            <text:p>0.15564</text:p>
          </table:table-cell>
          <table:table-cell office:value-type="float" office:value="0.17558" calcext:value-type="float">
            <text:p>0.17558</text:p>
          </table:table-cell>
          <table:table-cell office:value-type="float" office:value="0.20844" calcext:value-type="float">
            <text:p>0.20844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16576" calcext:value-type="float">
            <text:p>0.16576</text:p>
          </table:table-cell>
          <table:table-cell office:value-type="float" office:value="0.1972" calcext:value-type="float">
            <text:p>0.1972</text:p>
          </table:table-cell>
          <table:table-cell office:value-type="float" office:value="0.23076" calcext:value-type="float">
            <text:p>0.23076</text:p>
          </table:table-cell>
          <table:table-cell office:value-type="float" office:value="0.26684" calcext:value-type="float">
            <text:p>0.26684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0.015778" calcext:value-type="float">
            <text:p>0.015778</text:p>
          </table:table-cell>
          <table:table-cell office:value-type="float" office:value="0.01617" calcext:value-type="float">
            <text:p>0.01617</text:p>
          </table:table-cell>
          <table:table-cell office:value-type="float" office:value="0.0160671" calcext:value-type="float">
            <text:p>0.0160671</text:p>
          </table:table-cell>
          <table:table-cell office:value-type="float" office:value="0.0165475" calcext:value-type="float">
            <text:p>0.0165475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235875" calcext:value-type="float">
            <text:p>0.0235875</text:p>
          </table:table-cell>
          <table:table-cell office:value-type="float" office:value="0.024125" calcext:value-type="float">
            <text:p>0.024125</text:p>
          </table:table-cell>
          <table:table-cell office:value-type="float" office:value="0.0256925" calcext:value-type="float">
            <text:p>0.0256925</text:p>
          </table:table-cell>
          <table:table-cell table:number-columns-repeated="22"/>
        </table:table-row>
        <table:table-row table:style-name="ro1">
          <table:table-cell office:value-type="float" office:value="0.0069" calcext:value-type="float">
            <text:p>0.0069</text:p>
          </table:table-cell>
          <table:table-cell/>
          <table:table-cell office:value-type="float" office:value="0.15368" calcext:value-type="float">
            <text:p>0.15368</text:p>
          </table:table-cell>
          <table:table-cell office:value-type="float" office:value="0.16764" calcext:value-type="float">
            <text:p>0.16764</text:p>
          </table:table-cell>
          <table:table-cell office:value-type="float" office:value="0.19576" calcext:value-type="float">
            <text:p>0.19576</text:p>
          </table:table-cell>
          <table:table-cell office:value-type="float" office:value="0.22852" calcext:value-type="float">
            <text:p>0.22852</text:p>
          </table:table-cell>
          <table:table-cell table:number-columns-repeated="2"/>
          <table:table-cell office:value-type="float" office:value="0.0072" calcext:value-type="float">
            <text:p>0.0072</text:p>
          </table:table-cell>
          <table:table-cell office:value-type="float" office:value="0.18968" calcext:value-type="float">
            <text:p>0.18968</text:p>
          </table:table-cell>
          <table:table-cell office:value-type="float" office:value="0.22184" calcext:value-type="float">
            <text:p>0.22184</text:p>
          </table:table-cell>
          <table:table-cell office:value-type="float" office:value="0.26746" calcext:value-type="float">
            <text:p>0.26746</text:p>
          </table:table-cell>
          <table:table-cell office:value-type="float" office:value="0.30538" calcext:value-type="float">
            <text:p>0.30538</text:p>
          </table:table-cell>
          <table:table-cell/>
          <table:table-cell office:value-type="float" office:value="0.0072" calcext:value-type="float">
            <text:p>0.0072</text:p>
          </table:table-cell>
          <table:table-cell office:value-type="float" office:value="0.01849" calcext:value-type="float">
            <text:p>0.01849</text:p>
          </table:table-cell>
          <table:table-cell office:value-type="float" office:value="0.01816" calcext:value-type="float">
            <text:p>0.01816</text:p>
          </table:table-cell>
          <table:table-cell office:value-type="float" office:value="0.01848" calcext:value-type="float">
            <text:p>0.01848</text:p>
          </table:table-cell>
          <table:table-cell office:value-type="float" office:value="0.01894" calcext:value-type="float">
            <text:p>0.01894</text:p>
          </table:table-cell>
          <table:table-cell table:number-columns-repeated="2"/>
          <table:table-cell office:value-type="float" office:value="0.00825" calcext:value-type="float">
            <text:p>0.00825</text:p>
          </table:table-cell>
          <table:table-cell office:value-type="float" office:value="0.027175" calcext:value-type="float">
            <text:p>0.027175</text:p>
          </table:table-cell>
          <table:table-cell office:value-type="float" office:value="0.0283033" calcext:value-type="float">
            <text:p>0.0283033</text:p>
          </table:table-cell>
          <table:table-cell office:value-type="float" office:value="0.0298025" calcext:value-type="float">
            <text:p>0.0298025</text:p>
          </table:table-cell>
          <table:table-cell table:number-columns-repeated="22"/>
        </table:table-row>
        <table:table-row table:style-name="ro1">
          <table:table-cell office:value-type="float" office:value="0.007" calcext:value-type="float">
            <text:p>0.007</text:p>
          </table:table-cell>
          <table:table-cell/>
          <table:table-cell office:value-type="float" office:value="0.16434" calcext:value-type="float">
            <text:p>0.16434</text:p>
          </table:table-cell>
          <table:table-cell office:value-type="float" office:value="0.17804" calcext:value-type="float">
            <text:p>0.17804</text:p>
          </table:table-cell>
          <table:table-cell office:value-type="float" office:value="0.20734" calcext:value-type="float">
            <text:p>0.20734</text:p>
          </table:table-cell>
          <table:table-cell office:value-type="float" office:value="0.24554" calcext:value-type="float">
            <text:p>0.24554</text:p>
          </table:table-cell>
          <table:table-cell table:number-columns-repeated="2"/>
          <table:table-cell office:value-type="float" office:value="0.0074" calcext:value-type="float">
            <text:p>0.0074</text:p>
          </table:table-cell>
          <table:table-cell office:value-type="float" office:value="0.20828" calcext:value-type="float">
            <text:p>0.20828</text:p>
          </table:table-cell>
          <table:table-cell office:value-type="float" office:value="0.25036" calcext:value-type="float">
            <text:p>0.25036</text:p>
          </table:table-cell>
          <table:table-cell office:value-type="float" office:value="0.30036" calcext:value-type="float">
            <text:p>0.30036</text:p>
          </table:table-cell>
          <table:table-cell office:value-type="float" office:value="0.3525" calcext:value-type="float">
            <text:p>0.3525</text:p>
          </table:table-cell>
          <table:table-cell table:number-columns-repeated="34"/>
        </table:table-row>
        <table:table-row table:style-name="ro1">
          <table:table-cell office:value-type="float" office:value="0.0071" calcext:value-type="float">
            <text:p>0.0071</text:p>
          </table:table-cell>
          <table:table-cell/>
          <table:table-cell office:value-type="float" office:value="0.17268" calcext:value-type="float">
            <text:p>0.17268</text:p>
          </table:table-cell>
          <table:table-cell office:value-type="float" office:value="0.1891" calcext:value-type="float">
            <text:p>0.1891</text:p>
          </table:table-cell>
          <table:table-cell office:value-type="float" office:value="0.22828" calcext:value-type="float">
            <text:p>0.22828</text:p>
          </table:table-cell>
          <table:table-cell table:number-columns-repeated="3"/>
          <table:table-cell office:value-type="float" office:value="0.0076" calcext:value-type="float">
            <text:p>0.0076</text:p>
          </table:table-cell>
          <table:table-cell office:value-type="float" office:value="0.2306" calcext:value-type="float">
            <text:p>0.2306</text:p>
          </table:table-cell>
          <table:table-cell office:value-type="float" office:value="0.28084" calcext:value-type="float">
            <text:p>0.28084</text:p>
          </table:table-cell>
          <table:table-cell office:value-type="float" office:value="0.33298" calcext:value-type="float">
            <text:p>0.33298</text:p>
          </table:table-cell>
          <table:table-cell office:value-type="float" office:value="0.39558" calcext:value-type="float">
            <text:p>0.39558</text:p>
          </table:table-cell>
          <table:table-cell table:number-columns-repeated="34"/>
        </table:table-row>
        <table:table-row table:style-name="ro1">
          <table:table-cell office:value-type="float" office:value="0.0072" calcext:value-type="float">
            <text:p>0.0072</text:p>
          </table:table-cell>
          <table:table-cell/>
          <table:table-cell office:value-type="float" office:value="0.18276" calcext:value-type="float">
            <text:p>0.18276</text:p>
          </table:table-cell>
          <table:table-cell office:value-type="float" office:value="0.20486" calcext:value-type="float">
            <text:p>0.20486</text:p>
          </table:table-cell>
          <table:table-cell office:value-type="float" office:value="0.24442" calcext:value-type="float">
            <text:p>0.24442</text:p>
          </table:table-cell>
          <table:table-cell table:number-columns-repeated="3"/>
          <table:table-cell office:value-type="float" office:value="0.0078" calcext:value-type="float">
            <text:p>0.0078</text:p>
          </table:table-cell>
          <table:table-cell office:value-type="float" office:value="0.25294" calcext:value-type="float">
            <text:p>0.25294</text:p>
          </table:table-cell>
          <table:table-cell office:value-type="float" office:value="0.31008" calcext:value-type="float">
            <text:p>0.31008</text:p>
          </table:table-cell>
          <table:table-cell office:value-type="float" office:value="0.3734" calcext:value-type="float">
            <text:p>0.3734</text:p>
          </table:table-cell>
          <table:table-cell office:value-type="float" office:value="0.43754" calcext:value-type="float">
            <text:p>0.43754</text:p>
          </table:table-cell>
          <table:table-cell table:number-columns-repeated="34"/>
        </table:table-row>
        <table:table-row table:style-name="ro1">
          <table:table-cell office:value-type="float" office:value="0.0073" calcext:value-type="float">
            <text:p>0.0073</text:p>
          </table:table-cell>
          <table:table-cell/>
          <table:table-cell office:value-type="float" office:value="0.19456" calcext:value-type="float">
            <text:p>0.19456</text:p>
          </table:table-cell>
          <table:table-cell office:value-type="float" office:value="0.21832" calcext:value-type="float">
            <text:p>0.21832</text:p>
          </table:table-cell>
          <table:table-cell office:value-type="float" office:value="0.25904" calcext:value-type="float">
            <text:p>0.25904</text:p>
          </table:table-cell>
          <table:table-cell table:number-columns-repeated="3"/>
          <table:table-cell office:value-type="float" office:value="0.008" calcext:value-type="float">
            <text:p>0.008</text:p>
          </table:table-cell>
          <table:table-cell office:value-type="float" office:value="0.28016" calcext:value-type="float">
            <text:p>0.28016</text:p>
          </table:table-cell>
          <table:table-cell office:value-type="float" office:value="0.3425" calcext:value-type="float">
            <text:p>0.3425</text:p>
          </table:table-cell>
          <table:table-cell office:value-type="float" office:value="0.41152" calcext:value-type="float">
            <text:p>0.41152</text:p>
          </table:table-cell>
          <table:table-cell table:formula="of:=0.02983*16" office:value-type="float" office:value="0.47728" calcext:value-type="float">
            <text:p>0.47728</text:p>
          </table:table-cell>
          <table:table-cell table:number-columns-repeated="34"/>
        </table:table-row>
        <table:table-row table:style-name="ro1">
          <table:table-cell office:value-type="float" office:value="0.0074" calcext:value-type="float">
            <text:p>0.0074</text:p>
          </table:table-cell>
          <table:table-cell/>
          <table:table-cell office:value-type="float" office:value="0.20526" calcext:value-type="float">
            <text:p>0.20526</text:p>
          </table:table-cell>
          <table:table-cell office:value-type="float" office:value="0.2333" calcext:value-type="float">
            <text:p>0.2333</text:p>
          </table:table-cell>
          <table:table-cell office:value-type="float" office:value="0.2756" calcext:value-type="float">
            <text:p>0.2756</text:p>
          </table:table-cell>
          <table:table-cell table:number-columns-repeated="3"/>
          <table:table-cell office:value-type="float" office:value="0.0082" calcext:value-type="float">
            <text:p>0.0082</text:p>
          </table:table-cell>
          <table:table-cell office:value-type="float" office:value="0.30418" calcext:value-type="float">
            <text:p>0.30418</text:p>
          </table:table-cell>
          <table:table-cell office:value-type="float" office:value="0.37678" calcext:value-type="float">
            <text:p>0.37678</text:p>
          </table:table-cell>
          <table:table-cell office:value-type="float" office:value="0.44534" calcext:value-type="float">
            <text:p>0.44534</text:p>
          </table:table-cell>
          <table:table-cell table:formula="of:=0.0323625*16" office:value-type="float" office:value="0.5178" calcext:value-type="float">
            <text:p>0.5178</text:p>
          </table:table-cell>
          <table:table-cell/>
          <table:table-cell table:style-name="ce8" office:value-type="string" calcext:value-type="string">
            <text:p>Circuit level error MONOLITHIC -------- reversed rounds method</text:p>
          </table:table-cell>
          <table:table-cell table:style-name="ce8" table:number-columns-repeated="4"/>
          <table:table-cell table:number-columns-repeated="28"/>
        </table:table-row>
        <table:table-row table:style-name="ro1">
          <table:table-cell table:number-columns-repeated="3"/>
          <table:table-cell office:value-type="float" office:value="0.24534" calcext:value-type="float">
            <text:p>0.24534</text:p>
          </table:table-cell>
          <table:table-cell office:value-type="float" office:value="0.29426" calcext:value-type="float">
            <text:p>0.29426</text:p>
          </table:table-cell>
          <table:table-cell table:number-columns-repeated="3"/>
          <table:table-cell office:value-type="float" office:value="0.0084" calcext:value-type="float">
            <text:p>0.0084</text:p>
          </table:table-cell>
          <table:table-cell office:value-type="float" office:value="0.32824" calcext:value-type="float">
            <text:p>0.32824</text:p>
          </table:table-cell>
          <table:table-cell office:value-type="float" office:value="0.40656" calcext:value-type="float">
            <text:p>0.40656</text:p>
          </table:table-cell>
          <table:table-cell office:value-type="float" office:value="0.4765" calcext:value-type="float">
            <text:p>0.4765</text:p>
          </table:table-cell>
          <table:table-cell table:formula="of:=0.034855*16" office:value-type="float" office:value="0.55768" calcext:value-type="float">
            <text:p>0.55768</text:p>
          </table:table-cell>
          <table:table-cell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8"/>
        </table:table-row>
        <table:table-row table:style-name="ro1">
          <table:table-cell table:number-columns-repeated="8"/>
          <table:table-cell office:value-type="float" office:value="0.0086" calcext:value-type="float">
            <text:p>0.0086</text:p>
          </table:table-cell>
          <table:table-cell office:value-type="float" office:value="0.3565" calcext:value-type="float">
            <text:p>0.3565</text:p>
          </table:table-cell>
          <table:table-cell office:value-type="float" office:value="0.43468" calcext:value-type="float">
            <text:p>0.43468</text:p>
          </table:table-cell>
          <table:table-cell office:value-type="float" office:value="0.51862" calcext:value-type="float">
            <text:p>0.51862</text:p>
          </table:table-cell>
          <table:table-cell table:formula="of:=0.0367937*16" office:value-type="float" office:value="0.5886992" calcext:value-type="float">
            <text:p>0.5886992</text:p>
          </table:table-cell>
          <table:table-cell/>
          <table:table-cell office:value-type="float" office:value="0.0062" calcext:value-type="float">
            <text:p>0.0062</text:p>
          </table:table-cell>
          <table:table-cell office:value-type="float" office:value="0.009326" calcext:value-type="float">
            <text:p>0.009326</text:p>
          </table:table-cell>
          <table:table-cell office:value-type="float" office:value="0.00862" calcext:value-type="float">
            <text:p>0.00862</text:p>
          </table:table-cell>
          <table:table-cell office:value-type="float" office:value="0.0078557" calcext:value-type="float">
            <text:p>0.0078557</text:p>
          </table:table-cell>
          <table:table-cell office:value-type="float" office:value="0.0077638" calcext:value-type="float">
            <text:p>0.0077638</text:p>
          </table:table-cell>
          <table:table-cell table:number-columns-repeated="28"/>
        </table:table-row>
        <table:table-row table:style-name="ro1">
          <table:table-cell table:number-columns-repeated="8"/>
          <table:table-cell office:value-type="float" office:value="0.0088" calcext:value-type="float">
            <text:p>0.0088</text:p>
          </table:table-cell>
          <table:table-cell office:value-type="float" office:value="0.38534" calcext:value-type="float">
            <text:p>0.38534</text:p>
          </table:table-cell>
          <table:table-cell office:value-type="float" office:value="0.46594" calcext:value-type="float">
            <text:p>0.46594</text:p>
          </table:table-cell>
          <table:table-cell office:value-type="float" office:value="0.5496" calcext:value-type="float">
            <text:p>0.5496</text:p>
          </table:table-cell>
          <table:table-cell table:formula="of:=0.0385525*16" office:value-type="float" office:value="0.61684" calcext:value-type="float">
            <text:p>0.61684</text:p>
          </table:table-cell>
          <table:table-cell/>
          <table:table-cell office:value-type="float" office:value="0.0064" calcext:value-type="float">
            <text:p>0.0064</text:p>
          </table:table-cell>
          <table:table-cell office:value-type="float" office:value="0.010872" calcext:value-type="float">
            <text:p>0.010872</text:p>
          </table:table-cell>
          <table:table-cell office:value-type="float" office:value="0.0100883" calcext:value-type="float">
            <text:p>0.0100883</text:p>
          </table:table-cell>
          <table:table-cell office:value-type="float" office:value="0.0099486" calcext:value-type="float">
            <text:p>0.0099486</text:p>
          </table:table-cell>
          <table:table-cell office:value-type="float" office:value="0.0097038" calcext:value-type="float">
            <text:p>0.0097038</text:p>
          </table:table-cell>
          <table:table-cell table:number-columns-repeated="28"/>
        </table:table-row>
        <table:table-row table:style-name="ro1">
          <table:table-cell table:number-columns-repeated="8"/>
          <table:table-cell office:value-type="float" office:value="0.009" calcext:value-type="float">
            <text:p>0.009</text:p>
          </table:table-cell>
          <table:table-cell office:value-type="float" office:value="0.41176" calcext:value-type="float">
            <text:p>0.41176</text:p>
          </table:table-cell>
          <table:table-cell office:value-type="float" office:value="0.49778" calcext:value-type="float">
            <text:p>0.49778</text:p>
          </table:table-cell>
          <table:table-cell office:value-type="float" office:value="0.58174" calcext:value-type="float">
            <text:p>0.58174</text:p>
          </table:table-cell>
          <table:table-cell table:formula="of:=0.0403763*16" office:value-type="float" office:value="0.6460208" calcext:value-type="float">
            <text:p>0.6460208</text:p>
          </table:table-cell>
          <table:table-cell/>
          <table:table-cell office:value-type="float" office:value="0.0066" calcext:value-type="float">
            <text:p>0.0066</text:p>
          </table:table-cell>
          <table:table-cell office:value-type="float" office:value="0.012466" calcext:value-type="float">
            <text:p>0.012466</text:p>
          </table:table-cell>
          <table:table-cell office:value-type="float" office:value="0.0119667" calcext:value-type="float">
            <text:p>0.0119667</text:p>
          </table:table-cell>
          <table:table-cell office:value-type="float" office:value="0.0114729" calcext:value-type="float">
            <text:p>0.0114729</text:p>
          </table:table-cell>
          <table:table-cell office:value-type="float" office:value="0.0118375" calcext:value-type="float">
            <text:p>0.0118375</text:p>
          </table:table-cell>
          <table:table-cell table:number-columns-repeated="28"/>
        </table:table-row>
        <table:table-row table:style-name="ro1">
          <table:table-cell table:number-columns-repeated="8"/>
          <table:table-cell office:value-type="float" office:value="0.0092" calcext:value-type="float">
            <text:p>0.0092</text:p>
          </table:table-cell>
          <table:table-cell office:value-type="float" office:value="0.43716" calcext:value-type="float">
            <text:p>0.43716</text:p>
          </table:table-cell>
          <table:table-cell office:value-type="float" office:value="0.5282" calcext:value-type="float">
            <text:p>0.5282</text:p>
          </table:table-cell>
          <table:table-cell office:value-type="float" office:value="0.61134" calcext:value-type="float">
            <text:p>0.61134</text:p>
          </table:table-cell>
          <table:table-cell table:formula="of:=0.0419638*16" office:value-type="float" office:value="0.6714208" calcext:value-type="float">
            <text:p>0.6714208</text:p>
          </table:table-cell>
          <table:table-cell/>
          <table:table-cell office:value-type="float" office:value="0.0068" calcext:value-type="float">
            <text:p>0.0068</text:p>
          </table:table-cell>
          <table:table-cell office:value-type="float" office:value="0.014218" calcext:value-type="float">
            <text:p>0.014218</text:p>
          </table:table-cell>
          <table:table-cell office:value-type="float" office:value="0.0140233" calcext:value-type="float">
            <text:p>0.0140233</text:p>
          </table:table-cell>
          <table:table-cell office:value-type="float" office:value="0.0136871" calcext:value-type="float">
            <text:p>0.0136871</text:p>
          </table:table-cell>
          <table:table-cell office:value-type="float" office:value="0.0140338" calcext:value-type="float">
            <text:p>0.0140338</text:p>
          </table:table-cell>
          <table:table-cell table:number-columns-repeated="28"/>
        </table:table-row>
        <table:table-row table:style-name="ro1">
          <table:table-cell table:number-columns-repeated="8"/>
          <table:table-cell office:value-type="float" office:value="0.0094" calcext:value-type="float">
            <text:p>0.0094</text:p>
          </table:table-cell>
          <table:table-cell office:value-type="float" office:value="0.45644" calcext:value-type="float">
            <text:p>0.45644</text:p>
          </table:table-cell>
          <table:table-cell office:value-type="float" office:value="0.56002" calcext:value-type="float">
            <text:p>0.56002</text:p>
          </table:table-cell>
          <table:table-cell office:value-type="float" office:value="0.63546" calcext:value-type="float">
            <text:p>0.63546</text:p>
          </table:table-cell>
          <table:table-cell table:formula="of:=0.0435763*16" office:value-type="float" office:value="0.6972208" calcext:value-type="float">
            <text:p>0.6972208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0.016086" calcext:value-type="float">
            <text:p>0.016086</text:p>
          </table:table-cell>
          <table:table-cell office:value-type="float" office:value="0.01601" calcext:value-type="float">
            <text:p>0.01601</text:p>
          </table:table-cell>
          <table:table-cell office:value-type="float" office:value="0.0159257" calcext:value-type="float">
            <text:p>0.0159257</text:p>
          </table:table-cell>
          <table:table-cell office:value-type="float" office:value="0.0165088" calcext:value-type="float">
            <text:p>0.0165088</text:p>
          </table:table-cell>
          <table:table-cell table:number-columns-repeated="28"/>
        </table:table-row>
        <table:table-row table:style-name="ro1">
          <table:table-cell table:number-columns-repeated="8"/>
          <table:table-cell office:value-type="float" office:value="0.0096" calcext:value-type="float">
            <text:p>0.0096</text:p>
          </table:table-cell>
          <table:table-cell office:value-type="float" office:value="0.48636" calcext:value-type="float">
            <text:p>0.48636</text:p>
          </table:table-cell>
          <table:table-cell office:value-type="float" office:value="0.58458" calcext:value-type="float">
            <text:p>0.58458</text:p>
          </table:table-cell>
          <table:table-cell office:value-type="float" office:value="0.66216" calcext:value-type="float">
            <text:p>0.66216</text:p>
          </table:table-cell>
          <table:table-cell table:formula="of:=0.0447125*16" office:value-type="float" office:value="0.7154" calcext:value-type="float">
            <text:p>0.7154</text:p>
          </table:table-cell>
          <table:table-cell/>
          <table:table-cell office:value-type="float" office:value="0.0072" calcext:value-type="float">
            <text:p>0.0072</text:p>
          </table:table-cell>
          <table:table-cell office:value-type="float" office:value="0.018196" calcext:value-type="float">
            <text:p>0.018196</text:p>
          </table:table-cell>
          <table:table-cell office:value-type="float" office:value="0.01816" calcext:value-type="float">
            <text:p>0.01816</text:p>
          </table:table-cell>
          <table:table-cell office:value-type="float" office:value="0.01849" calcext:value-type="float">
            <text:p>0.01849</text:p>
          </table:table-cell>
          <table:table-cell office:value-type="float" office:value="0.0190688" calcext:value-type="float">
            <text:p>0.0190688</text:p>
          </table:table-cell>
          <table:table-cell table:number-columns-repeated="28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table:style-name="ce8" office:value-type="string" calcext:value-type="string">
            <text:p>##########################################################################################################################################################################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############################################################################### TESTING CLASSICAL ERASURE <text:s text:c="3"/>METHOD=single_rounds</text:p>
          </table:table-cell>
          <table:table-cell table:number-columns-repeated="3"/>
          <table:table-cell table:style-name="ce8"/>
          <table:table-cell table:number-columns-repeated="42"/>
        </table:table-row>
        <table:table-row table:style-name="ro1">
          <table:table-cell table:number-columns-repeated="4"/>
          <table:table-cell table:style-name="ce8"/>
          <table:table-cell table:number-columns-repeated="42"/>
        </table:table-row>
        <table:table-row table:style-name="ro1">
          <table:table-cell table:style-name="ce8" office:value-type="string" calcext:value-type="string">
            <text:p>MONOLITHIC -------- ignore = 0.025</text:p>
          </table:table-cell>
          <table:table-cell table:style-name="ce8" table:number-columns-repeated="4"/>
          <table:table-cell table:number-columns-repeated="2"/>
          <table:table-cell table:style-name="ce8" office:value-type="string" calcext:value-type="string">
            <text:p>MONOLITHIC -------- ignore = 0.075</text:p>
          </table:table-cell>
          <table:table-cell table:style-name="ce8" table:number-columns-repeated="4"/>
          <table:table-cell table:number-columns-repeated="35"/>
        </table:table-row>
        <table:table-row table:style-name="ro1"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35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794" calcext:value-type="float">
            <text:p>0.00794</text:p>
          </table:table-cell>
          <table:table-cell office:value-type="float" office:value="0.0069817" calcext:value-type="float">
            <text:p>0.0069817</text:p>
          </table:table-cell>
          <table:table-cell office:value-type="float" office:value="0.0065643" calcext:value-type="float">
            <text:p>0.0065643</text:p>
          </table:table-cell>
          <table:table-cell office:value-type="float" office:value="0.0063762" calcext:value-type="float">
            <text:p>0.0063762</text:p>
          </table:table-cell>
          <table:table-cell table:number-columns-repeated="2"/>
          <table:table-cell office:value-type="float" office:value="0.0058" calcext:value-type="float">
            <text:p>0.0058</text:p>
          </table:table-cell>
          <table:table-cell office:value-type="float" office:value="0.007244" calcext:value-type="float">
            <text:p>0.007244</text:p>
          </table:table-cell>
          <table:table-cell office:value-type="float" office:value="0.0062067" calcext:value-type="float">
            <text:p>0.0062067</text:p>
          </table:table-cell>
          <table:table-cell office:value-type="float" office:value="0.0055186" calcext:value-type="float">
            <text:p>0.0055186</text:p>
          </table:table-cell>
          <table:table-cell office:value-type="float" office:value="0.0052625" calcext:value-type="float">
            <text:p>0.0052625</text:p>
          </table:table-cell>
          <table:table-cell table:number-columns-repeated="35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09366" calcext:value-type="float">
            <text:p>0.009366</text:p>
          </table:table-cell>
          <table:table-cell office:value-type="float" office:value="0.0084933" calcext:value-type="float">
            <text:p>0.0084933</text:p>
          </table:table-cell>
          <table:table-cell office:value-type="float" office:value="0.0080329" calcext:value-type="float">
            <text:p>0.0080329</text:p>
          </table:table-cell>
          <table:table-cell office:value-type="float" office:value="0.0080563" calcext:value-type="float">
            <text:p>0.0080563</text:p>
          </table:table-cell>
          <table:table-cell table:number-columns-repeated="2"/>
          <table:table-cell office:value-type="float" office:value="0.0059" calcext:value-type="float">
            <text:p>0.0059</text:p>
          </table:table-cell>
          <table:table-cell office:value-type="float" office:value="0.007668" calcext:value-type="float">
            <text:p>0.007668</text:p>
          </table:table-cell>
          <table:table-cell office:value-type="float" office:value="0.00666" calcext:value-type="float">
            <text:p>0.00666</text:p>
          </table:table-cell>
          <table:table-cell office:value-type="float" office:value="0.0061414" calcext:value-type="float">
            <text:p>0.0061414</text:p>
          </table:table-cell>
          <table:table-cell office:value-type="float" office:value="0.0060037" calcext:value-type="float">
            <text:p>0.0060037</text:p>
          </table:table-cell>
          <table:table-cell table:number-columns-repeated="35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011098" calcext:value-type="float">
            <text:p>0.011098</text:p>
          </table:table-cell>
          <table:table-cell office:value-type="float" office:value="0.01025" calcext:value-type="float">
            <text:p>0.01025</text:p>
          </table:table-cell>
          <table:table-cell office:value-type="float" office:value="0.0099457" calcext:value-type="float">
            <text:p>0.0099457</text:p>
          </table:table-cell>
          <table:table-cell office:value-type="float" office:value="0.009935" calcext:value-type="float">
            <text:p>0.009935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8166" calcext:value-type="float">
            <text:p>0.008166</text:p>
          </table:table-cell>
          <table:table-cell office:value-type="float" office:value="0.0074617" calcext:value-type="float">
            <text:p>0.0074617</text:p>
          </table:table-cell>
          <table:table-cell office:value-type="float" office:value="0.0069371" calcext:value-type="float">
            <text:p>0.0069371</text:p>
          </table:table-cell>
          <table:table-cell office:value-type="float" office:value="0.0067162" calcext:value-type="float">
            <text:p>0.0067162</text:p>
          </table:table-cell>
          <table:table-cell table:number-columns-repeated="35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012512" calcext:value-type="float">
            <text:p>0.012512</text:p>
          </table:table-cell>
          <table:table-cell office:value-type="float" office:value="0.0120133" calcext:value-type="float">
            <text:p>0.0120133</text:p>
          </table:table-cell>
          <table:table-cell office:value-type="float" office:value="0.0117243" calcext:value-type="float">
            <text:p>0.0117243</text:p>
          </table:table-cell>
          <table:table-cell office:value-type="float" office:value="0.0120737" calcext:value-type="float">
            <text:p>0.0120737</text:p>
          </table:table-cell>
          <table:table-cell table:number-columns-repeated="2"/>
          <table:table-cell office:value-type="float" office:value="0.0061" calcext:value-type="float">
            <text:p>0.0061</text:p>
          </table:table-cell>
          <table:table-cell office:value-type="float" office:value="0.008708" calcext:value-type="float">
            <text:p>0.008708</text:p>
          </table:table-cell>
          <table:table-cell office:value-type="float" office:value="0.00793" calcext:value-type="float">
            <text:p>0.00793</text:p>
          </table:table-cell>
          <table:table-cell office:value-type="float" office:value="0.00749" calcext:value-type="float">
            <text:p>0.00749</text:p>
          </table:table-cell>
          <table:table-cell office:value-type="float" office:value="0.0076525" calcext:value-type="float">
            <text:p>0.0076525</text:p>
          </table:table-cell>
          <table:table-cell table:number-columns-repeated="35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014598" calcext:value-type="float">
            <text:p>0.014598</text:p>
          </table:table-cell>
          <table:table-cell office:value-type="float" office:value="0.0138383" calcext:value-type="float">
            <text:p>0.0138383</text:p>
          </table:table-cell>
          <table:table-cell office:value-type="float" office:value="0.0138586" calcext:value-type="float">
            <text:p>0.0138586</text:p>
          </table:table-cell>
          <table:table-cell office:value-type="float" office:value="0.0141825" calcext:value-type="float">
            <text:p>0.0141825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09414" calcext:value-type="float">
            <text:p>0.009414</text:p>
          </table:table-cell>
          <table:table-cell office:value-type="float" office:value="0.009065" calcext:value-type="float">
            <text:p>0.009065</text:p>
          </table:table-cell>
          <table:table-cell office:value-type="float" office:value="0.0084843" calcext:value-type="float">
            <text:p>0.0084843</text:p>
          </table:table-cell>
          <table:table-cell office:value-type="float" office:value="0.0084025" calcext:value-type="float">
            <text:p>0.0084025</text:p>
          </table:table-cell>
          <table:table-cell table:number-columns-repeated="35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6406" calcext:value-type="float">
            <text:p>0.016406</text:p>
          </table:table-cell>
          <table:table-cell office:value-type="float" office:value="0.016115" calcext:value-type="float">
            <text:p>0.016115</text:p>
          </table:table-cell>
          <table:table-cell office:value-type="float" office:value="0.0163143" calcext:value-type="float">
            <text:p>0.0163143</text:p>
          </table:table-cell>
          <table:table-cell office:value-type="float" office:value="0.0167775" calcext:value-type="float">
            <text:p>0.0167775</text:p>
          </table:table-cell>
          <table:table-cell table:number-columns-repeated="2"/>
          <table:table-cell office:value-type="float" office:value="0.0063" calcext:value-type="float">
            <text:p>0.0063</text:p>
          </table:table-cell>
          <table:table-cell office:value-type="float" office:value="0.01023" calcext:value-type="float">
            <text:p>0.01023</text:p>
          </table:table-cell>
          <table:table-cell office:value-type="float" office:value="0.0095467" calcext:value-type="float">
            <text:p>0.0095467</text:p>
          </table:table-cell>
          <table:table-cell office:value-type="float" office:value="0.00946" calcext:value-type="float">
            <text:p>0.00946</text:p>
          </table:table-cell>
          <table:table-cell office:value-type="float" office:value="0.00933" calcext:value-type="float">
            <text:p>0.00933</text:p>
          </table:table-cell>
          <table:table-cell table:number-columns-repeated="35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018322" calcext:value-type="float">
            <text:p>0.018322</text:p>
          </table:table-cell>
          <table:table-cell office:value-type="float" office:value="0.0183217" calcext:value-type="float">
            <text:p>0.0183217</text:p>
          </table:table-cell>
          <table:table-cell office:value-type="float" office:value="0.0186786" calcext:value-type="float">
            <text:p>0.0186786</text:p>
          </table:table-cell>
          <table:table-cell office:value-type="float" office:value="0.0192987" calcext:value-type="float">
            <text:p>0.0192987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011016" calcext:value-type="float">
            <text:p>0.011016</text:p>
          </table:table-cell>
          <table:table-cell office:value-type="float" office:value="0.0104417" calcext:value-type="float">
            <text:p>0.0104417</text:p>
          </table:table-cell>
          <table:table-cell office:value-type="float" office:value="0.0101686" calcext:value-type="float">
            <text:p>0.0101686</text:p>
          </table:table-cell>
          <table:table-cell office:value-type="float" office:value="0.010285" calcext:value-type="float">
            <text:p>0.010285</text:p>
          </table:table-cell>
          <table:table-cell table:number-columns-repeated="35"/>
        </table:table-row>
        <table:table-row table:style-name="ro1">
          <table:table-cell office:value-type="float" office:value="0.0074" calcext:value-type="float">
            <text:p>0.0074</text:p>
          </table:table-cell>
          <table:table-cell office:value-type="float" office:value="0.02061" calcext:value-type="float">
            <text:p>0.02061</text:p>
          </table:table-cell>
          <table:table-cell office:value-type="float" office:value="0.0203033" calcext:value-type="float">
            <text:p>0.0203033</text:p>
          </table:table-cell>
          <table:table-cell office:value-type="float" office:value="0.0211829" calcext:value-type="float">
            <text:p>0.0211829</text:p>
          </table:table-cell>
          <table:table-cell office:value-type="float" office:value="0.0222063" calcext:value-type="float">
            <text:p>0.0222063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11958" calcext:value-type="float">
            <text:p>0.011958</text:p>
          </table:table-cell>
          <table:table-cell office:value-type="float" office:value="0.011225" calcext:value-type="float">
            <text:p>0.011225</text:p>
          </table:table-cell>
          <table:table-cell office:value-type="float" office:value="0.0113286" calcext:value-type="float">
            <text:p>0.0113286</text:p>
          </table:table-cell>
          <table:table-cell office:value-type="float" office:value="0.0111225" calcext:value-type="float">
            <text:p>0.0111225</text:p>
          </table:table-cell>
          <table:table-cell table:number-columns-repeated="35"/>
        </table:table-row>
        <table:table-row table:style-name="ro1">
          <table:table-cell office:value-type="float" office:value="0.0076" calcext:value-type="float">
            <text:p>0.0076</text:p>
          </table:table-cell>
          <table:table-cell office:value-type="float" office:value="0.022634" calcext:value-type="float">
            <text:p>0.022634</text:p>
          </table:table-cell>
          <table:table-cell office:value-type="float" office:value="0.0231283" calcext:value-type="float">
            <text:p>0.0231283</text:p>
          </table:table-cell>
          <table:table-cell office:value-type="float" office:value="0.0240143" calcext:value-type="float">
            <text:p>0.0240143</text:p>
          </table:table-cell>
          <table:table-cell office:value-type="float" office:value="0.0247875" calcext:value-type="float">
            <text:p>0.0247875</text:p>
          </table:table-cell>
          <table:table-cell table:number-columns-repeated="2"/>
          <table:table-cell office:value-type="float" office:value="0.0066" calcext:value-type="float">
            <text:p>0.0066</text:p>
          </table:table-cell>
          <table:table-cell office:value-type="float" office:value="0.01242" calcext:value-type="float">
            <text:p>0.01242</text:p>
          </table:table-cell>
          <table:table-cell office:value-type="float" office:value="0.0122483" calcext:value-type="float">
            <text:p>0.0122483</text:p>
          </table:table-cell>
          <table:table-cell office:value-type="float" office:value="0.0123171" calcext:value-type="float">
            <text:p>0.0123171</text:p>
          </table:table-cell>
          <table:table-cell office:value-type="float" office:value="0.0124375" calcext:value-type="float">
            <text:p>0.0124375</text:p>
          </table:table-cell>
          <table:table-cell table:number-columns-repeated="35"/>
        </table:table-row>
        <table:table-row table:style-name="ro1">
          <table:table-cell office:value-type="float" office:value="0.0078" calcext:value-type="float">
            <text:p>0.0078</text:p>
          </table:table-cell>
          <table:table-cell office:value-type="float" office:value="0.025218" calcext:value-type="float">
            <text:p>0.025218</text:p>
          </table:table-cell>
          <table:table-cell office:value-type="float" office:value="0.0255633" calcext:value-type="float">
            <text:p>0.0255633</text:p>
          </table:table-cell>
          <table:table-cell office:value-type="float" office:value="0.0265171" calcext:value-type="float">
            <text:p>0.0265171</text:p>
          </table:table-cell>
          <table:table-cell office:value-type="float" office:value="0.02739" calcext:value-type="float">
            <text:p>0.02739</text:p>
          </table:table-cell>
          <table:table-cell table:number-columns-repeated="2"/>
          <table:table-cell office:value-type="float" office:value="0.0067" calcext:value-type="float">
            <text:p>0.0067</text:p>
          </table:table-cell>
          <table:table-cell office:value-type="float" office:value="0.013168" calcext:value-type="float">
            <text:p>0.013168</text:p>
          </table:table-cell>
          <table:table-cell office:value-type="float" office:value="0.01304" calcext:value-type="float">
            <text:p>0.01304</text:p>
          </table:table-cell>
          <table:table-cell office:value-type="float" office:value="0.0131314" calcext:value-type="float">
            <text:p>0.0131314</text:p>
          </table:table-cell>
          <table:table-cell office:value-type="float" office:value="0.0134737" calcext:value-type="float">
            <text:p>0.0134737</text:p>
          </table:table-cell>
          <table:table-cell table:number-columns-repeated="35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27792" calcext:value-type="float">
            <text:p>0.027792</text:p>
          </table:table-cell>
          <table:table-cell office:value-type="float" office:value="0.0283017" calcext:value-type="float">
            <text:p>0.0283017</text:p>
          </table:table-cell>
          <table:table-cell office:value-type="float" office:value="0.0290157" calcext:value-type="float">
            <text:p>0.0290157</text:p>
          </table:table-cell>
          <table:table-cell office:value-type="float" office:value="0.0298425" calcext:value-type="float">
            <text:p>0.0298425</text:p>
          </table:table-cell>
          <table:table-cell table:number-columns-repeated="2"/>
          <table:table-cell office:value-type="float" office:value="0.0068" calcext:value-type="float">
            <text:p>0.0068</text:p>
          </table:table-cell>
          <table:table-cell office:value-type="float" office:value="0.014678" calcext:value-type="float">
            <text:p>0.014678</text:p>
          </table:table-cell>
          <table:table-cell office:value-type="float" office:value="0.014165" calcext:value-type="float">
            <text:p>0.014165</text:p>
          </table:table-cell>
          <table:table-cell office:value-type="float" office:value="0.0141943" calcext:value-type="float">
            <text:p>0.0141943</text:p>
          </table:table-cell>
          <table:table-cell office:value-type="float" office:value="0.0148125" calcext:value-type="float">
            <text:p>0.0148125</text:p>
          </table:table-cell>
          <table:table-cell table:number-columns-repeated="35"/>
        </table:table-row>
        <table:table-row table:style-name="ro1">
          <table:table-cell office:value-type="float" office:value="0.0082" calcext:value-type="float">
            <text:p>0.0082</text:p>
          </table:table-cell>
          <table:table-cell office:value-type="float" office:value="0.029978" calcext:value-type="float">
            <text:p>0.029978</text:p>
          </table:table-cell>
          <table:table-cell office:value-type="float" office:value="0.0308783" calcext:value-type="float">
            <text:p>0.0308783</text:p>
          </table:table-cell>
          <table:table-cell office:value-type="float" office:value="0.0317314" calcext:value-type="float">
            <text:p>0.0317314</text:p>
          </table:table-cell>
          <table:table-cell office:value-type="float" office:value="0.0320688" calcext:value-type="float">
            <text:p>0.0320688</text:p>
          </table:table-cell>
          <table:table-cell table:number-columns-repeated="2"/>
          <table:table-cell office:value-type="float" office:value="0.0069" calcext:value-type="float">
            <text:p>0.0069</text:p>
          </table:table-cell>
          <table:table-cell office:value-type="float" office:value="0.015256" calcext:value-type="float">
            <text:p>0.015256</text:p>
          </table:table-cell>
          <table:table-cell office:value-type="float" office:value="0.0151667" calcext:value-type="float">
            <text:p>0.0151667</text:p>
          </table:table-cell>
          <table:table-cell office:value-type="float" office:value="0.0155729" calcext:value-type="float">
            <text:p>0.0155729</text:p>
          </table:table-cell>
          <table:table-cell office:value-type="float" office:value="0.015985" calcext:value-type="float">
            <text:p>0.015985</text:p>
          </table:table-cell>
          <table:table-cell table:number-columns-repeated="35"/>
        </table:table-row>
        <table:table-row table:style-name="ro1">
          <table:table-cell table:number-columns-repeated="7"/>
          <table:table-cell office:value-type="float" office:value="0.007" calcext:value-type="float">
            <text:p>0.007</text:p>
          </table:table-cell>
          <table:table-cell office:value-type="float" office:value="0.016192" calcext:value-type="float">
            <text:p>0.016192</text:p>
          </table:table-cell>
          <table:table-cell office:value-type="float" office:value="0.0161117" calcext:value-type="float">
            <text:p>0.0161117</text:p>
          </table:table-cell>
          <table:table-cell office:value-type="float" office:value="0.0164343" calcext:value-type="float">
            <text:p>0.0164343</text:p>
          </table:table-cell>
          <table:table-cell office:value-type="float" office:value="0.0170875" calcext:value-type="float">
            <text:p>0.0170875</text:p>
          </table:table-cell>
          <table:table-cell table:number-columns-repeated="35"/>
        </table:table-row>
        <table:table-row table:style-name="ro1">
          <table:table-cell table:number-columns-repeated="47"/>
        </table:table-row>
        <table:table-row table:style-name="ro1">
          <table:table-cell table:style-name="ce8" office:value-type="string" calcext:value-type="string">
            <text:p>MONOLITHIC -------- ignore = 0.05</text:p>
          </table:table-cell>
          <table:table-cell table:style-name="ce8" table:number-columns-repeated="4"/>
          <table:table-cell table:number-columns-repeated="42"/>
        </table:table-row>
        <table:table-row table:style-name="ro1"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MONOLITHIC -------- ignore = 0.10</text:p>
          </table:table-cell>
          <table:table-cell table:style-name="ce8" table:number-columns-repeated="4"/>
          <table:table-cell table:number-columns-repeated="35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8554" calcext:value-type="float">
            <text:p>0.008554</text:p>
          </table:table-cell>
          <table:table-cell office:value-type="float" office:value="0.00737" calcext:value-type="float">
            <text:p>0.00737</text:p>
          </table:table-cell>
          <table:table-cell office:value-type="float" office:value="0.0067886" calcext:value-type="float">
            <text:p>0.0067886</text:p>
          </table:table-cell>
          <table:table-cell office:value-type="float" office:value="0.0065912" calcext:value-type="float">
            <text:p>0.0065912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35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0946" calcext:value-type="float">
            <text:p>0.00946</text:p>
          </table:table-cell>
          <table:table-cell office:value-type="float" office:value="0.0087233" calcext:value-type="float">
            <text:p>0.0087233</text:p>
          </table:table-cell>
          <table:table-cell office:value-type="float" office:value="0.0082271" calcext:value-type="float">
            <text:p>0.0082271</text:p>
          </table:table-cell>
          <table:table-cell office:value-type="float" office:value="0.00823" calcext:value-type="float">
            <text:p>0.00823</text:p>
          </table:table-cell>
          <table:table-cell table:number-columns-repeated="2"/>
          <table:table-cell office:value-type="float" office:value="0.0058" calcext:value-type="float">
            <text:p>0.0058</text:p>
          </table:table-cell>
          <table:table-cell office:value-type="float" office:value="0.00691" calcext:value-type="float">
            <text:p>0.00691</text:p>
          </table:table-cell>
          <table:table-cell office:value-type="float" office:value="0.0061117" calcext:value-type="float">
            <text:p>0.0061117</text:p>
          </table:table-cell>
          <table:table-cell office:value-type="float" office:value="0.0056629" calcext:value-type="float">
            <text:p>0.0056629</text:p>
          </table:table-cell>
          <table:table-cell office:value-type="float" office:value="0.0054813" calcext:value-type="float">
            <text:p>0.0054813</text:p>
          </table:table-cell>
          <table:table-cell table:number-columns-repeated="35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010916" calcext:value-type="float">
            <text:p>0.010916</text:p>
          </table:table-cell>
          <table:table-cell office:value-type="float" office:value="0.0102983" calcext:value-type="float">
            <text:p>0.0102983</text:p>
          </table:table-cell>
          <table:table-cell office:value-type="float" office:value="0.0100814" calcext:value-type="float">
            <text:p>0.0100814</text:p>
          </table:table-cell>
          <table:table-cell office:value-type="float" office:value="0.010295" calcext:value-type="float">
            <text:p>0.010295</text:p>
          </table:table-cell>
          <table:table-cell table:number-columns-repeated="2"/>
          <table:table-cell office:value-type="float" office:value="0.0059" calcext:value-type="float">
            <text:p>0.0059</text:p>
          </table:table-cell>
          <table:table-cell office:value-type="float" office:value="0.00761" calcext:value-type="float">
            <text:p>0.00761</text:p>
          </table:table-cell>
          <table:table-cell office:value-type="float" office:value="0.00691" calcext:value-type="float">
            <text:p>0.00691</text:p>
          </table:table-cell>
          <table:table-cell office:value-type="float" office:value="0.0065086" calcext:value-type="float">
            <text:p>0.0065086</text:p>
          </table:table-cell>
          <table:table-cell office:value-type="float" office:value="0.0060775" calcext:value-type="float">
            <text:p>0.0060775</text:p>
          </table:table-cell>
          <table:table-cell table:number-columns-repeated="35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012836" calcext:value-type="float">
            <text:p>0.012836</text:p>
          </table:table-cell>
          <table:table-cell office:value-type="float" office:value="0.0121467" calcext:value-type="float">
            <text:p>0.0121467</text:p>
          </table:table-cell>
          <table:table-cell office:value-type="float" office:value="0.0118429" calcext:value-type="float">
            <text:p>0.0118429</text:p>
          </table:table-cell>
          <table:table-cell office:value-type="float" office:value="0.0119825" calcext:value-type="float">
            <text:p>0.0119825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8336" calcext:value-type="float">
            <text:p>0.008336</text:p>
          </table:table-cell>
          <table:table-cell office:value-type="float" office:value="0.007335" calcext:value-type="float">
            <text:p>0.007335</text:p>
          </table:table-cell>
          <table:table-cell office:value-type="float" office:value="0.0071686" calcext:value-type="float">
            <text:p>0.0071686</text:p>
          </table:table-cell>
          <table:table-cell office:value-type="float" office:value="0.006975" calcext:value-type="float">
            <text:p>0.006975</text:p>
          </table:table-cell>
          <table:table-cell table:number-columns-repeated="35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014262" calcext:value-type="float">
            <text:p>0.014262</text:p>
          </table:table-cell>
          <table:table-cell office:value-type="float" office:value="0.014155" calcext:value-type="float">
            <text:p>0.014155</text:p>
          </table:table-cell>
          <table:table-cell office:value-type="float" office:value="0.0142871" calcext:value-type="float">
            <text:p>0.0142871</text:p>
          </table:table-cell>
          <table:table-cell office:value-type="float" office:value="0.014455" calcext:value-type="float">
            <text:p>0.014455</text:p>
          </table:table-cell>
          <table:table-cell table:number-columns-repeated="2"/>
          <table:table-cell office:value-type="float" office:value="0.0061" calcext:value-type="float">
            <text:p>0.0061</text:p>
          </table:table-cell>
          <table:table-cell office:value-type="float" office:value="0.008938" calcext:value-type="float">
            <text:p>0.008938</text:p>
          </table:table-cell>
          <table:table-cell office:value-type="float" office:value="0.0080867" calcext:value-type="float">
            <text:p>0.0080867</text:p>
          </table:table-cell>
          <table:table-cell office:value-type="float" office:value="0.0078543" calcext:value-type="float">
            <text:p>0.0078543</text:p>
          </table:table-cell>
          <table:table-cell office:value-type="float" office:value="0.0077525" calcext:value-type="float">
            <text:p>0.0077525</text:p>
          </table:table-cell>
          <table:table-cell table:number-columns-repeated="35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626" calcext:value-type="float">
            <text:p>0.01626</text:p>
          </table:table-cell>
          <table:table-cell office:value-type="float" office:value="0.0163283" calcext:value-type="float">
            <text:p>0.0163283</text:p>
          </table:table-cell>
          <table:table-cell office:value-type="float" office:value="0.01626" calcext:value-type="float">
            <text:p>0.01626</text:p>
          </table:table-cell>
          <table:table-cell office:value-type="float" office:value="0.0171225" calcext:value-type="float">
            <text:p>0.0171225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09308" calcext:value-type="float">
            <text:p>0.009308</text:p>
          </table:table-cell>
          <table:table-cell office:value-type="float" office:value="0.00893" calcext:value-type="float">
            <text:p>0.00893</text:p>
          </table:table-cell>
          <table:table-cell office:value-type="float" office:value="0.0085243" calcext:value-type="float">
            <text:p>0.0085243</text:p>
          </table:table-cell>
          <table:table-cell office:value-type="float" office:value="0.0085913" calcext:value-type="float">
            <text:p>0.0085913</text:p>
          </table:table-cell>
          <table:table-cell table:number-columns-repeated="35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018534" calcext:value-type="float">
            <text:p>0.018534</text:p>
          </table:table-cell>
          <table:table-cell office:value-type="float" office:value="0.0182633" calcext:value-type="float">
            <text:p>0.0182633</text:p>
          </table:table-cell>
          <table:table-cell office:value-type="float" office:value="0.0188929" calcext:value-type="float">
            <text:p>0.0188929</text:p>
          </table:table-cell>
          <table:table-cell office:value-type="float" office:value="0.0194713" calcext:value-type="float">
            <text:p>0.0194713</text:p>
          </table:table-cell>
          <table:table-cell table:number-columns-repeated="2"/>
          <table:table-cell office:value-type="float" office:value="0.0063" calcext:value-type="float">
            <text:p>0.0063</text:p>
          </table:table-cell>
          <table:table-cell office:value-type="float" office:value="0.010062" calcext:value-type="float">
            <text:p>0.010062</text:p>
          </table:table-cell>
          <table:table-cell office:value-type="float" office:value="0.00949" calcext:value-type="float">
            <text:p>0.00949</text:p>
          </table:table-cell>
          <table:table-cell office:value-type="float" office:value="0.0092786" calcext:value-type="float">
            <text:p>0.0092786</text:p>
          </table:table-cell>
          <table:table-cell office:value-type="float" office:value="0.0094275" calcext:value-type="float">
            <text:p>0.0094275</text:p>
          </table:table-cell>
          <table:table-cell table:number-columns-repeated="35"/>
        </table:table-row>
        <table:table-row table:style-name="ro1">
          <table:table-cell office:value-type="float" office:value="0.0074" calcext:value-type="float">
            <text:p>0.0074</text:p>
          </table:table-cell>
          <table:table-cell office:value-type="float" office:value="0.020716" calcext:value-type="float">
            <text:p>0.020716</text:p>
          </table:table-cell>
          <table:table-cell office:value-type="float" office:value="0.0207683" calcext:value-type="float">
            <text:p>0.0207683</text:p>
          </table:table-cell>
          <table:table-cell office:value-type="float" office:value="0.0211929" calcext:value-type="float">
            <text:p>0.0211929</text:p>
          </table:table-cell>
          <table:table-cell office:value-type="float" office:value="0.0221187" calcext:value-type="float">
            <text:p>0.0221187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01082" calcext:value-type="float">
            <text:p>0.01082</text:p>
          </table:table-cell>
          <table:table-cell office:value-type="float" office:value="0.0105283" calcext:value-type="float">
            <text:p>0.0105283</text:p>
          </table:table-cell>
          <table:table-cell office:value-type="float" office:value="0.0101357" calcext:value-type="float">
            <text:p>0.0101357</text:p>
          </table:table-cell>
          <table:table-cell office:value-type="float" office:value="0.0104237" calcext:value-type="float">
            <text:p>0.0104237</text:p>
          </table:table-cell>
          <table:table-cell table:number-columns-repeated="35"/>
        </table:table-row>
        <table:table-row table:style-name="ro1">
          <table:table-cell office:value-type="float" office:value="0.0076" calcext:value-type="float">
            <text:p>0.0076</text:p>
          </table:table-cell>
          <table:table-cell office:value-type="float" office:value="0.02307" calcext:value-type="float">
            <text:p>0.02307</text:p>
          </table:table-cell>
          <table:table-cell office:value-type="float" office:value="0.0229767" calcext:value-type="float">
            <text:p>0.0229767</text:p>
          </table:table-cell>
          <table:table-cell office:value-type="float" office:value="0.0239871" calcext:value-type="float">
            <text:p>0.0239871</text:p>
          </table:table-cell>
          <table:table-cell table:number-columns-repeated="3"/>
          <table:table-cell office:value-type="float" office:value="0.0065" calcext:value-type="float">
            <text:p>0.0065</text:p>
          </table:table-cell>
          <table:table-cell office:value-type="float" office:value="0.01195" calcext:value-type="float">
            <text:p>0.01195</text:p>
          </table:table-cell>
          <table:table-cell office:value-type="float" office:value="0.01139" calcext:value-type="float">
            <text:p>0.01139</text:p>
          </table:table-cell>
          <table:table-cell office:value-type="float" office:value="0.0115214" calcext:value-type="float">
            <text:p>0.0115214</text:p>
          </table:table-cell>
          <table:table-cell office:value-type="float" office:value="0.0116063" calcext:value-type="float">
            <text:p>0.0116063</text:p>
          </table:table-cell>
          <table:table-cell table:number-columns-repeated="35"/>
        </table:table-row>
        <table:table-row table:style-name="ro1">
          <table:table-cell office:value-type="float" office:value="0.0078" calcext:value-type="float">
            <text:p>0.0078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0256967" calcext:value-type="float">
            <text:p>0.0256967</text:p>
          </table:table-cell>
          <table:table-cell office:value-type="float" office:value="0.02651" calcext:value-type="float">
            <text:p>0.02651</text:p>
          </table:table-cell>
          <table:table-cell table:number-columns-repeated="3"/>
          <table:table-cell office:value-type="float" office:value="0.0066" calcext:value-type="float">
            <text:p>0.0066</text:p>
          </table:table-cell>
          <table:table-cell office:value-type="float" office:value="0.012382" calcext:value-type="float">
            <text:p>0.012382</text:p>
          </table:table-cell>
          <table:table-cell office:value-type="float" office:value="0.0123567" calcext:value-type="float">
            <text:p>0.0123567</text:p>
          </table:table-cell>
          <table:table-cell office:value-type="float" office:value="0.0122057" calcext:value-type="float">
            <text:p>0.0122057</text:p>
          </table:table-cell>
          <table:table-cell office:value-type="float" office:value="0.0124925" calcext:value-type="float">
            <text:p>0.0124925</text:p>
          </table:table-cell>
          <table:table-cell table:number-columns-repeated="35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27324" calcext:value-type="float">
            <text:p>0.027324</text:p>
          </table:table-cell>
          <table:table-cell office:value-type="float" office:value="0.0281933" calcext:value-type="float">
            <text:p>0.0281933</text:p>
          </table:table-cell>
          <table:table-cell office:value-type="float" office:value="0.0292671" calcext:value-type="float">
            <text:p>0.0292671</text:p>
          </table:table-cell>
          <table:table-cell table:number-columns-repeated="3"/>
          <table:table-cell office:value-type="float" office:value="0.0067" calcext:value-type="float">
            <text:p>0.0067</text:p>
          </table:table-cell>
          <table:table-cell office:value-type="float" office:value="0.013282" calcext:value-type="float">
            <text:p>0.013282</text:p>
          </table:table-cell>
          <table:table-cell office:value-type="float" office:value="0.0133283" calcext:value-type="float">
            <text:p>0.0133283</text:p>
          </table:table-cell>
          <table:table-cell office:value-type="float" office:value="0.0133429" calcext:value-type="float">
            <text:p>0.0133429</text:p>
          </table:table-cell>
          <table:table-cell office:value-type="float" office:value="0.0137838" calcext:value-type="float">
            <text:p>0.0137838</text:p>
          </table:table-cell>
          <table:table-cell table:number-columns-repeated="35"/>
        </table:table-row>
        <table:table-row table:style-name="ro1">
          <table:table-cell office:value-type="float" office:value="0.0082" calcext:value-type="float">
            <text:p>0.0082</text:p>
          </table:table-cell>
          <table:table-cell office:value-type="float" office:value="0.029708" calcext:value-type="float">
            <text:p>0.029708</text:p>
          </table:table-cell>
          <table:table-cell office:value-type="float" office:value="0.0308633" calcext:value-type="float">
            <text:p>0.0308633</text:p>
          </table:table-cell>
          <table:table-cell office:value-type="float" office:value="0.0321529" calcext:value-type="float">
            <text:p>0.0321529</text:p>
          </table:table-cell>
          <table:table-cell table:number-columns-repeated="3"/>
          <table:table-cell office:value-type="float" office:value="0.0068" calcext:value-type="float">
            <text:p>0.0068</text:p>
          </table:table-cell>
          <table:table-cell office:value-type="float" office:value="0.014164" calcext:value-type="float">
            <text:p>0.014164</text:p>
          </table:table-cell>
          <table:table-cell office:value-type="float" office:value="0.014275" calcext:value-type="float">
            <text:p>0.014275</text:p>
          </table:table-cell>
          <table:table-cell office:value-type="float" office:value="0.0144386" calcext:value-type="float">
            <text:p>0.0144386</text:p>
          </table:table-cell>
          <table:table-cell office:value-type="float" office:value="0.01486" calcext:value-type="float">
            <text:p>0.01486</text:p>
          </table:table-cell>
          <table:table-cell table:number-columns-repeated="35"/>
        </table:table-row>
        <table:table-row table:style-name="ro1">
          <table:table-cell table:number-columns-repeated="7"/>
          <table:table-cell office:value-type="float" office:value="0.0069" calcext:value-type="float">
            <text:p>0.0069</text:p>
          </table:table-cell>
          <table:table-cell office:value-type="float" office:value="0.015388" calcext:value-type="float">
            <text:p>0.015388</text:p>
          </table:table-cell>
          <table:table-cell office:value-type="float" office:value="0.0152067" calcext:value-type="float">
            <text:p>0.0152067</text:p>
          </table:table-cell>
          <table:table-cell office:value-type="float" office:value="0.0155329" calcext:value-type="float">
            <text:p>0.0155329</text:p>
          </table:table-cell>
          <table:table-cell office:value-type="float" office:value="0.0161687" calcext:value-type="float">
            <text:p>0.0161687</text:p>
          </table:table-cell>
          <table:table-cell table:number-columns-repeated="35"/>
        </table:table-row>
        <table:table-row table:style-name="ro1">
          <table:table-cell table:number-columns-repeated="7"/>
          <table:table-cell office:value-type="float" office:value="0.007" calcext:value-type="float">
            <text:p>0.007</text:p>
          </table:table-cell>
          <table:table-cell office:value-type="float" office:value="0.01616" calcext:value-type="float">
            <text:p>0.01616</text:p>
          </table:table-cell>
          <table:table-cell office:value-type="float" office:value="0.0162583" calcext:value-type="float">
            <text:p>0.0162583</text:p>
          </table:table-cell>
          <table:table-cell office:value-type="float" office:value="0.0166614" calcext:value-type="float">
            <text:p>0.0166614</text:p>
          </table:table-cell>
          <table:table-cell office:value-type="float" office:value="0.0174225" calcext:value-type="float">
            <text:p>0.0174225</text:p>
          </table:table-cell>
          <table:table-cell table:number-columns-repeated="35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####################################################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############################################################################### RELEVANT THRESHOLDS 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table:style-name="ce8" office:value-type="string" calcext:value-type="string">
            <text:p>Threshold a0 – single_rounds ignore=0.05</text:p>
          </table:table-cell>
          <table:table-cell table:style-name="ce8" table:number-columns-repeated="4"/>
          <table:table-cell table:number-columns-repeated="2"/>
          <table:table-cell table:style-name="ce8" office:value-type="string" calcext:value-type="string">
            <text:p>Threshold a0 parallel – single_rounds ignore=0.05</text:p>
          </table:table-cell>
          <table:table-cell table:style-name="ce8" table:number-columns-repeated="4"/>
          <table:table-cell table:number-columns-repeated="35"/>
        </table:table-row>
        <table:table-row table:style-name="ro1"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3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9634" calcext:value-type="float">
            <text:p>0.009634</text:p>
          </table:table-cell>
          <table:table-cell office:value-type="float" office:value="0.0087667" calcext:value-type="float">
            <text:p>0.0087667</text:p>
          </table:table-cell>
          <table:table-cell office:value-type="float" office:value="0.0084043" calcext:value-type="float">
            <text:p>0.0084043</text:p>
          </table:table-cell>
          <table:table-cell office:value-type="float" office:value="0.0083288" calcext:value-type="float">
            <text:p>0.0083288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0.007988" calcext:value-type="float">
            <text:p>0.007988</text:p>
          </table:table-cell>
          <table:table-cell/>
          <table:table-cell office:value-type="float" office:value="0.00647" calcext:value-type="float">
            <text:p>0.00647</text:p>
          </table:table-cell>
          <table:table-cell office:value-type="float" office:value="0.0061713" calcext:value-type="float">
            <text:p>0.0061713</text:p>
          </table:table-cell>
          <table:table-cell table:number-columns-repeated="3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0768" calcext:value-type="float">
            <text:p>0.010768</text:p>
          </table:table-cell>
          <table:table-cell office:value-type="float" office:value="0.0098017" calcext:value-type="float">
            <text:p>0.0098017</text:p>
          </table:table-cell>
          <table:table-cell office:value-type="float" office:value="0.0099214" calcext:value-type="float">
            <text:p>0.0099214</text:p>
          </table:table-cell>
          <table:table-cell office:value-type="float" office:value="0.0094338" calcext:value-type="float">
            <text:p>0.0094338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0.008516" calcext:value-type="float">
            <text:p>0.008516</text:p>
          </table:table-cell>
          <table:table-cell office:value-type="float" office:value="0.0076267" calcext:value-type="float">
            <text:p>0.0076267</text:p>
          </table:table-cell>
          <table:table-cell office:value-type="float" office:value="0.0073086" calcext:value-type="float">
            <text:p>0.0073086</text:p>
          </table:table-cell>
          <table:table-cell office:value-type="float" office:value="0.0069688" calcext:value-type="float">
            <text:p>0.0069688</text:p>
          </table:table-cell>
          <table:table-cell table:number-columns-repeated="3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1608" calcext:value-type="float">
            <text:p>0.011608</text:p>
          </table:table-cell>
          <table:table-cell office:value-type="float" office:value="0.0108767" calcext:value-type="float">
            <text:p>0.0108767</text:p>
          </table:table-cell>
          <table:table-cell office:value-type="float" office:value="0.0108429" calcext:value-type="float">
            <text:p>0.0108429</text:p>
          </table:table-cell>
          <table:table-cell office:value-type="float" office:value="0.0109587" calcext:value-type="float">
            <text:p>0.0109587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0.0084217" calcext:value-type="float">
            <text:p>0.0084217</text:p>
          </table:table-cell>
          <table:table-cell office:value-type="float" office:value="0.00802" calcext:value-type="float">
            <text:p>0.00802</text:p>
          </table:table-cell>
          <table:table-cell office:value-type="float" office:value="0.0079225" calcext:value-type="float">
            <text:p>0.0079225</text:p>
          </table:table-cell>
          <table:table-cell table:number-columns-repeated="3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3362" calcext:value-type="float">
            <text:p>0.013362</text:p>
          </table:table-cell>
          <table:table-cell office:value-type="float" office:value="0.013005" calcext:value-type="float">
            <text:p>0.013005</text:p>
          </table:table-cell>
          <table:table-cell office:value-type="float" office:value="0.01312" calcext:value-type="float">
            <text:p>0.01312</text:p>
          </table:table-cell>
          <table:table-cell office:value-type="float" office:value="0.0131088" calcext:value-type="float">
            <text:p>0.0131088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0.010018" calcext:value-type="float">
            <text:p>0.010018</text:p>
          </table:table-cell>
          <table:table-cell office:value-type="float" office:value="0.00948" calcext:value-type="float">
            <text:p>0.00948</text:p>
          </table:table-cell>
          <table:table-cell office:value-type="float" office:value="0.0091614" calcext:value-type="float">
            <text:p>0.0091614</text:p>
          </table:table-cell>
          <table:table-cell office:value-type="float" office:value="0.0090612" calcext:value-type="float">
            <text:p>0.0090612</text:p>
          </table:table-cell>
          <table:table-cell table:number-columns-repeated="3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4548" calcext:value-type="float">
            <text:p>0.014548</text:p>
          </table:table-cell>
          <table:table-cell office:value-type="float" office:value="0.0144617" calcext:value-type="float">
            <text:p>0.0144617</text:p>
          </table:table-cell>
          <table:table-cell office:value-type="float" office:value="0.0147243" calcext:value-type="float">
            <text:p>0.0147243</text:p>
          </table:table-cell>
          <table:table-cell office:value-type="float" office:value="0.0150337" calcext:value-type="float">
            <text:p>0.0150337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office:value-type="float" office:value="0.010842" calcext:value-type="float">
            <text:p>0.010842</text:p>
          </table:table-cell>
          <table:table-cell office:value-type="float" office:value="0.010315" calcext:value-type="float">
            <text:p>0.010315</text:p>
          </table:table-cell>
          <table:table-cell office:value-type="float" office:value="0.0098543" calcext:value-type="float">
            <text:p>0.0098543</text:p>
          </table:table-cell>
          <table:table-cell office:value-type="float" office:value="0.0097325" calcext:value-type="float">
            <text:p>0.0097325</text:p>
          </table:table-cell>
          <table:table-cell table:number-columns-repeated="3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6318" calcext:value-type="float">
            <text:p>0.016318</text:p>
          </table:table-cell>
          <table:table-cell office:value-type="float" office:value="0.0166567" calcext:value-type="float">
            <text:p>0.0166567</text:p>
          </table:table-cell>
          <table:table-cell office:value-type="float" office:value="0.0169729" calcext:value-type="float">
            <text:p>0.0169729</text:p>
          </table:table-cell>
          <table:table-cell office:value-type="float" office:value="0.01783" calcext:value-type="float">
            <text:p>0.01783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0.01161" calcext:value-type="float">
            <text:p>0.01161</text:p>
          </table:table-cell>
          <table:table-cell office:value-type="float" office:value="0.010905" calcext:value-type="float">
            <text:p>0.010905</text:p>
          </table:table-cell>
          <table:table-cell office:value-type="float" office:value="0.0109429" calcext:value-type="float">
            <text:p>0.0109429</text:p>
          </table:table-cell>
          <table:table-cell office:value-type="float" office:value="0.0109375" calcext:value-type="float">
            <text:p>0.0109375</text:p>
          </table:table-cell>
          <table:table-cell table:number-columns-repeated="3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1851" calcext:value-type="float">
            <text:p>0.01851</text:p>
          </table:table-cell>
          <table:table-cell office:value-type="float" office:value="0.0191867" calcext:value-type="float">
            <text:p>0.0191867</text:p>
          </table:table-cell>
          <table:table-cell office:value-type="float" office:value="0.0200171" calcext:value-type="float">
            <text:p>0.0200171</text:p>
          </table:table-cell>
          <table:table-cell office:value-type="float" office:value="0.0209112" calcext:value-type="float">
            <text:p>0.0209112</text:p>
          </table:table-cell>
          <table:table-cell table:number-columns-repeated="2"/>
          <table:table-cell office:value-type="float" office:value="3500" calcext:value-type="float">
            <text:p>3500</text:p>
          </table:table-cell>
          <table:table-cell office:value-type="float" office:value="0.012022" calcext:value-type="float">
            <text:p>0.012022</text:p>
          </table:table-cell>
          <table:table-cell office:value-type="float" office:value="0.0117367" calcext:value-type="float">
            <text:p>0.0117367</text:p>
          </table:table-cell>
          <table:table-cell office:value-type="float" office:value="0.0121114" calcext:value-type="float">
            <text:p>0.0121114</text:p>
          </table:table-cell>
          <table:table-cell office:value-type="float" office:value="0.0119625" calcext:value-type="float">
            <text:p>0.0119625</text:p>
          </table:table-cell>
          <table:table-cell table:number-columns-repeated="3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9378" calcext:value-type="float">
            <text:p>0.019378</text:p>
          </table:table-cell>
          <table:table-cell office:value-type="float" office:value="0.0199333" calcext:value-type="float">
            <text:p>0.0199333</text:p>
          </table:table-cell>
          <table:table-cell office:value-type="float" office:value="0.02093" calcext:value-type="float">
            <text:p>0.02093</text:p>
          </table:table-cell>
          <table:table-cell office:value-type="float" office:value="0.0217488" calcext:value-type="float">
            <text:p>0.0217488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0.012882" calcext:value-type="float">
            <text:p>0.012882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129814" calcext:value-type="float">
            <text:p>0.0129814</text:p>
          </table:table-cell>
          <table:table-cell office:value-type="float" office:value="0.01288" calcext:value-type="float">
            <text:p>0.01288</text:p>
          </table:table-cell>
          <table:table-cell table:number-columns-repeated="3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0822" calcext:value-type="float">
            <text:p>0.020822</text:p>
          </table:table-cell>
          <table:table-cell office:value-type="float" office:value="0.0213933" calcext:value-type="float">
            <text:p>0.0213933</text:p>
          </table:table-cell>
          <table:table-cell office:value-type="float" office:value="0.0227457" calcext:value-type="float">
            <text:p>0.0227457</text:p>
          </table:table-cell>
          <table:table-cell office:value-type="float" office:value="0.02371" calcext:value-type="float">
            <text:p>0.02371</text:p>
          </table:table-cell>
          <table:table-cell table:number-columns-repeated="2"/>
          <table:table-cell office:value-type="float" office:value="4500" calcext:value-type="float">
            <text:p>4500</text:p>
          </table:table-cell>
          <table:table-cell office:value-type="float" office:value="0.013704" calcext:value-type="float">
            <text:p>0.013704</text:p>
          </table:table-cell>
          <table:table-cell office:value-type="float" office:value="0.0136867" calcext:value-type="float">
            <text:p>0.0136867</text:p>
          </table:table-cell>
          <table:table-cell office:value-type="float" office:value="0.0139957" calcext:value-type="float">
            <text:p>0.0139957</text:p>
          </table:table-cell>
          <table:table-cell office:value-type="float" office:value="0.0143237" calcext:value-type="float">
            <text:p>0.0143237</text:p>
          </table:table-cell>
          <table:table-cell table:number-columns-repeated="35"/>
        </table:table-row>
        <table:table-row table:style-name="ro1">
          <table:table-cell table:number-columns-repeated="7"/>
          <table:table-cell office:value-type="float" office:value="5000" calcext:value-type="float">
            <text:p>5000</text:p>
          </table:table-cell>
          <table:table-cell office:value-type="float" office:value="0.014948" calcext:value-type="float">
            <text:p>0.01494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57514" calcext:value-type="float">
            <text:p>0.0157514</text:p>
          </table:table-cell>
          <table:table-cell office:value-type="float" office:value="0.0160525" calcext:value-type="float">
            <text:p>0.0160525</text:p>
          </table:table-cell>
          <table:table-cell table:number-columns-repeated="35"/>
        </table:table-row>
        <table:table-row table:style-name="ro1" table:number-rows-repeated="3">
          <table:table-cell table:number-columns-repeated="47"/>
        </table:table-row>
        <table:table-row table:style-name="ro1">
          <table:table-cell table:style-name="ce8" office:value-type="string" calcext:value-type="string">
            <text:p>Threshold eta – single_rounds ignore=0.05</text:p>
          </table:table-cell>
          <table:table-cell table:style-name="ce8" table:number-columns-repeated="4"/>
          <table:table-cell table:number-columns-repeated="2"/>
          <table:table-cell table:style-name="ce8" office:value-type="string" calcext:value-type="string">
            <text:p>Threshold eta PARALLEL – single_rounds ignore=0.05</text:p>
          </table:table-cell>
          <table:table-cell table:style-name="ce8" table:number-columns-repeated="4"/>
          <table:table-cell table:number-columns-repeated="2"/>
          <table:table-cell table:style-name="ce8" office:value-type="string" calcext:value-type="string">
            <text:p>Threshold eta PAIRED – single_rounds ignore=0.05</text:p>
          </table:table-cell>
          <table:table-cell table:style-name="ce8" table:number-columns-repeated="4"/>
          <table:table-cell table:number-columns-repeated="2"/>
          <table:table-cell table:style-name="ce8" office:value-type="string" calcext:value-type="string">
            <text:p>Threshold eta Hybrid – single_rounds ignore=0.05</text:p>
          </table:table-cell>
          <table:table-cell table:style-name="ce8" table:number-columns-repeated="4"/>
          <table:table-cell table:number-columns-repeated="2"/>
          <table:table-cell table:style-name="ce8" office:value-type="string" calcext:value-type="string">
            <text:p>Threshold eta – single_rounds ignore=0.05 –-- TAKE 2</text:p>
          </table:table-cell>
          <table:table-cell table:style-name="ce8" table:number-columns-repeated="4"/>
          <table:table-cell table:number-columns-repeated="2"/>
          <table:table-cell table:style-name="ce8" office:value-type="string" calcext:value-type="string">
            <text:p>Threshold eta PARALLEL – single_rounds ignore=0.05 --- TAKE 2</text:p>
          </table:table-cell>
          <table:table-cell table:style-name="ce8" table:number-columns-repeated="4"/>
          <table:table-cell table:number-columns-repeated="2"/>
          <table:table-cell table:style-name="ce8" office:value-type="string" calcext:value-type="string">
            <text:p>Threshold eta PAIRED – single_rounds ignore=0.05 – TAKE 2</text:p>
          </table:table-cell>
          <table:table-cell table:style-name="ce8" table:number-columns-repeated="4"/>
        </table:table-row>
        <table:table-row table:style-name="ro1"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3"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09044" calcext:value-type="float">
            <text:p>0.009044</text:p>
          </table:table-cell>
          <table:table-cell office:value-type="float" office:value="0.008605" calcext:value-type="float">
            <text:p>0.008605</text:p>
          </table:table-cell>
          <table:table-cell office:value-type="float" office:value="0.0077671" calcext:value-type="float">
            <text:p>0.0077671</text:p>
          </table:table-cell>
          <table:table-cell office:value-type="float" office:value="0.00786" calcext:value-type="float">
            <text:p>0.00786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08168" calcext:value-type="float">
            <text:p>0.008168</text:p>
          </table:table-cell>
          <table:table-cell office:value-type="float" office:value="0.00722" calcext:value-type="float">
            <text:p>0.00722</text:p>
          </table:table-cell>
          <table:table-cell office:value-type="float" office:value="0.0066843" calcext:value-type="float">
            <text:p>0.0066843</text:p>
          </table:table-cell>
          <table:table-cell office:value-type="float" office:value="0.0062725" calcext:value-type="float">
            <text:p>0.0062725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06952" calcext:value-type="float">
            <text:p>0.006952</text:p>
          </table:table-cell>
          <table:table-cell office:value-type="float" office:value="0.005445" calcext:value-type="float">
            <text:p>0.005445</text:p>
          </table:table-cell>
          <table:table-cell office:value-type="float" office:value="0.0047714" calcext:value-type="float">
            <text:p>0.0047714</text:p>
          </table:table-cell>
          <table:table-cell office:value-type="float" office:value="0.0043763" calcext:value-type="float">
            <text:p>0.0043763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/>
          <table:table-cell office:value-type="float" office:value="0.00308" calcext:value-type="float">
            <text:p>0.00308</text:p>
          </table:table-cell>
          <table:table-cell office:value-type="float" office:value="0.0024889" calcext:value-type="float">
            <text:p>0.0024889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office:value-type="float" office:value="0.009568" calcext:value-type="float">
            <text:p>0.009568</text:p>
          </table:table-cell>
          <table:table-cell office:value-type="float" office:value="0.00844" calcext:value-type="float">
            <text:p>0.00844</text:p>
          </table:table-cell>
          <table:table-cell office:value-type="float" office:value="0.0080157" calcext:value-type="float">
            <text:p>0.0080157</text:p>
          </table:table-cell>
          <table:table-cell office:value-type="float" office:value="0.00769" calcext:value-type="float">
            <text:p>0.00769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08068" calcext:value-type="float">
            <text:p>0.008068</text:p>
          </table:table-cell>
          <table:table-cell office:value-type="float" office:value="0.0070983" calcext:value-type="float">
            <text:p>0.0070983</text:p>
          </table:table-cell>
          <table:table-cell office:value-type="float" office:value="0.00655" calcext:value-type="float">
            <text:p>0.00655</text:p>
          </table:table-cell>
          <table:table-cell office:value-type="float" office:value="0.0062725" calcext:value-type="float">
            <text:p>0.0062725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 office:value-type="float" office:value="0.009754" calcext:value-type="float">
            <text:p>0.009754</text:p>
          </table:table-cell>
          <table:table-cell office:value-type="float" office:value="0.0085267" calcext:value-type="float">
            <text:p>0.0085267</text:p>
          </table:table-cell>
          <table:table-cell office:value-type="float" office:value="0.0078129" calcext:value-type="float">
            <text:p>0.0078129</text:p>
          </table:table-cell>
          <table:table-cell office:value-type="float" office:value="0.0072737" calcext:value-type="float">
            <text:p>0.0072737</text:p>
          </table:table-cell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09472" calcext:value-type="float">
            <text:p>0.009472</text:p>
          </table:table-cell>
          <table:table-cell office:value-type="float" office:value="0.0089283" calcext:value-type="float">
            <text:p>0.0089283</text:p>
          </table:table-cell>
          <table:table-cell office:value-type="float" office:value="0.0083729" calcext:value-type="float">
            <text:p>0.0083729</text:p>
          </table:table-cell>
          <table:table-cell office:value-type="float" office:value="0.008365" calcext:value-type="float">
            <text:p>0.008365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08346" calcext:value-type="float">
            <text:p>0.008346</text:p>
          </table:table-cell>
          <table:table-cell office:value-type="float" office:value="0.0073017" calcext:value-type="float">
            <text:p>0.0073017</text:p>
          </table:table-cell>
          <table:table-cell office:value-type="float" office:value="0.0068543" calcext:value-type="float">
            <text:p>0.0068543</text:p>
          </table:table-cell>
          <table:table-cell office:value-type="float" office:value="0.0064388" calcext:value-type="float">
            <text:p>0.0064388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06994" calcext:value-type="float">
            <text:p>0.006994</text:p>
          </table:table-cell>
          <table:table-cell office:value-type="float" office:value="0.0054533" calcext:value-type="float">
            <text:p>0.0054533</text:p>
          </table:table-cell>
          <table:table-cell office:value-type="float" office:value="0.0048043" calcext:value-type="float">
            <text:p>0.0048043</text:p>
          </table:table-cell>
          <table:table-cell office:value-type="float" office:value="0.0044313" calcext:value-type="float">
            <text:p>0.0044313</text:p>
          </table:table-cell>
          <table:table-cell table:number-columns-repeated="2"/>
          <table:table-cell office:value-type="float" office:value="0.0009" calcext:value-type="float">
            <text:p>0.0009</text:p>
          </table:table-cell>
          <table:table-cell office:value-type="float" office:value="0.0049467" calcext:value-type="float">
            <text:p>0.0049467</text:p>
          </table:table-cell>
          <table:table-cell office:value-type="float" office:value="0.0037693" calcext:value-type="float">
            <text:p>0.0037693</text:p>
          </table:table-cell>
          <table:table-cell office:value-type="float" office:value="0.0031633" calcext:value-type="float">
            <text:p>0.0031633</text:p>
          </table:table-cell>
          <table:table-cell table:number-columns-repeated="3"/>
          <table:table-cell office:value-type="float" office:value="0.0095" calcext:value-type="float">
            <text:p>0.0095</text:p>
          </table:table-cell>
          <table:table-cell office:value-type="float" office:value="0.009946" calcext:value-type="float">
            <text:p>0.009946</text:p>
          </table:table-cell>
          <table:table-cell office:value-type="float" office:value="0.0089667" calcext:value-type="float">
            <text:p>0.0089667</text:p>
          </table:table-cell>
          <table:table-cell office:value-type="float" office:value="0.0085157" calcext:value-type="float">
            <text:p>0.0085157</text:p>
          </table:table-cell>
          <table:table-cell office:value-type="float" office:value="0.0082125" calcext:value-type="float">
            <text:p>0.0082125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08252" calcext:value-type="float">
            <text:p>0.008252</text:p>
          </table:table-cell>
          <table:table-cell office:value-type="float" office:value="0.0073433" calcext:value-type="float">
            <text:p>0.0073433</text:p>
          </table:table-cell>
          <table:table-cell office:value-type="float" office:value="0.0067086" calcext:value-type="float">
            <text:p>0.0067086</text:p>
          </table:table-cell>
          <table:table-cell office:value-type="float" office:value="0.006515" calcext:value-type="float">
            <text:p>0.006515</text:p>
          </table:table-cell>
          <table:table-cell table:number-columns-repeated="2"/>
          <table:table-cell office:value-type="float" office:value="0.00175" calcext:value-type="float">
            <text:p>0.00175</text:p>
          </table:table-cell>
          <table:table-cell office:value-type="float" office:value="0.010514" calcext:value-type="float">
            <text:p>0.010514</text:p>
          </table:table-cell>
          <table:table-cell office:value-type="float" office:value="0.0094667" calcext:value-type="float">
            <text:p>0.0094667</text:p>
          </table:table-cell>
          <table:table-cell office:value-type="float" office:value="0.0084686" calcext:value-type="float">
            <text:p>0.0084686</text:p>
          </table:table-cell>
          <table:table-cell office:value-type="float" office:value="0.0079813" calcext:value-type="float">
            <text:p>0.0079813</text:p>
          </table:table-cell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09816" calcext:value-type="float">
            <text:p>0.009816</text:p>
          </table:table-cell>
          <table:table-cell office:value-type="float" office:value="0.0092517" calcext:value-type="float">
            <text:p>0.0092517</text:p>
          </table:table-cell>
          <table:table-cell office:value-type="float" office:value="0.00866" calcext:value-type="float">
            <text:p>0.00866</text:p>
          </table:table-cell>
          <table:table-cell office:value-type="float" office:value="0.0087375" calcext:value-type="float">
            <text:p>0.0087375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0871" calcext:value-type="float">
            <text:p>0.00871</text:p>
          </table:table-cell>
          <table:table-cell office:value-type="float" office:value="0.0076083" calcext:value-type="float">
            <text:p>0.0076083</text:p>
          </table:table-cell>
          <table:table-cell office:value-type="float" office:value="0.0071071" calcext:value-type="float">
            <text:p>0.0071071</text:p>
          </table:table-cell>
          <table:table-cell office:value-type="float" office:value="0.0067738" calcext:value-type="float">
            <text:p>0.0067738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7042" calcext:value-type="float">
            <text:p>0.007042</text:p>
          </table:table-cell>
          <table:table-cell office:value-type="float" office:value="0.005555" calcext:value-type="float">
            <text:p>0.005555</text:p>
          </table:table-cell>
          <table:table-cell office:value-type="float" office:value="0.0048443" calcext:value-type="float">
            <text:p>0.0048443</text:p>
          </table:table-cell>
          <table:table-cell office:value-type="float" office:value="0.004495" calcext:value-type="float">
            <text:p>0.004495</text:p>
          </table:table-cell>
          <table:table-cell table:number-columns-repeated="2"/>
          <table:table-cell office:value-type="float" office:value="0.0008" calcext:value-type="float">
            <text:p>0.0008</text:p>
          </table:table-cell>
          <table:table-cell office:value-type="float" office:value="0.0065433" calcext:value-type="float">
            <text:p>0.0065433</text:p>
          </table:table-cell>
          <table:table-cell office:value-type="float" office:value="0.0052947" calcext:value-type="float">
            <text:p>0.0052947</text:p>
          </table:table-cell>
          <table:table-cell office:value-type="float" office:value="0.0046333" calcext:value-type="float">
            <text:p>0.0046333</text:p>
          </table:table-cell>
          <table:table-cell table:number-columns-repeated="3"/>
          <table:table-cell office:value-type="float" office:value="0.009" calcext:value-type="float">
            <text:p>0.009</text:p>
          </table:table-cell>
          <table:table-cell office:value-type="float" office:value="0.010112" calcext:value-type="float">
            <text:p>0.010112</text:p>
          </table:table-cell>
          <table:table-cell office:value-type="float" office:value="0.0092583" calcext:value-type="float">
            <text:p>0.0092583</text:p>
          </table:table-cell>
          <table:table-cell office:value-type="float" office:value="0.0087729" calcext:value-type="float">
            <text:p>0.0087729</text:p>
          </table:table-cell>
          <table:table-cell office:value-type="float" office:value="0.0086738" calcext:value-type="float">
            <text:p>0.0086738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08534" calcext:value-type="float">
            <text:p>0.008534</text:p>
          </table:table-cell>
          <table:table-cell office:value-type="float" office:value="0.007565" calcext:value-type="float">
            <text:p>0.007565</text:p>
          </table:table-cell>
          <table:table-cell office:value-type="float" office:value="0.0071157" calcext:value-type="float">
            <text:p>0.0071157</text:p>
          </table:table-cell>
          <table:table-cell office:value-type="float" office:value="0.0068525" calcext:value-type="float">
            <text:p>0.0068525</text:p>
          </table:table-cell>
          <table:table-cell table:number-columns-repeated="2"/>
          <table:table-cell office:value-type="float" office:value="0.0015" calcext:value-type="float">
            <text:p>0.0015</text:p>
          </table:table-cell>
          <table:table-cell office:value-type="float" office:value="0.011358" calcext:value-type="float">
            <text:p>0.011358</text:p>
          </table:table-cell>
          <table:table-cell office:value-type="float" office:value="0.0104633" calcext:value-type="float">
            <text:p>0.0104633</text:p>
          </table:table-cell>
          <table:table-cell office:value-type="float" office:value="0.00952" calcext:value-type="float">
            <text:p>0.00952</text:p>
          </table:table-cell>
          <table:table-cell office:value-type="float" office:value="0.0091275" calcext:value-type="float">
            <text:p>0.0091275</text:p>
          </table:table-cell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1025" calcext:value-type="float">
            <text:p>0.01025</text:p>
          </table:table-cell>
          <table:table-cell office:value-type="float" office:value="0.0096733" calcext:value-type="float">
            <text:p>0.0096733</text:p>
          </table:table-cell>
          <table:table-cell office:value-type="float" office:value="0.0093043" calcext:value-type="float">
            <text:p>0.0093043</text:p>
          </table:table-cell>
          <table:table-cell office:value-type="float" office:value="0.0094025" calcext:value-type="float">
            <text:p>0.0094025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08988" calcext:value-type="float">
            <text:p>0.008988</text:p>
          </table:table-cell>
          <table:table-cell office:value-type="float" office:value="0.007845" calcext:value-type="float">
            <text:p>0.007845</text:p>
          </table:table-cell>
          <table:table-cell office:value-type="float" office:value="0.0075314" calcext:value-type="float">
            <text:p>0.0075314</text:p>
          </table:table-cell>
          <table:table-cell office:value-type="float" office:value="0.0071087" calcext:value-type="float">
            <text:p>0.0071087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07202" calcext:value-type="float">
            <text:p>0.007202</text:p>
          </table:table-cell>
          <table:table-cell office:value-type="float" office:value="0.0057017" calcext:value-type="float">
            <text:p>0.0057017</text:p>
          </table:table-cell>
          <table:table-cell office:value-type="float" office:value="0.0050129" calcext:value-type="float">
            <text:p>0.0050129</text:p>
          </table:table-cell>
          <table:table-cell office:value-type="float" office:value="0.0046087" calcext:value-type="float">
            <text:p>0.0046087</text:p>
          </table:table-cell>
          <table:table-cell table:number-columns-repeated="2"/>
          <table:table-cell office:value-type="float" office:value="0.0007" calcext:value-type="float">
            <text:p>0.0007</text:p>
          </table:table-cell>
          <table:table-cell office:value-type="float" office:value="0.0074683" calcext:value-type="float">
            <text:p>0.0074683</text:p>
          </table:table-cell>
          <table:table-cell office:value-type="float" office:value="0.0063907" calcext:value-type="float">
            <text:p>0.0063907</text:p>
          </table:table-cell>
          <table:table-cell office:value-type="float" office:value="0.00576" calcext:value-type="float">
            <text:p>0.00576</text:p>
          </table:table-cell>
          <table:table-cell table:number-columns-repeated="3"/>
          <table:table-cell office:value-type="float" office:value="0.0085" calcext:value-type="float">
            <text:p>0.0085</text:p>
          </table:table-cell>
          <table:table-cell office:value-type="float" office:value="0.010796" calcext:value-type="float">
            <text:p>0.010796</text:p>
          </table:table-cell>
          <table:table-cell office:value-type="float" office:value="0.00989" calcext:value-type="float">
            <text:p>0.00989</text:p>
          </table:table-cell>
          <table:table-cell office:value-type="float" office:value="0.0093629" calcext:value-type="float">
            <text:p>0.0093629</text:p>
          </table:table-cell>
          <table:table-cell office:value-type="float" office:value="0.0092537" calcext:value-type="float">
            <text:p>0.0092537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08792" calcext:value-type="float">
            <text:p>0.008792</text:p>
          </table:table-cell>
          <table:table-cell office:value-type="float" office:value="0.0079183" calcext:value-type="float">
            <text:p>0.0079183</text:p>
          </table:table-cell>
          <table:table-cell office:value-type="float" office:value="0.0073543" calcext:value-type="float">
            <text:p>0.0073543</text:p>
          </table:table-cell>
          <table:table-cell office:value-type="float" office:value="0.0072413" calcext:value-type="float">
            <text:p>0.0072413</text:p>
          </table:table-cell>
          <table:table-cell table:number-columns-repeated="2"/>
          <table:table-cell office:value-type="float" office:value="0.00125" calcext:value-type="float">
            <text:p>0.00125</text:p>
          </table:table-cell>
          <table:table-cell office:value-type="float" office:value="0.012798" calcext:value-type="float">
            <text:p>0.012798</text:p>
          </table:table-cell>
          <table:table-cell office:value-type="float" office:value="0.0118183" calcext:value-type="float">
            <text:p>0.0118183</text:p>
          </table:table-cell>
          <table:table-cell office:value-type="float" office:value="0.0111471" calcext:value-type="float">
            <text:p>0.0111471</text:p>
          </table:table-cell>
          <table:table-cell office:value-type="float" office:value="0.0108587" calcext:value-type="float">
            <text:p>0.0108587</text:p>
          </table:table-cell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0886" calcext:value-type="float">
            <text:p>0.010886</text:p>
          </table:table-cell>
          <table:table-cell office:value-type="float" office:value="0.0103167" calcext:value-type="float">
            <text:p>0.0103167</text:p>
          </table:table-cell>
          <table:table-cell office:value-type="float" office:value="0.0101557" calcext:value-type="float">
            <text:p>0.0101557</text:p>
          </table:table-cell>
          <table:table-cell office:value-type="float" office:value="0.0100237" calcext:value-type="float">
            <text:p>0.0100237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924" calcext:value-type="float">
            <text:p>0.00924</text:p>
          </table:table-cell>
          <table:table-cell office:value-type="float" office:value="0.0081533" calcext:value-type="float">
            <text:p>0.0081533</text:p>
          </table:table-cell>
          <table:table-cell office:value-type="float" office:value="0.0078086" calcext:value-type="float">
            <text:p>0.0078086</text:p>
          </table:table-cell>
          <table:table-cell office:value-type="float" office:value="0.00733" calcext:value-type="float">
            <text:p>0.00733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7246" calcext:value-type="float">
            <text:p>0.007246</text:p>
          </table:table-cell>
          <table:table-cell office:value-type="float" office:value="0.0058167" calcext:value-type="float">
            <text:p>0.0058167</text:p>
          </table:table-cell>
          <table:table-cell office:value-type="float" office:value="0.0051271" calcext:value-type="float">
            <text:p>0.0051271</text:p>
          </table:table-cell>
          <table:table-cell office:value-type="float" office:value="0.0047588" calcext:value-type="float">
            <text:p>0.0047588</text:p>
          </table:table-cell>
          <table:table-cell table:number-columns-repeated="2"/>
          <table:table-cell office:value-type="float" office:value="0.0006" calcext:value-type="float">
            <text:p>0.0006</text:p>
          </table:table-cell>
          <table:table-cell office:value-type="float" office:value="0.0099433" calcext:value-type="float">
            <text:p>0.0099433</text:p>
          </table:table-cell>
          <table:table-cell office:value-type="float" office:value="0.008876" calcext:value-type="float">
            <text:p>0.008876</text:p>
          </table:table-cell>
          <table:table-cell office:value-type="float" office:value="0.00847" calcext:value-type="float">
            <text:p>0.00847</text:p>
          </table:table-cell>
          <table:table-cell table:number-columns-repeated="3"/>
          <table:table-cell office:value-type="float" office:value="0.008" calcext:value-type="float">
            <text:p>0.008</text:p>
          </table:table-cell>
          <table:table-cell office:value-type="float" office:value="0.011424" calcext:value-type="float">
            <text:p>0.011424</text:p>
          </table:table-cell>
          <table:table-cell office:value-type="float" office:value="0.0104017" calcext:value-type="float">
            <text:p>0.0104017</text:p>
          </table:table-cell>
          <table:table-cell office:value-type="float" office:value="0.0100014" calcext:value-type="float">
            <text:p>0.0100014</text:p>
          </table:table-cell>
          <table:table-cell office:value-type="float" office:value="0.0100025" calcext:value-type="float">
            <text:p>0.0100025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0.00833" calcext:value-type="float">
            <text:p>0.00833</text:p>
          </table:table-cell>
          <table:table-cell office:value-type="float" office:value="0.0077157" calcext:value-type="float">
            <text:p>0.0077157</text:p>
          </table:table-cell>
          <table:table-cell office:value-type="float" office:value="0.0076162" calcext:value-type="float">
            <text:p>0.0076162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146317" calcext:value-type="float">
            <text:p>0.0146317</text:p>
          </table:table-cell>
          <table:table-cell office:value-type="float" office:value="0.0141286" calcext:value-type="float">
            <text:p>0.0141286</text:p>
          </table:table-cell>
          <table:table-cell office:value-type="float" office:value="0.01406" calcext:value-type="float">
            <text:p>0.01406</text:p>
          </table:table-cell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11274" calcext:value-type="float">
            <text:p>0.011274</text:p>
          </table:table-cell>
          <table:table-cell office:value-type="float" office:value="0.0105033" calcext:value-type="float">
            <text:p>0.0105033</text:p>
          </table:table-cell>
          <table:table-cell office:value-type="float" office:value="0.0105114" calcext:value-type="float">
            <text:p>0.0105114</text:p>
          </table:table-cell>
          <table:table-cell office:value-type="float" office:value="0.0104062" calcext:value-type="float">
            <text:p>0.0104062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09326" calcext:value-type="float">
            <text:p>0.009326</text:p>
          </table:table-cell>
          <table:table-cell office:value-type="float" office:value="0.008215" calcext:value-type="float">
            <text:p>0.008215</text:p>
          </table:table-cell>
          <table:table-cell office:value-type="float" office:value="0.0080586" calcext:value-type="float">
            <text:p>0.0080586</text:p>
          </table:table-cell>
          <table:table-cell office:value-type="float" office:value="0.00763" calcext:value-type="float">
            <text:p>0.00763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07458" calcext:value-type="float">
            <text:p>0.007458</text:p>
          </table:table-cell>
          <table:table-cell office:value-type="float" office:value="0.0060483" calcext:value-type="float">
            <text:p>0.0060483</text:p>
          </table:table-cell>
          <table:table-cell office:value-type="float" office:value="0.0053043" calcext:value-type="float">
            <text:p>0.0053043</text:p>
          </table:table-cell>
          <table:table-cell office:value-type="float" office:value="0.0049737" calcext:value-type="float">
            <text:p>0.0049737</text:p>
          </table:table-cell>
          <table:table-cell table:number-columns-repeated="2"/>
          <table:table-cell office:value-type="float" office:value="0.0005" calcext:value-type="float">
            <text:p>0.0005</text:p>
          </table:table-cell>
          <table:table-cell office:value-type="float" office:value="0.0141233" calcext:value-type="float">
            <text:p>0.0141233</text:p>
          </table:table-cell>
          <table:table-cell office:value-type="float" office:value="0.0134213" calcext:value-type="float">
            <text:p>0.0134213</text:p>
          </table:table-cell>
          <table:table-cell office:value-type="float" office:value="0.0137311" calcext:value-type="float">
            <text:p>0.0137311</text:p>
          </table:table-cell>
          <table:table-cell table:number-columns-repeated="3"/>
          <table:table-cell office:value-type="float" office:value="0.0075" calcext:value-type="float">
            <text:p>0.0075</text:p>
          </table:table-cell>
          <table:table-cell office:value-type="float" office:value="0.011736" calcext:value-type="float">
            <text:p>0.011736</text:p>
          </table:table-cell>
          <table:table-cell office:value-type="float" office:value="0.0107733" calcext:value-type="float">
            <text:p>0.0107733</text:p>
          </table:table-cell>
          <table:table-cell office:value-type="float" office:value="0.01031" calcext:value-type="float">
            <text:p>0.01031</text:p>
          </table:table-cell>
          <table:table-cell office:value-type="float" office:value="0.0102775" calcext:value-type="float">
            <text:p>0.0102775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09252" calcext:value-type="float">
            <text:p>0.009252</text:p>
          </table:table-cell>
          <table:table-cell office:value-type="float" office:value="0.0084833" calcext:value-type="float">
            <text:p>0.0084833</text:p>
          </table:table-cell>
          <table:table-cell office:value-type="float" office:value="0.0078571" calcext:value-type="float">
            <text:p>0.0078571</text:p>
          </table:table-cell>
          <table:table-cell office:value-type="float" office:value="0.0077712" calcext:value-type="float">
            <text:p>0.0077712</text:p>
          </table:table-cell>
          <table:table-cell table:number-columns-repeated="2"/>
          <table:table-cell office:value-type="float" office:value="0.00075" calcext:value-type="float">
            <text:p>0.00075</text:p>
          </table:table-cell>
          <table:table-cell office:value-type="float" office:value="0.020318" calcext:value-type="float">
            <text:p>0.020318</text:p>
          </table:table-cell>
          <table:table-cell office:value-type="float" office:value="0.0198683" calcext:value-type="float">
            <text:p>0.0198683</text:p>
          </table:table-cell>
          <table:table-cell office:value-type="float" office:value="0.0201943" calcext:value-type="float">
            <text:p>0.0201943</text:p>
          </table:table-cell>
          <table:table-cell office:value-type="float" office:value="0.020815" calcext:value-type="float">
            <text:p>0.020815</text:p>
          </table:table-cell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188" calcext:value-type="float">
            <text:p>0.01188</text:p>
          </table:table-cell>
          <table:table-cell office:value-type="float" office:value="0.0111383" calcext:value-type="float">
            <text:p>0.011138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12537" calcext:value-type="float">
            <text:p>0.0112537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9896" calcext:value-type="float">
            <text:p>0.009896</text:p>
          </table:table-cell>
          <table:table-cell office:value-type="float" office:value="0.00883" calcext:value-type="float">
            <text:p>0.00883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083175" calcext:value-type="float">
            <text:p>0.008317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07438" calcext:value-type="float">
            <text:p>0.007438</text:p>
          </table:table-cell>
          <table:table-cell office:value-type="float" office:value="0.0061017" calcext:value-type="float">
            <text:p>0.0061017</text:p>
          </table:table-cell>
          <table:table-cell office:value-type="float" office:value="0.0053414" calcext:value-type="float">
            <text:p>0.0053414</text:p>
          </table:table-cell>
          <table:table-cell office:value-type="float" office:value="0.0050338" calcext:value-type="float">
            <text:p>0.0050338</text:p>
          </table:table-cell>
          <table:table-cell table:number-columns-repeated="9"/>
          <table:table-cell office:value-type="float" office:value="0.007" calcext:value-type="float">
            <text:p>0.007</text:p>
          </table:table-cell>
          <table:table-cell office:value-type="float" office:value="0.01221" calcext:value-type="float">
            <text:p>0.01221</text:p>
          </table:table-cell>
          <table:table-cell office:value-type="float" office:value="0.011295" calcext:value-type="float">
            <text:p>0.011295</text:p>
          </table:table-cell>
          <table:table-cell office:value-type="float" office:value="0.0110029" calcext:value-type="float">
            <text:p>0.0110029</text:p>
          </table:table-cell>
          <table:table-cell office:value-type="float" office:value="0.0109837" calcext:value-type="float">
            <text:p>0.0109837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9832" calcext:value-type="float">
            <text:p>0.009832</text:p>
          </table:table-cell>
          <table:table-cell office:value-type="float" office:value="0.00918" calcext:value-type="float">
            <text:p>0.00918</text:p>
          </table:table-cell>
          <table:table-cell office:value-type="float" office:value="0.0086629" calcext:value-type="float">
            <text:p>0.0086629</text:p>
          </table:table-cell>
          <table:table-cell office:value-type="float" office:value="0.0085463" calcext:value-type="float">
            <text:p>0.0085463</text:p>
          </table:table-cell>
          <table:table-cell table:number-columns-repeated="2"/>
          <table:table-cell office:value-type="float" office:value="0.0005" calcext:value-type="float">
            <text:p>0.0005</text:p>
          </table:table-cell>
          <table:table-cell office:value-type="float" office:value="0.032676" calcext:value-type="float">
            <text:p>0.032676</text:p>
          </table:table-cell>
          <table:table-cell office:value-type="float" office:value="0.0336283" calcext:value-type="float">
            <text:p>0.0336283</text:p>
          </table:table-cell>
          <table:table-cell office:value-type="float" office:value="0.0346314" calcext:value-type="float">
            <text:p>0.0346314</text:p>
          </table:table-cell>
          <table:table-cell office:value-type="float" office:value="0.0357862" calcext:value-type="float">
            <text:p>0.0357862</text:p>
          </table:table-cell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12382" calcext:value-type="float">
            <text:p>0.012382</text:p>
          </table:table-cell>
          <table:table-cell office:value-type="float" office:value="0.0119317" calcext:value-type="float">
            <text:p>0.0119317</text:p>
          </table:table-cell>
          <table:table-cell office:value-type="float" office:value="0.0118957" calcext:value-type="float">
            <text:p>0.0118957</text:p>
          </table:table-cell>
          <table:table-cell office:value-type="float" office:value="0.0121838" calcext:value-type="float">
            <text:p>0.0121838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1027" calcext:value-type="float">
            <text:p>0.01027</text:p>
          </table:table-cell>
          <table:table-cell office:value-type="float" office:value="0.0094917" calcext:value-type="float">
            <text:p>0.0094917</text:p>
          </table:table-cell>
          <table:table-cell office:value-type="float" office:value="0.0093657" calcext:value-type="float">
            <text:p>0.0093657</text:p>
          </table:table-cell>
          <table:table-cell office:value-type="float" office:value="0.0090013" calcext:value-type="float">
            <text:p>0.0090013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07902" calcext:value-type="float">
            <text:p>0.007902</text:p>
          </table:table-cell>
          <table:table-cell office:value-type="float" office:value="0.0065817" calcext:value-type="float">
            <text:p>0.0065817</text:p>
          </table:table-cell>
          <table:table-cell office:value-type="float" office:value="0.0057757" calcext:value-type="float">
            <text:p>0.0057757</text:p>
          </table:table-cell>
          <table:table-cell office:value-type="float" office:value="0.0054175" calcext:value-type="float">
            <text:p>0.0054175</text:p>
          </table:table-cell>
          <table:table-cell table:number-columns-repeated="2"/>
          <table:table-cell office:value-type="float" office:value="0.0005" calcext:value-type="float">
            <text:p>0.0005</text:p>
          </table:table-cell>
          <table:table-cell office:value-type="float" office:value="0.0139917" calcext:value-type="float">
            <text:p>0.0139917</text:p>
          </table:table-cell>
          <table:table-cell office:value-type="float" office:value="0.0137293" calcext:value-type="float">
            <text:p>0.0137293</text:p>
          </table:table-cell>
          <table:table-cell office:value-type="float" office:value="0.0135933" calcext:value-type="float">
            <text:p>0.0135933</text:p>
          </table:table-cell>
          <table:table-cell table:number-columns-repeated="3"/>
          <table:table-cell office:value-type="float" office:value="0.0065" calcext:value-type="float">
            <text:p>0.0065</text:p>
          </table:table-cell>
          <table:table-cell office:value-type="float" office:value="0.012952" calcext:value-type="float">
            <text:p>0.012952</text:p>
          </table:table-cell>
          <table:table-cell office:value-type="float" office:value="0.01205" calcext:value-type="float">
            <text:p>0.01205</text:p>
          </table:table-cell>
          <table:table-cell office:value-type="float" office:value="0.0117429" calcext:value-type="float">
            <text:p>0.0117429</text:p>
          </table:table-cell>
          <table:table-cell office:value-type="float" office:value="0.0118912" calcext:value-type="float">
            <text:p>0.0118912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10474" calcext:value-type="float">
            <text:p>0.010474</text:p>
          </table:table-cell>
          <table:table-cell office:value-type="float" office:value="0.0097717" calcext:value-type="float">
            <text:p>0.0097717</text:p>
          </table:table-cell>
          <table:table-cell office:value-type="float" office:value="0.00923" calcext:value-type="float">
            <text:p>0.00923</text:p>
          </table:table-cell>
          <table:table-cell office:value-type="float" office:value="0.0091962" calcext:value-type="float">
            <text:p>0.0091962</text:p>
          </table:table-cell>
          <table:table-cell table:number-columns-repeated="7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3298" calcext:value-type="float">
            <text:p>0.013298</text:p>
          </table:table-cell>
          <table:table-cell office:value-type="float" office:value="0.0127633" calcext:value-type="float">
            <text:p>0.0127633</text:p>
          </table:table-cell>
          <table:table-cell office:value-type="float" office:value="0.0127686" calcext:value-type="float">
            <text:p>0.0127686</text:p>
          </table:table-cell>
          <table:table-cell office:value-type="float" office:value="0.0132225" calcext:value-type="float">
            <text:p>0.013222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10858" calcext:value-type="float">
            <text:p>0.010858</text:p>
          </table:table-cell>
          <table:table-cell office:value-type="float" office:value="0.010035" calcext:value-type="float">
            <text:p>0.010035</text:p>
          </table:table-cell>
          <table:table-cell office:value-type="float" office:value="0.0100157" calcext:value-type="float">
            <text:p>0.0100157</text:p>
          </table:table-cell>
          <table:table-cell office:value-type="float" office:value="0.009905" calcext:value-type="float">
            <text:p>0.009905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08282" calcext:value-type="float">
            <text:p>0.008282</text:p>
          </table:table-cell>
          <table:table-cell office:value-type="float" office:value="0.00704" calcext:value-type="float">
            <text:p>0.00704</text:p>
          </table:table-cell>
          <table:table-cell office:value-type="float" office:value="0.0061057" calcext:value-type="float">
            <text:p>0.0061057</text:p>
          </table:table-cell>
          <table:table-cell office:value-type="float" office:value="0.00574" calcext:value-type="float">
            <text:p>0.00574</text:p>
          </table:table-cell>
          <table:table-cell table:number-columns-repeated="2"/>
          <table:table-cell office:value-type="float" office:value="0.00045" calcext:value-type="float">
            <text:p>0.00045</text:p>
          </table:table-cell>
          <table:table-cell office:value-type="float" office:value="0.0185433" calcext:value-type="float">
            <text:p>0.0185433</text:p>
          </table:table-cell>
          <table:table-cell office:value-type="float" office:value="0.018508" calcext:value-type="float">
            <text:p>0.018508</text:p>
          </table:table-cell>
          <table:table-cell office:value-type="float" office:value="0.0188756" calcext:value-type="float">
            <text:p>0.0188756</text:p>
          </table:table-cell>
          <table:table-cell table:number-columns-repeated="3"/>
          <table:table-cell office:value-type="float" office:value="0.006" calcext:value-type="float">
            <text:p>0.006</text:p>
          </table:table-cell>
          <table:table-cell office:value-type="float" office:value="0.013562" calcext:value-type="float">
            <text:p>0.013562</text:p>
          </table:table-cell>
          <table:table-cell office:value-type="float" office:value="0.01293" calcext:value-type="float">
            <text:p>0.01293</text:p>
          </table:table-cell>
          <table:table-cell office:value-type="float" office:value="0.0126229" calcext:value-type="float">
            <text:p>0.0126229</text:p>
          </table:table-cell>
          <table:table-cell office:value-type="float" office:value="0.0129588" calcext:value-type="float">
            <text:p>0.0129588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11136" calcext:value-type="float">
            <text:p>0.011136</text:p>
          </table:table-cell>
          <table:table-cell office:value-type="float" office:value="0.010305" calcext:value-type="float">
            <text:p>0.010305</text:p>
          </table:table-cell>
          <table:table-cell office:value-type="float" office:value="0.0098986" calcext:value-type="float">
            <text:p>0.0098986</text:p>
          </table:table-cell>
          <table:table-cell office:value-type="float" office:value="0.0098963" calcext:value-type="float">
            <text:p>0.0098963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146317" calcext:value-type="float">
            <text:p>0.0146317</text:p>
          </table:table-cell>
          <table:table-cell office:value-type="float" office:value="0.0141286" calcext:value-type="float">
            <text:p>0.0141286</text:p>
          </table:table-cell>
          <table:table-cell office:value-type="float" office:value="0.01406" calcext:value-type="float">
            <text:p>0.01406</text:p>
          </table:table-cell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391" calcext:value-type="float">
            <text:p>0.01391</text:p>
          </table:table-cell>
          <table:table-cell office:value-type="float" office:value="0.0136583" calcext:value-type="float">
            <text:p>0.0136583</text:p>
          </table:table-cell>
          <table:table-cell office:value-type="float" office:value="0.0136071" calcext:value-type="float">
            <text:p>0.0136071</text:p>
          </table:table-cell>
          <table:table-cell office:value-type="float" office:value="0.0141737" calcext:value-type="float">
            <text:p>0.0141737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12124" calcext:value-type="float">
            <text:p>0.012124</text:p>
          </table:table-cell>
          <table:table-cell office:value-type="float" office:value="0.0114933" calcext:value-type="float">
            <text:p>0.0114933</text:p>
          </table:table-cell>
          <table:table-cell office:value-type="float" office:value="0.0116157" calcext:value-type="float">
            <text:p>0.0116157</text:p>
          </table:table-cell>
          <table:table-cell office:value-type="float" office:value="0.0115563" calcext:value-type="float">
            <text:p>0.0115563</text:p>
          </table:table-cell>
          <table:table-cell table:number-columns-repeated="2"/>
          <table:table-cell office:value-type="float" office:value="0.0025" calcext:value-type="float">
            <text:p>0.0025</text:p>
          </table:table-cell>
          <table:table-cell office:value-type="float" office:value="0.009044" calcext:value-type="float">
            <text:p>0.009044</text:p>
          </table:table-cell>
          <table:table-cell office:value-type="float" office:value="0.0075817" calcext:value-type="float">
            <text:p>0.0075817</text:p>
          </table:table-cell>
          <table:table-cell office:value-type="float" office:value="0.0068343" calcext:value-type="float">
            <text:p>0.0068343</text:p>
          </table:table-cell>
          <table:table-cell office:value-type="float" office:value="0.0063538" calcext:value-type="float">
            <text:p>0.0063538</text:p>
          </table:table-cell>
          <table:table-cell table:number-columns-repeated="2"/>
          <table:table-cell office:value-type="float" office:value="0.0004" calcext:value-type="float">
            <text:p>0.0004</text:p>
          </table:table-cell>
          <table:table-cell office:value-type="float" office:value="0.0235733" calcext:value-type="float">
            <text:p>0.0235733</text:p>
          </table:table-cell>
          <table:table-cell office:value-type="float" office:value="0.0246053" calcext:value-type="float">
            <text:p>0.0246053</text:p>
          </table:table-cell>
          <table:table-cell office:value-type="float" office:value="0.0255344" calcext:value-type="float">
            <text:p>0.0255344</text:p>
          </table:table-cell>
          <table:table-cell table:number-columns-repeated="3"/>
          <table:table-cell office:value-type="float" office:value="0.0055" calcext:value-type="float">
            <text:p>0.0055</text:p>
          </table:table-cell>
          <table:table-cell office:value-type="float" office:value="0.014258" calcext:value-type="float">
            <text:p>0.014258</text:p>
          </table:table-cell>
          <table:table-cell office:value-type="float" office:value="0.01367" calcext:value-type="float">
            <text:p>0.01367</text:p>
          </table:table-cell>
          <table:table-cell office:value-type="float" office:value="0.01353" calcext:value-type="float">
            <text:p>0.01353</text:p>
          </table:table-cell>
          <table:table-cell office:value-type="float" office:value="0.01395" calcext:value-type="float">
            <text:p>0.01395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12204" calcext:value-type="float">
            <text:p>0.012204</text:p>
          </table:table-cell>
          <table:table-cell office:value-type="float" office:value="0.011685" calcext:value-type="float">
            <text:p>0.011685</text:p>
          </table:table-cell>
          <table:table-cell office:value-type="float" office:value="0.0113671" calcext:value-type="float">
            <text:p>0.0113671</text:p>
          </table:table-cell>
          <table:table-cell office:value-type="float" office:value="0.0115375" calcext:value-type="float">
            <text:p>0.0115375</text:p>
          </table:table-cell>
          <table:table-cell table:number-columns-repeated="2"/>
          <table:table-cell office:value-type="float" office:value="0.0009" calcext:value-type="float">
            <text:p>0.0009</text:p>
          </table:table-cell>
          <table:table-cell office:value-type="float" office:value="0.017084" calcext:value-type="float">
            <text:p>0.017084</text:p>
          </table:table-cell>
          <table:table-cell office:value-type="float" office:value="0.0162983" calcext:value-type="float">
            <text:p>0.0162983</text:p>
          </table:table-cell>
          <table:table-cell office:value-type="float" office:value="0.0161514" calcext:value-type="float">
            <text:p>0.0161514</text:p>
          </table:table-cell>
          <table:table-cell office:value-type="float" office:value="0.0163875" calcext:value-type="float">
            <text:p>0.0163875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15034" calcext:value-type="float">
            <text:p>0.015034</text:p>
          </table:table-cell>
          <table:table-cell office:value-type="float" office:value="0.0147933" calcext:value-type="float">
            <text:p>0.0147933</text:p>
          </table:table-cell>
          <table:table-cell office:value-type="float" office:value="0.0148686" calcext:value-type="float">
            <text:p>0.0148686</text:p>
          </table:table-cell>
          <table:table-cell office:value-type="float" office:value="0.0154462" calcext:value-type="float">
            <text:p>0.0154462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13422" calcext:value-type="float">
            <text:p>0.013422</text:p>
          </table:table-cell>
          <table:table-cell office:value-type="float" office:value="0.012835" calcext:value-type="float">
            <text:p>0.012835</text:p>
          </table:table-cell>
          <table:table-cell office:value-type="float" office:value="0.0130886" calcext:value-type="float">
            <text:p>0.0130886</text:p>
          </table:table-cell>
          <table:table-cell office:value-type="float" office:value="0.0131675" calcext:value-type="float">
            <text:p>0.0131675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 office:value-type="float" office:value="0.009878" calcext:value-type="float">
            <text:p>0.009878</text:p>
          </table:table-cell>
          <table:table-cell office:value-type="float" office:value="0.00852" calcext:value-type="float">
            <text:p>0.00852</text:p>
          </table:table-cell>
          <table:table-cell office:value-type="float" office:value="0.0077286" calcext:value-type="float">
            <text:p>0.0077286</text:p>
          </table:table-cell>
          <table:table-cell office:value-type="float" office:value="0.0073688" calcext:value-type="float">
            <text:p>0.0073688</text:p>
          </table:table-cell>
          <table:table-cell table:number-columns-repeated="2"/>
          <table:table-cell office:value-type="float" office:value="0.00035" calcext:value-type="float">
            <text:p>0.00035</text:p>
          </table:table-cell>
          <table:table-cell office:value-type="float" office:value="0.0322567" calcext:value-type="float">
            <text:p>0.0322567</text:p>
          </table:table-cell>
          <table:table-cell office:value-type="float" office:value="0.033584" calcext:value-type="float">
            <text:p>0.033584</text:p>
          </table:table-cell>
          <table:table-cell office:value-type="float" office:value="0.0346733" calcext:value-type="float">
            <text:p>0.0346733</text:p>
          </table:table-cell>
          <table:table-cell table:number-columns-repeated="3"/>
          <table:table-cell office:value-type="float" office:value="0.005" calcext:value-type="float">
            <text:p>0.005</text:p>
          </table:table-cell>
          <table:table-cell office:value-type="float" office:value="0.015174" calcext:value-type="float">
            <text:p>0.015174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149143" calcext:value-type="float">
            <text:p>0.0149143</text:p>
          </table:table-cell>
          <table:table-cell office:value-type="float" office:value="0.0153913" calcext:value-type="float">
            <text:p>0.0153913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13558" calcext:value-type="float">
            <text:p>0.013558</text:p>
          </table:table-cell>
          <table:table-cell office:value-type="float" office:value="0.0131817" calcext:value-type="float">
            <text:p>0.0131817</text:p>
          </table:table-cell>
          <table:table-cell office:value-type="float" office:value="0.0130071" calcext:value-type="float">
            <text:p>0.0130071</text:p>
          </table:table-cell>
          <table:table-cell office:value-type="float" office:value="0.01315" calcext:value-type="float">
            <text:p>0.01315</text:p>
          </table:table-cell>
          <table:table-cell table:number-columns-repeated="2"/>
          <table:table-cell office:value-type="float" office:value="0.0008" calcext:value-type="float">
            <text:p>0.0008</text:p>
          </table:table-cell>
          <table:table-cell office:value-type="float" office:value="0.019096" calcext:value-type="float">
            <text:p>0.019096</text:p>
          </table:table-cell>
          <table:table-cell office:value-type="float" office:value="0.018545" calcext:value-type="float">
            <text:p>0.018545</text:p>
          </table:table-cell>
          <table:table-cell office:value-type="float" office:value="0.0186329" calcext:value-type="float">
            <text:p>0.0186329</text:p>
          </table:table-cell>
          <table:table-cell office:value-type="float" office:value="0.0191638" calcext:value-type="float">
            <text:p>0.0191638</text:p>
          </table:table-cell>
        </table:table-row>
        <table:table-row table:style-name="ro1">
          <table:table-cell table:number-columns-repeated="7"/>
          <table:table-cell office:value-type="float" office:value="0.0025" calcext:value-type="float">
            <text:p>0.0025</text:p>
          </table:table-cell>
          <table:table-cell office:value-type="float" office:value="0.016004" calcext:value-type="float">
            <text:p>0.016004</text:p>
          </table:table-cell>
          <table:table-cell office:value-type="float" office:value="0.0154283" calcext:value-type="float">
            <text:p>0.0154283</text:p>
          </table:table-cell>
          <table:table-cell office:value-type="float" office:value="0.0164229" calcext:value-type="float">
            <text:p>0.0164229</text:p>
          </table:table-cell>
          <table:table-cell office:value-type="float" office:value="0.0166738" calcext:value-type="float">
            <text:p>0.0166738</text:p>
          </table:table-cell>
          <table:table-cell table:number-columns-repeated="2"/>
          <table:table-cell office:value-type="float" office:value="0.0015" calcext:value-type="float">
            <text:p>0.0015</text:p>
          </table:table-cell>
          <table:table-cell office:value-type="float" office:value="0.011442" calcext:value-type="float">
            <text:p>0.011442</text:p>
          </table:table-cell>
          <table:table-cell office:value-type="float" office:value="0.0102633" calcext:value-type="float">
            <text:p>0.0102633</text:p>
          </table:table-cell>
          <table:table-cell office:value-type="float" office:value="0.0094186" calcext:value-type="float">
            <text:p>0.0094186</text:p>
          </table:table-cell>
          <table:table-cell office:value-type="float" office:value="0.0092313" calcext:value-type="float">
            <text:p>0.0092313</text:p>
          </table:table-cell>
          <table:table-cell table:number-columns-repeated="2"/>
          <table:table-cell office:value-type="float" office:value="0.0003" calcext:value-type="float">
            <text:p>0.0003</text:p>
          </table:table-cell>
          <table:table-cell office:value-type="float" office:value="0.046475" calcext:value-type="float">
            <text:p>0.046475</text:p>
          </table:table-cell>
          <table:table-cell office:value-type="float" office:value="0.0467973" calcext:value-type="float">
            <text:p>0.0467973</text:p>
          </table:table-cell>
          <table:table-cell office:value-type="float" office:value="0.0450133" calcext:value-type="float">
            <text:p>0.0450133</text:p>
          </table:table-cell>
          <table:table-cell table:number-columns-repeated="10"/>
          <table:table-cell office:value-type="float" office:value="0.0025" calcext:value-type="float">
            <text:p>0.0025</text:p>
          </table:table-cell>
          <table:table-cell office:value-type="float" office:value="0.016002" calcext:value-type="float">
            <text:p>0.016002</text:p>
          </table:table-cell>
          <table:table-cell office:value-type="float" office:value="0.0158033" calcext:value-type="float">
            <text:p>0.0158033</text:p>
          </table:table-cell>
          <table:table-cell office:value-type="float" office:value="0.0159329" calcext:value-type="float">
            <text:p>0.0159329</text:p>
          </table:table-cell>
          <table:table-cell office:value-type="float" office:value="0.016515" calcext:value-type="float">
            <text:p>0.016515</text:p>
          </table:table-cell>
          <table:table-cell table:number-columns-repeated="2"/>
          <table:table-cell office:value-type="float" office:value="0.0007" calcext:value-type="float">
            <text:p>0.0007</text:p>
          </table:table-cell>
          <table:table-cell office:value-type="float" office:value="0.021772" calcext:value-type="float">
            <text:p>0.021772</text:p>
          </table:table-cell>
          <table:table-cell office:value-type="float" office:value="0.0215933" calcext:value-type="float">
            <text:p>0.0215933</text:p>
          </table:table-cell>
          <table:table-cell office:value-type="float" office:value="0.0219986" calcext:value-type="float">
            <text:p>0.0219986</text:p>
          </table:table-cell>
          <table:table-cell office:value-type="float" office:value="0.0227425" calcext:value-type="float">
            <text:p>0.0227425</text:p>
          </table:table-cell>
        </table:table-row>
        <table:table-row table:style-name="ro1">
          <table:table-cell table:number-columns-repeated="7"/>
          <table:table-cell office:value-type="float" office:value="0.002" calcext:value-type="float">
            <text:p>0.002</text:p>
          </table:table-cell>
          <table:table-cell office:value-type="float" office:value="0.019568" calcext:value-type="float">
            <text:p>0.019568</text:p>
          </table:table-cell>
          <table:table-cell office:value-type="float" office:value="0.0197567" calcext:value-type="float">
            <text:p>0.0197567</text:p>
          </table:table-cell>
          <table:table-cell office:value-type="float" office:value="0.0208657" calcext:value-type="float">
            <text:p>0.0208657</text:p>
          </table:table-cell>
          <table:table-cell office:value-type="float" office:value="0.0212438" calcext:value-type="float">
            <text:p>0.0212438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office:value-type="float" office:value="0.015182" calcext:value-type="float">
            <text:p>0.015182</text:p>
          </table:table-cell>
          <table:table-cell office:value-type="float" office:value="0.01441" calcext:value-type="float">
            <text:p>0.01441</text:p>
          </table:table-cell>
          <table:table-cell office:value-type="float" office:value="0.0140443" calcext:value-type="float">
            <text:p>0.0140443</text:p>
          </table:table-cell>
          <table:table-cell office:value-type="float" office:value="0.0144287" calcext:value-type="float">
            <text:p>0.0144287</text:p>
          </table:table-cell>
          <table:table-cell table:number-columns-repeated="2"/>
          <table:table-cell office:value-type="float" office:value="0.00025" calcext:value-type="float">
            <text:p>0.00025</text:p>
          </table:table-cell>
          <table:table-cell office:value-type="float" office:value="0.0572483" calcext:value-type="float">
            <text:p>0.0572483</text:p>
          </table:table-cell>
          <table:table-cell office:value-type="float" office:value="0.0548773" calcext:value-type="float">
            <text:p>0.0548773</text:p>
          </table:table-cell>
          <table:table-cell office:value-type="float" office:value="0.0495489" calcext:value-type="float">
            <text:p>0.0495489</text:p>
          </table:table-cell>
          <table:table-cell table:number-columns-repeated="10"/>
          <table:table-cell office:value-type="float" office:value="0.002" calcext:value-type="float">
            <text:p>0.002</text:p>
          </table:table-cell>
          <table:table-cell office:value-type="float" office:value="0.019664" calcext:value-type="float">
            <text:p>0.019664</text:p>
          </table:table-cell>
          <table:table-cell office:value-type="float" office:value="0.0200067" calcext:value-type="float">
            <text:p>0.0200067</text:p>
          </table:table-cell>
          <table:table-cell office:value-type="float" office:value="0.0205857" calcext:value-type="float">
            <text:p>0.0205857</text:p>
          </table:table-cell>
          <table:table-cell office:value-type="float" office:value="0.021355" calcext:value-type="float">
            <text:p>0.021355</text:p>
          </table:table-cell>
          <table:table-cell table:number-columns-repeated="2"/>
          <table:table-cell office:value-type="float" office:value="0.0006" calcext:value-type="float">
            <text:p>0.0006</text:p>
          </table:table-cell>
          <table:table-cell office:value-type="float" office:value="0.026084" calcext:value-type="float">
            <text:p>0.026084</text:p>
          </table:table-cell>
          <table:table-cell office:value-type="float" office:value="0.02599" calcext:value-type="float">
            <text:p>0.02599</text:p>
          </table:table-cell>
          <table:table-cell office:value-type="float" office:value="0.02704" calcext:value-type="float">
            <text:p>0.02704</text:p>
          </table:table-cell>
          <table:table-cell office:value-type="float" office:value="0.0278425" calcext:value-type="float">
            <text:p>0.0278425</text:p>
          </table:table-cell>
        </table:table-row>
        <table:table-row table:style-name="ro1">
          <table:table-cell table:number-columns-repeated="14"/>
          <table:table-cell office:value-type="float" office:value="0.0005" calcext:value-type="float">
            <text:p>0.0005</text:p>
          </table:table-cell>
          <table:table-cell office:value-type="float" office:value="0.032662" calcext:value-type="float">
            <text:p>0.032662</text:p>
          </table:table-cell>
          <table:table-cell office:value-type="float" office:value="0.0336967" calcext:value-type="float">
            <text:p>0.0336967</text:p>
          </table:table-cell>
          <table:table-cell office:value-type="float" office:value="0.0350271" calcext:value-type="float">
            <text:p>0.0350271</text:p>
          </table:table-cell>
          <table:table-cell office:value-type="float" office:value="0.0357712" calcext:value-type="float">
            <text:p>0.0357712</text:p>
          </table:table-cell>
          <table:table-cell table:number-columns-repeated="2"/>
          <table:table-cell office:value-type="float" office:value="0.0002" calcext:value-type="float">
            <text:p>0.0002</text:p>
          </table:table-cell>
          <table:table-cell office:value-type="float" office:value="0.0709533" calcext:value-type="float">
            <text:p>0.0709533</text:p>
          </table:table-cell>
          <table:table-cell office:value-type="float" office:value="0.0609493" calcext:value-type="float">
            <text:p>0.0609493</text:p>
          </table:table-cell>
          <table:table-cell office:value-type="float" office:value="0.0518378" calcext:value-type="float">
            <text:p>0.0518378</text:p>
          </table:table-cell>
          <table:table-cell table:number-columns-repeated="17"/>
          <table:table-cell office:value-type="float" office:value="0.0005" calcext:value-type="float">
            <text:p>0.0005</text:p>
          </table:table-cell>
          <table:table-cell office:value-type="float" office:value="0.032676" calcext:value-type="float">
            <text:p>0.032676</text:p>
          </table:table-cell>
          <table:table-cell office:value-type="float" office:value="0.0336283" calcext:value-type="float">
            <text:p>0.0336283</text:p>
          </table:table-cell>
          <table:table-cell office:value-type="float" office:value="0.0346314" calcext:value-type="float">
            <text:p>0.0346314</text:p>
          </table:table-cell>
          <table:table-cell office:value-type="float" office:value="0.0357862" calcext:value-type="float">
            <text:p>0.0357862</text:p>
          </table:table-cell>
        </table:table-row>
        <table:table-row table:style-name="ro1" table:number-rows-repeated="2">
          <table:table-cell table:number-columns-repeated="47"/>
        </table:table-row>
        <table:table-row table:style-name="ro1">
          <table:table-cell table:style-name="ce8" office:value-type="string" calcext:value-type="string">
            <text:p>Threshold pg – single_rounds ignore=0.05</text:p>
          </table:table-cell>
          <table:table-cell table:style-name="ce8" table:number-columns-repeated="4"/>
          <table:table-cell table:number-columns-repeated="2"/>
          <table:table-cell table:style-name="ce8" office:value-type="string" calcext:value-type="string">
            <text:p>Threshold pg Parallel – single_rounds ignore=0.05</text:p>
          </table:table-cell>
          <table:table-cell table:style-name="ce8" table:number-columns-repeated="4"/>
          <table:table-cell table:number-columns-repeated="2"/>
          <table:table-cell table:style-name="ce8" office:value-type="string" calcext:value-type="string">
            <text:p>Threshold pg Paired – single_rounds ignore=0.05</text:p>
          </table:table-cell>
          <table:table-cell table:style-name="ce8" table:number-columns-repeated="4"/>
          <table:table-cell table:number-columns-repeated="2"/>
          <table:table-cell table:style-name="ce8" office:value-type="string" calcext:value-type="string">
            <text:p>Threshold pg Hybrid – single_rounds ignore=0.05</text:p>
          </table:table-cell>
          <table:table-cell table:style-name="ce8" table:number-columns-repeated="4"/>
          <table:table-cell table:number-columns-repeated="21"/>
        </table:table-row>
        <table:table-row table:style-name="ro1"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21"/>
        </table:table-row>
        <table:table-row table:style-name="ro1">
          <table:table-cell table:style-name="ce9" office:value-type="float" office:value="0.003" calcext:value-type="float">
            <text:p>0.003</text:p>
          </table:table-cell>
          <table:table-cell table:style-name="ce18" office:value-type="float" office:value="0.009044" calcext:value-type="float">
            <text:p>0.009044</text:p>
          </table:table-cell>
          <table:table-cell table:style-name="ce18" office:value-type="float" office:value="0.008605" calcext:value-type="float">
            <text:p>0.008605</text:p>
          </table:table-cell>
          <table:table-cell table:style-name="ce18" office:value-type="float" office:value="0.0077671" calcext:value-type="float">
            <text:p>0.0077671</text:p>
          </table:table-cell>
          <table:table-cell table:style-name="ce20" office:value-type="float" office:value="0.00786" calcext:value-type="float">
            <text:p>0.00786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table:number-columns-repeated="6"/>
          <table:table-cell office:value-type="float" office:value="0.0032" calcext:value-type="float">
            <text:p>0.0032</text:p>
          </table:table-cell>
          <table:table-cell office:value-type="float" office:value="0.009378" calcext:value-type="float">
            <text:p>0.009378</text:p>
          </table:table-cell>
          <table:table-cell office:value-type="float" office:value="0.0082233" calcext:value-type="float">
            <text:p>0.0082233</text:p>
          </table:table-cell>
          <table:table-cell office:value-type="float" office:value="0.0075043" calcext:value-type="float">
            <text:p>0.0075043</text:p>
          </table:table-cell>
          <table:table-cell office:value-type="float" office:value="0.00731" calcext:value-type="float">
            <text:p>0.00731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055667" calcext:value-type="float">
            <text:p>0.0055667</text:p>
          </table:table-cell>
          <table:table-cell office:value-type="float" office:value="0.0036183" calcext:value-type="float">
            <text:p>0.0036183</text:p>
          </table:table-cell>
          <table:table-cell office:value-type="float" office:value="0.0024693" calcext:value-type="float">
            <text:p>0.0024693</text:p>
          </table:table-cell>
          <table:table-cell office:value-type="float" office:value="0.00186" calcext:value-type="float">
            <text:p>0.00186</text:p>
          </table:table-cell>
          <table:table-cell table:number-columns-repeated="21"/>
        </table:table-row>
        <table:table-row table:style-name="ro1">
          <table:table-cell table:style-name="ce16" office:value-type="float" office:value="0.0031" calcext:value-type="float">
            <text:p>0.0031</text:p>
          </table:table-cell>
          <table:table-cell office:value-type="float" office:value="0.011486" calcext:value-type="float">
            <text:p>0.011486</text:p>
          </table:table-cell>
          <table:table-cell office:value-type="float" office:value="0.0105583" calcext:value-type="float">
            <text:p>0.0105583</text:p>
          </table:table-cell>
          <table:table-cell office:value-type="float" office:value="0.0103557" calcext:value-type="float">
            <text:p>0.0103557</text:p>
          </table:table-cell>
          <table:table-cell table:style-name="ce21" office:value-type="float" office:value="0.0103475" calcext:value-type="float">
            <text:p>0.0103475</text:p>
          </table:table-cell>
          <table:table-cell table:number-columns-repeated="2"/>
          <table:table-cell table:style-name="ce9" office:value-type="float" office:value="0.0031" calcext:value-type="float">
            <text:p>0.0031</text:p>
          </table:table-cell>
          <table:table-cell table:style-name="ce18" office:value-type="float" office:value="0.009446" calcext:value-type="float">
            <text:p>0.009446</text:p>
          </table:table-cell>
          <table:table-cell table:style-name="ce18" office:value-type="float" office:value="0.0084033" calcext:value-type="float">
            <text:p>0.0084033</text:p>
          </table:table-cell>
          <table:table-cell table:style-name="ce18" office:value-type="float" office:value="0.0079929" calcext:value-type="float">
            <text:p>0.0079929</text:p>
          </table:table-cell>
          <table:table-cell table:style-name="ce20" office:value-type="float" office:value="0.0078013" calcext:value-type="float">
            <text:p>0.0078013</text:p>
          </table:table-cell>
          <table:table-cell table:number-columns-repeated="2"/>
          <table:table-cell table:style-name="ce9" office:value-type="float" office:value="0.0033" calcext:value-type="float">
            <text:p>0.0033</text:p>
          </table:table-cell>
          <table:table-cell table:style-name="ce18" office:value-type="float" office:value="0.010862" calcext:value-type="float">
            <text:p>0.010862</text:p>
          </table:table-cell>
          <table:table-cell table:style-name="ce18" office:value-type="float" office:value="0.0100833" calcext:value-type="float">
            <text:p>0.0100833</text:p>
          </table:table-cell>
          <table:table-cell table:style-name="ce18" office:value-type="float" office:value="0.0093514" calcext:value-type="float">
            <text:p>0.0093514</text:p>
          </table:table-cell>
          <table:table-cell table:style-name="ce20" office:value-type="float" office:value="0.0090963" calcext:value-type="float">
            <text:p>0.0090963</text:p>
          </table:table-cell>
          <table:table-cell table:number-columns-repeated="2"/>
          <table:table-cell office:value-type="float" office:value="0.0036" calcext:value-type="float">
            <text:p>0.0036</text:p>
          </table:table-cell>
          <table:table-cell office:value-type="float" office:value="0.0065133" calcext:value-type="float">
            <text:p>0.0065133</text:p>
          </table:table-cell>
          <table:table-cell office:value-type="float" office:value="0.0043283" calcext:value-type="float">
            <text:p>0.0043283</text:p>
          </table:table-cell>
          <table:table-cell office:value-type="float" office:value="0.0033613" calcext:value-type="float">
            <text:p>0.0033613</text:p>
          </table:table-cell>
          <table:table-cell office:value-type="float" office:value="0.0026711" calcext:value-type="float">
            <text:p>0.0026711</text:p>
          </table:table-cell>
          <table:table-cell table:number-columns-repeated="21"/>
        </table:table-row>
        <table:table-row table:style-name="ro1">
          <table:table-cell table:style-name="ce16" office:value-type="float" office:value="0.0032" calcext:value-type="float">
            <text:p>0.0032</text:p>
          </table:table-cell>
          <table:table-cell office:value-type="float" office:value="0.013874" calcext:value-type="float">
            <text:p>0.013874</text:p>
          </table:table-cell>
          <table:table-cell office:value-type="float" office:value="0.0133367" calcext:value-type="float">
            <text:p>0.0133367</text:p>
          </table:table-cell>
          <table:table-cell office:value-type="float" office:value="0.0135429" calcext:value-type="float">
            <text:p>0.0135429</text:p>
          </table:table-cell>
          <table:table-cell table:style-name="ce21" office:value-type="float" office:value="0.0137112" calcext:value-type="float">
            <text:p>0.0137112</text:p>
          </table:table-cell>
          <table:table-cell table:number-columns-repeated="2"/>
          <table:table-cell table:style-name="ce16" office:value-type="float" office:value="0.0032" calcext:value-type="float">
            <text:p>0.0032</text:p>
          </table:table-cell>
          <table:table-cell office:value-type="float" office:value="0.011414" calcext:value-type="float">
            <text:p>0.011414</text:p>
          </table:table-cell>
          <table:table-cell office:value-type="float" office:value="0.0104567" calcext:value-type="float">
            <text:p>0.0104567</text:p>
          </table:table-cell>
          <table:table-cell office:value-type="float" office:value="0.0103671" calcext:value-type="float">
            <text:p>0.0103671</text:p>
          </table:table-cell>
          <table:table-cell table:style-name="ce21" office:value-type="float" office:value="0.0102187" calcext:value-type="float">
            <text:p>0.0102187</text:p>
          </table:table-cell>
          <table:table-cell table:number-columns-repeated="2"/>
          <table:table-cell table:style-name="ce16" office:value-type="float" office:value="0.0034" calcext:value-type="float">
            <text:p>0.0034</text:p>
          </table:table-cell>
          <table:table-cell office:value-type="float" office:value="0.012984" calcext:value-type="float">
            <text:p>0.012984</text:p>
          </table:table-cell>
          <table:table-cell office:value-type="float" office:value="0.0123083" calcext:value-type="float">
            <text:p>0.0123083</text:p>
          </table:table-cell>
          <table:table-cell office:value-type="float" office:value="0.0117743" calcext:value-type="float">
            <text:p>0.0117743</text:p>
          </table:table-cell>
          <table:table-cell table:style-name="ce21" office:value-type="float" office:value="0.0115362" calcext:value-type="float">
            <text:p>0.0115362</text:p>
          </table:table-cell>
          <table:table-cell table:number-columns-repeated="2"/>
          <table:table-cell office:value-type="float" office:value="0.0037" calcext:value-type="float">
            <text:p>0.0037</text:p>
          </table:table-cell>
          <table:table-cell office:value-type="float" office:value="0.0074778" calcext:value-type="float">
            <text:p>0.0074778</text:p>
          </table:table-cell>
          <table:table-cell office:value-type="float" office:value="0.0053633" calcext:value-type="float">
            <text:p>0.0053633</text:p>
          </table:table-cell>
          <table:table-cell office:value-type="float" office:value="0.004092" calcext:value-type="float">
            <text:p>0.004092</text:p>
          </table:table-cell>
          <table:table-cell office:value-type="float" office:value="0.0035467" calcext:value-type="float">
            <text:p>0.0035467</text:p>
          </table:table-cell>
          <table:table-cell table:number-columns-repeated="21"/>
        </table:table-row>
        <table:table-row table:style-name="ro1">
          <table:table-cell table:style-name="ce16" office:value-type="float" office:value="0.0033" calcext:value-type="float">
            <text:p>0.0033</text:p>
          </table:table-cell>
          <table:table-cell office:value-type="float" office:value="0.01661" calcext:value-type="float">
            <text:p>0.01661</text:p>
          </table:table-cell>
          <table:table-cell office:value-type="float" office:value="0.01643" calcext:value-type="float">
            <text:p>0.01643</text:p>
          </table:table-cell>
          <table:table-cell office:value-type="float" office:value="0.01671" calcext:value-type="float">
            <text:p>0.01671</text:p>
          </table:table-cell>
          <table:table-cell table:style-name="ce21" office:value-type="float" office:value="0.0173388" calcext:value-type="float">
            <text:p>0.0173388</text:p>
          </table:table-cell>
          <table:table-cell table:number-columns-repeated="2"/>
          <table:table-cell table:style-name="ce16" office:value-type="float" office:value="0.0033" calcext:value-type="float">
            <text:p>0.0033</text:p>
          </table:table-cell>
          <table:table-cell office:value-type="float" office:value="0.013974" calcext:value-type="float">
            <text:p>0.013974</text:p>
          </table:table-cell>
          <table:table-cell office:value-type="float" office:value="0.0135983" calcext:value-type="float">
            <text:p>0.0135983</text:p>
          </table:table-cell>
          <table:table-cell office:value-type="float" office:value="0.0136771" calcext:value-type="float">
            <text:p>0.0136771</text:p>
          </table:table-cell>
          <table:table-cell table:style-name="ce21" office:value-type="float" office:value="0.0139337" calcext:value-type="float">
            <text:p>0.0139337</text:p>
          </table:table-cell>
          <table:table-cell table:number-columns-repeated="2"/>
          <table:table-cell table:style-name="ce16" office:value-type="float" office:value="0.0035" calcext:value-type="float">
            <text:p>0.0035</text:p>
          </table:table-cell>
          <table:table-cell office:value-type="float" office:value="0.015206" calcext:value-type="float">
            <text:p>0.015206</text:p>
          </table:table-cell>
          <table:table-cell office:value-type="float" office:value="0.014565" calcext:value-type="float">
            <text:p>0.014565</text:p>
          </table:table-cell>
          <table:table-cell office:value-type="float" office:value="0.0142857" calcext:value-type="float">
            <text:p>0.0142857</text:p>
          </table:table-cell>
          <table:table-cell table:style-name="ce21" office:value-type="float" office:value="0.0144125" calcext:value-type="float">
            <text:p>0.0144125</text:p>
          </table:table-cell>
          <table:table-cell table:number-columns-repeated="2"/>
          <table:table-cell office:value-type="float" office:value="0.0038" calcext:value-type="float">
            <text:p>0.0038</text:p>
          </table:table-cell>
          <table:table-cell office:value-type="float" office:value="0.0084578" calcext:value-type="float">
            <text:p>0.0084578</text:p>
          </table:table-cell>
          <table:table-cell office:value-type="float" office:value="0.0065333" calcext:value-type="float">
            <text:p>0.0065333</text:p>
          </table:table-cell>
          <table:table-cell office:value-type="float" office:value="0.0053507" calcext:value-type="float">
            <text:p>0.0053507</text:p>
          </table:table-cell>
          <table:table-cell office:value-type="float" office:value="0.0046978" calcext:value-type="float">
            <text:p>0.0046978</text:p>
          </table:table-cell>
          <table:table-cell table:number-columns-repeated="21"/>
        </table:table-row>
        <table:table-row table:style-name="ro1">
          <table:table-cell table:style-name="ce16" office:value-type="float" office:value="0.0034" calcext:value-type="float">
            <text:p>0.0034</text:p>
          </table:table-cell>
          <table:table-cell office:value-type="float" office:value="0.019462" calcext:value-type="float">
            <text:p>0.019462</text:p>
          </table:table-cell>
          <table:table-cell office:value-type="float" office:value="0.0194483" calcext:value-type="float">
            <text:p>0.0194483</text:p>
          </table:table-cell>
          <table:table-cell office:value-type="float" office:value="0.0204371" calcext:value-type="float">
            <text:p>0.0204371</text:p>
          </table:table-cell>
          <table:table-cell table:style-name="ce21" office:value-type="float" office:value="0.0214012" calcext:value-type="float">
            <text:p>0.0214012</text:p>
          </table:table-cell>
          <table:table-cell table:number-columns-repeated="2"/>
          <table:table-cell table:style-name="ce16" office:value-type="float" office:value="0.0034" calcext:value-type="float">
            <text:p>0.0034</text:p>
          </table:table-cell>
          <table:table-cell office:value-type="float" office:value="0.016678" calcext:value-type="float">
            <text:p>0.016678</text:p>
          </table:table-cell>
          <table:table-cell office:value-type="float" office:value="0.0164983" calcext:value-type="float">
            <text:p>0.0164983</text:p>
          </table:table-cell>
          <table:table-cell office:value-type="float" office:value="0.0168943" calcext:value-type="float">
            <text:p>0.0168943</text:p>
          </table:table-cell>
          <table:table-cell table:style-name="ce21" office:value-type="float" office:value="0.0177163" calcext:value-type="float">
            <text:p>0.0177163</text:p>
          </table:table-cell>
          <table:table-cell table:number-columns-repeated="2"/>
          <table:table-cell table:style-name="ce16" office:value-type="float" office:value="0.0036" calcext:value-type="float">
            <text:p>0.0036</text:p>
          </table:table-cell>
          <table:table-cell office:value-type="float" office:value="0.017626" calcext:value-type="float">
            <text:p>0.017626</text:p>
          </table:table-cell>
          <table:table-cell office:value-type="float" office:value="0.0173217" calcext:value-type="float">
            <text:p>0.0173217</text:p>
          </table:table-cell>
          <table:table-cell office:value-type="float" office:value="0.01733" calcext:value-type="float">
            <text:p>0.01733</text:p>
          </table:table-cell>
          <table:table-cell table:style-name="ce21" office:value-type="float" office:value="0.0174875" calcext:value-type="float">
            <text:p>0.0174875</text:p>
          </table:table-cell>
          <table:table-cell table:number-columns-repeated="2"/>
          <table:table-cell office:value-type="float" office:value="0.0039" calcext:value-type="float">
            <text:p>0.0039</text:p>
          </table:table-cell>
          <table:table-cell office:value-type="float" office:value="0.0100978" calcext:value-type="float">
            <text:p>0.0100978</text:p>
          </table:table-cell>
          <table:table-cell office:value-type="float" office:value="0.007975" calcext:value-type="float">
            <text:p>0.007975</text:p>
          </table:table-cell>
          <table:table-cell office:value-type="float" office:value="0.0067427" calcext:value-type="float">
            <text:p>0.0067427</text:p>
          </table:table-cell>
          <table:table-cell office:value-type="float" office:value="0.0062533" calcext:value-type="float">
            <text:p>0.0062533</text:p>
          </table:table-cell>
          <table:table-cell table:number-columns-repeated="21"/>
        </table:table-row>
        <table:table-row table:style-name="ro1">
          <table:table-cell table:style-name="ce16" office:value-type="float" office:value="0.0035" calcext:value-type="float">
            <text:p>0.0035</text:p>
          </table:table-cell>
          <table:table-cell office:value-type="float" office:value="0.022944" calcext:value-type="float">
            <text:p>0.022944</text:p>
          </table:table-cell>
          <table:table-cell office:value-type="float" office:value="0.02356" calcext:value-type="float">
            <text:p>0.02356</text:p>
          </table:table-cell>
          <table:table-cell office:value-type="float" office:value="0.0246286" calcext:value-type="float">
            <text:p>0.0246286</text:p>
          </table:table-cell>
          <table:table-cell table:style-name="ce21" office:value-type="float" office:value="0.026095" calcext:value-type="float">
            <text:p>0.026095</text:p>
          </table:table-cell>
          <table:table-cell table:number-columns-repeated="2"/>
          <table:table-cell table:style-name="ce16" office:value-type="float" office:value="0.0035" calcext:value-type="float">
            <text:p>0.0035</text:p>
          </table:table-cell>
          <table:table-cell office:value-type="float" office:value="0.019566" calcext:value-type="float">
            <text:p>0.019566</text:p>
          </table:table-cell>
          <table:table-cell office:value-type="float" office:value="0.0197417" calcext:value-type="float">
            <text:p>0.0197417</text:p>
          </table:table-cell>
          <table:table-cell office:value-type="float" office:value="0.0207343" calcext:value-type="float">
            <text:p>0.0207343</text:p>
          </table:table-cell>
          <table:table-cell table:style-name="ce21" office:value-type="float" office:value="0.0219188" calcext:value-type="float">
            <text:p>0.0219188</text:p>
          </table:table-cell>
          <table:table-cell table:number-columns-repeated="2"/>
          <table:table-cell table:style-name="ce16" office:value-type="float" office:value="0.0037" calcext:value-type="float">
            <text:p>0.0037</text:p>
          </table:table-cell>
          <table:table-cell office:value-type="float" office:value="0.019956" calcext:value-type="float">
            <text:p>0.019956</text:p>
          </table:table-cell>
          <table:table-cell office:value-type="float" office:value="0.020035" calcext:value-type="float">
            <text:p>0.020035</text:p>
          </table:table-cell>
          <table:table-cell office:value-type="float" office:value="0.0199929" calcext:value-type="float">
            <text:p>0.0199929</text:p>
          </table:table-cell>
          <table:table-cell table:style-name="ce21" office:value-type="float" office:value="0.0208575" calcext:value-type="float">
            <text:p>0.0208575</text:p>
          </table:table-cell>
          <table:table-cell table:number-columns-repeated="2"/>
          <table:table-cell table:style-name="ce9" office:value-type="float" office:value="0.004" calcext:value-type="float">
            <text:p>0.004</text:p>
          </table:table-cell>
          <table:table-cell table:style-name="ce18" office:value-type="float" office:value="0.0111422" calcext:value-type="float">
            <text:p>0.0111422</text:p>
          </table:table-cell>
          <table:table-cell table:style-name="ce18" office:value-type="float" office:value="0.0093617" calcext:value-type="float">
            <text:p>0.0093617</text:p>
          </table:table-cell>
          <table:table-cell table:style-name="ce18" office:value-type="float" office:value="0.0084947" calcext:value-type="float">
            <text:p>0.0084947</text:p>
          </table:table-cell>
          <table:table-cell table:style-name="ce20" office:value-type="float" office:value="0.0079022" calcext:value-type="float">
            <text:p>0.0079022</text:p>
          </table:table-cell>
          <table:table-cell table:number-columns-repeated="21"/>
        </table:table-row>
        <table:table-row table:style-name="ro1">
          <table:table-cell table:style-name="ce17" office:value-type="float" office:value="0.0036" calcext:value-type="float">
            <text:p>0.0036</text:p>
          </table:table-cell>
          <table:table-cell table:style-name="ce19" office:value-type="float" office:value="0.02649" calcext:value-type="float">
            <text:p>0.02649</text:p>
          </table:table-cell>
          <table:table-cell table:style-name="ce19" office:value-type="float" office:value="0.0270633" calcext:value-type="float">
            <text:p>0.0270633</text:p>
          </table:table-cell>
          <table:table-cell table:style-name="ce19" office:value-type="float" office:value="0.0284929" calcext:value-type="float">
            <text:p>0.0284929</text:p>
          </table:table-cell>
          <table:table-cell table:style-name="ce22" office:value-type="float" office:value="0.0301325" calcext:value-type="float">
            <text:p>0.0301325</text:p>
          </table:table-cell>
          <table:table-cell table:number-columns-repeated="2"/>
          <table:table-cell table:style-name="ce16" office:value-type="float" office:value="0.0036" calcext:value-type="float">
            <text:p>0.0036</text:p>
          </table:table-cell>
          <table:table-cell office:value-type="float" office:value="0.023158" calcext:value-type="float">
            <text:p>0.023158</text:p>
          </table:table-cell>
          <table:table-cell office:value-type="float" office:value="0.0234167" calcext:value-type="float">
            <text:p>0.0234167</text:p>
          </table:table-cell>
          <table:table-cell office:value-type="float" office:value="0.0249357" calcext:value-type="float">
            <text:p>0.0249357</text:p>
          </table:table-cell>
          <table:table-cell table:style-name="ce21" office:value-type="float" office:value="0.0262375" calcext:value-type="float">
            <text:p>0.0262375</text:p>
          </table:table-cell>
          <table:table-cell table:number-columns-repeated="2"/>
          <table:table-cell table:style-name="ce16" office:value-type="float" office:value="0.0038" calcext:value-type="float">
            <text:p>0.0038</text:p>
          </table:table-cell>
          <table:table-cell office:value-type="float" office:value="0.022608" calcext:value-type="float">
            <text:p>0.022608</text:p>
          </table:table-cell>
          <table:table-cell office:value-type="float" office:value="0.023015" calcext:value-type="float">
            <text:p>0.023015</text:p>
          </table:table-cell>
          <table:table-cell office:value-type="float" office:value="0.0236357" calcext:value-type="float">
            <text:p>0.0236357</text:p>
          </table:table-cell>
          <table:table-cell table:style-name="ce21" office:value-type="float" office:value="0.0247325" calcext:value-type="float">
            <text:p>0.0247325</text:p>
          </table:table-cell>
          <table:table-cell table:number-columns-repeated="2"/>
          <table:table-cell table:style-name="ce16" office:value-type="float" office:value="0.0041" calcext:value-type="float">
            <text:p>0.0041</text:p>
          </table:table-cell>
          <table:table-cell office:value-type="float" office:value="0.0126644" calcext:value-type="float">
            <text:p>0.0126644</text:p>
          </table:table-cell>
          <table:table-cell office:value-type="float" office:value="0.01103" calcext:value-type="float">
            <text:p>0.01103</text:p>
          </table:table-cell>
          <table:table-cell office:value-type="float" office:value="0.0104147" calcext:value-type="float">
            <text:p>0.0104147</text:p>
          </table:table-cell>
          <table:table-cell table:style-name="ce21" office:value-type="float" office:value="0.0101111" calcext:value-type="float">
            <text:p>0.0101111</text:p>
          </table:table-cell>
          <table:table-cell table:number-columns-repeated="21"/>
        </table:table-row>
        <table:table-row table:style-name="ro1">
          <table:table-cell office:value-type="float" office:value="0.0037" calcext:value-type="float">
            <text:p>0.0037</text:p>
          </table:table-cell>
          <table:table-cell office:value-type="float" office:value="0.030148" calcext:value-type="float">
            <text:p>0.030148</text:p>
          </table:table-cell>
          <table:table-cell office:value-type="float" office:value="0.0315967" calcext:value-type="float">
            <text:p>0.0315967</text:p>
          </table:table-cell>
          <table:table-cell office:value-type="float" office:value="0.0332143" calcext:value-type="float">
            <text:p>0.0332143</text:p>
          </table:table-cell>
          <table:table-cell office:value-type="float" office:value="0.0348775" calcext:value-type="float">
            <text:p>0.0348775</text:p>
          </table:table-cell>
          <table:table-cell table:number-columns-repeated="2"/>
          <table:table-cell table:style-name="ce17" office:value-type="float" office:value="0.0037" calcext:value-type="float">
            <text:p>0.0037</text:p>
          </table:table-cell>
          <table:table-cell table:style-name="ce19" office:value-type="float" office:value="0.026474" calcext:value-type="float">
            <text:p>0.026474</text:p>
          </table:table-cell>
          <table:table-cell table:style-name="ce19" office:value-type="float" office:value="0.027275" calcext:value-type="float">
            <text:p>0.027275</text:p>
          </table:table-cell>
          <table:table-cell table:style-name="ce19" office:value-type="float" office:value="0.0287371" calcext:value-type="float">
            <text:p>0.0287371</text:p>
          </table:table-cell>
          <table:table-cell table:style-name="ce22" office:value-type="float" office:value="0.0303475" calcext:value-type="float">
            <text:p>0.0303475</text:p>
          </table:table-cell>
          <table:table-cell table:number-columns-repeated="2"/>
          <table:table-cell table:style-name="ce17" office:value-type="float" office:value="0.0039" calcext:value-type="float">
            <text:p>0.0039</text:p>
          </table:table-cell>
          <table:table-cell table:style-name="ce19" office:value-type="float" office:value="0.025708" calcext:value-type="float">
            <text:p>0.025708</text:p>
          </table:table-cell>
          <table:table-cell table:style-name="ce19" office:value-type="float" office:value="0.0262717" calcext:value-type="float">
            <text:p>0.0262717</text:p>
          </table:table-cell>
          <table:table-cell table:style-name="ce19" office:value-type="float" office:value="0.0272029" calcext:value-type="float">
            <text:p>0.0272029</text:p>
          </table:table-cell>
          <table:table-cell table:style-name="ce22" office:value-type="float" office:value="0.0283137" calcext:value-type="float">
            <text:p>0.0283137</text:p>
          </table:table-cell>
          <table:table-cell table:number-columns-repeated="2"/>
          <table:table-cell table:style-name="ce16" office:value-type="float" office:value="0.0042" calcext:value-type="float">
            <text:p>0.0042</text:p>
          </table:table-cell>
          <table:table-cell office:value-type="float" office:value="0.0145667" calcext:value-type="float">
            <text:p>0.0145667</text:p>
          </table:table-cell>
          <table:table-cell office:value-type="float" office:value="0.0129317" calcext:value-type="float">
            <text:p>0.0129317</text:p>
          </table:table-cell>
          <table:table-cell office:value-type="float" office:value="0.0124493" calcext:value-type="float">
            <text:p>0.0124493</text:p>
          </table:table-cell>
          <table:table-cell table:style-name="ce21" office:value-type="float" office:value="0.0124989" calcext:value-type="float">
            <text:p>0.0124989</text:p>
          </table:table-cell>
          <table:table-cell table:number-columns-repeated="21"/>
        </table:table-row>
        <table:table-row table:style-name="ro1">
          <table:table-cell office:value-type="float" office:value="0.0038" calcext:value-type="float">
            <text:p>0.0038</text:p>
          </table:table-cell>
          <table:table-cell office:value-type="float" office:value="0.034026" calcext:value-type="float">
            <text:p>0.034026</text:p>
          </table:table-cell>
          <table:table-cell office:value-type="float" office:value="0.0358533" calcext:value-type="float">
            <text:p>0.0358533</text:p>
          </table:table-cell>
          <table:table-cell office:value-type="float" office:value="0.0379043" calcext:value-type="float">
            <text:p>0.0379043</text:p>
          </table:table-cell>
          <table:table-cell office:value-type="float" office:value="0.0391175" calcext:value-type="float">
            <text:p>0.0391175</text:p>
          </table:table-cell>
          <table:table-cell table:number-columns-repeated="2"/>
          <table:table-cell office:value-type="float" office:value="0.0038" calcext:value-type="float">
            <text:p>0.0038</text:p>
          </table:table-cell>
          <table:table-cell office:value-type="float" office:value="0.030154" calcext:value-type="float">
            <text:p>0.030154</text:p>
          </table:table-cell>
          <table:table-cell office:value-type="float" office:value="0.0317083" calcext:value-type="float">
            <text:p>0.0317083</text:p>
          </table:table-cell>
          <table:table-cell office:value-type="float" office:value="0.0334" calcext:value-type="float">
            <text:p>0.0334</text:p>
          </table:table-cell>
          <table:table-cell office:value-type="float" office:value="0.0347563" calcext:value-type="float">
            <text:p>0.0347563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29076" calcext:value-type="float">
            <text:p>0.029076</text:p>
          </table:table-cell>
          <table:table-cell office:value-type="float" office:value="0.029945" calcext:value-type="float">
            <text:p>0.029945</text:p>
          </table:table-cell>
          <table:table-cell office:value-type="float" office:value="0.0310071" calcext:value-type="float">
            <text:p>0.0310071</text:p>
          </table:table-cell>
          <table:table-cell office:value-type="float" office:value="0.03178" calcext:value-type="float">
            <text:p>0.03178</text:p>
          </table:table-cell>
          <table:table-cell table:number-columns-repeated="2"/>
          <table:table-cell table:style-name="ce16" office:value-type="float" office:value="0.0043" calcext:value-type="float">
            <text:p>0.0043</text:p>
          </table:table-cell>
          <table:table-cell office:value-type="float" office:value="0.0159044" calcext:value-type="float">
            <text:p>0.0159044</text:p>
          </table:table-cell>
          <table:table-cell office:value-type="float" office:value="0.014815" calcext:value-type="float">
            <text:p>0.014815</text:p>
          </table:table-cell>
          <table:table-cell office:value-type="float" office:value="0.0146413" calcext:value-type="float">
            <text:p>0.0146413</text:p>
          </table:table-cell>
          <table:table-cell table:style-name="ce21" office:value-type="float" office:value="0.0152911" calcext:value-type="float">
            <text:p>0.0152911</text:p>
          </table:table-cell>
          <table:table-cell table:number-columns-repeated="21"/>
        </table:table-row>
        <table:table-row table:style-name="ro1">
          <table:table-cell office:value-type="float" office:value="0.0039" calcext:value-type="float">
            <text:p>0.0039</text:p>
          </table:table-cell>
          <table:table-cell office:value-type="float" office:value="0.038094" calcext:value-type="float">
            <text:p>0.038094</text:p>
          </table:table-cell>
          <table:table-cell office:value-type="float" office:value="0.0402183" calcext:value-type="float">
            <text:p>0.0402183</text:p>
          </table:table-cell>
          <table:table-cell office:value-type="float" office:value="0.0422814" calcext:value-type="float">
            <text:p>0.0422814</text:p>
          </table:table-cell>
          <table:table-cell office:value-type="float" office:value="0.04299" calcext:value-type="float">
            <text:p>0.04299</text:p>
          </table:table-cell>
          <table:table-cell table:number-columns-repeated="2"/>
          <table:table-cell office:value-type="float" office:value="0.0039" calcext:value-type="float">
            <text:p>0.0039</text:p>
          </table:table-cell>
          <table:table-cell office:value-type="float" office:value="0.034166" calcext:value-type="float">
            <text:p>0.034166</text:p>
          </table:table-cell>
          <table:table-cell office:value-type="float" office:value="0.0354467" calcext:value-type="float">
            <text:p>0.0354467</text:p>
          </table:table-cell>
          <table:table-cell office:value-type="float" office:value="0.0375857" calcext:value-type="float">
            <text:p>0.0375857</text:p>
          </table:table-cell>
          <table:table-cell office:value-type="float" office:value="0.0392125" calcext:value-type="float">
            <text:p>0.0392125</text:p>
          </table:table-cell>
          <table:table-cell table:number-columns-repeated="2"/>
          <table:table-cell office:value-type="float" office:value="0.0041" calcext:value-type="float">
            <text:p>0.0041</text:p>
          </table:table-cell>
          <table:table-cell office:value-type="float" office:value="0.031972" calcext:value-type="float">
            <text:p>0.031972</text:p>
          </table:table-cell>
          <table:table-cell office:value-type="float" office:value="0.0329617" calcext:value-type="float">
            <text:p>0.0329617</text:p>
          </table:table-cell>
          <table:table-cell office:value-type="float" office:value="0.0344443" calcext:value-type="float">
            <text:p>0.0344443</text:p>
          </table:table-cell>
          <table:table-cell office:value-type="float" office:value="0.0354725" calcext:value-type="float">
            <text:p>0.0354725</text:p>
          </table:table-cell>
          <table:table-cell table:number-columns-repeated="2"/>
          <table:table-cell table:style-name="ce16" office:value-type="float" office:value="0.0044" calcext:value-type="float">
            <text:p>0.0044</text:p>
          </table:table-cell>
          <table:table-cell office:value-type="float" office:value="0.0179356" calcext:value-type="float">
            <text:p>0.0179356</text:p>
          </table:table-cell>
          <table:table-cell office:value-type="float" office:value="0.017245" calcext:value-type="float">
            <text:p>0.017245</text:p>
          </table:table-cell>
          <table:table-cell office:value-type="float" office:value="0.0174787" calcext:value-type="float">
            <text:p>0.0174787</text:p>
          </table:table-cell>
          <table:table-cell table:style-name="ce21" office:value-type="float" office:value="0.0182478" calcext:value-type="float">
            <text:p>0.0182478</text:p>
          </table:table-cell>
          <table:table-cell table:number-columns-repeated="21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4283" calcext:value-type="float">
            <text:p>0.04283</text:p>
          </table:table-cell>
          <table:table-cell office:value-type="float" office:value="0.0442367" calcext:value-type="float">
            <text:p>0.0442367</text:p>
          </table:table-cell>
          <table:table-cell office:value-type="float" office:value="0.0460157" calcext:value-type="float">
            <text:p>0.0460157</text:p>
          </table:table-cell>
          <table:table-cell office:value-type="float" office:value="0.0464287" calcext:value-type="float">
            <text:p>0.0464287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3844" calcext:value-type="float">
            <text:p>0.03844</text:p>
          </table:table-cell>
          <table:table-cell office:value-type="float" office:value="0.040205" calcext:value-type="float">
            <text:p>0.040205</text:p>
          </table:table-cell>
          <table:table-cell office:value-type="float" office:value="0.0420771" calcext:value-type="float">
            <text:p>0.0420771</text:p>
          </table:table-cell>
          <table:table-cell office:value-type="float" office:value="0.0430413" calcext:value-type="float">
            <text:p>0.0430413</text:p>
          </table:table-cell>
          <table:table-cell table:number-columns-repeated="2"/>
          <table:table-cell office:value-type="float" office:value="0.0042" calcext:value-type="float">
            <text:p>0.0042</text:p>
          </table:table-cell>
          <table:table-cell office:value-type="float" office:value="0.03571" calcext:value-type="float">
            <text:p>0.03571</text:p>
          </table:table-cell>
          <table:table-cell office:value-type="float" office:value="0.0370717" calcext:value-type="float">
            <text:p>0.0370717</text:p>
          </table:table-cell>
          <table:table-cell office:value-type="float" office:value="0.0381814" calcext:value-type="float">
            <text:p>0.0381814</text:p>
          </table:table-cell>
          <table:table-cell office:value-type="float" office:value="0.0389125" calcext:value-type="float">
            <text:p>0.0389125</text:p>
          </table:table-cell>
          <table:table-cell table:number-columns-repeated="2"/>
          <table:table-cell table:style-name="ce17" office:value-type="float" office:value="0.0045" calcext:value-type="float">
            <text:p>0.0045</text:p>
          </table:table-cell>
          <table:table-cell table:style-name="ce19" office:value-type="float" office:value="0.0197489" calcext:value-type="float">
            <text:p>0.0197489</text:p>
          </table:table-cell>
          <table:table-cell table:style-name="ce19" office:value-type="float" office:value="0.0194317" calcext:value-type="float">
            <text:p>0.0194317</text:p>
          </table:table-cell>
          <table:table-cell table:style-name="ce19" office:value-type="float" office:value="0.0200133" calcext:value-type="float">
            <text:p>0.0200133</text:p>
          </table:table-cell>
          <table:table-cell table:style-name="ce22" office:value-type="float" office:value="0.0210267" calcext:value-type="float">
            <text:p>0.0210267</text:p>
          </table:table-cell>
          <table:table-cell table:number-columns-repeated="21"/>
        </table:table-row>
        <table:table-row table:style-name="ro1">
          <table:table-cell office:value-type="float" office:value="0.0041" calcext:value-type="float">
            <text:p>0.0041</text:p>
          </table:table-cell>
          <table:table-cell office:value-type="float" office:value="0.047082" calcext:value-type="float">
            <text:p>0.047082</text:p>
          </table:table-cell>
          <table:table-cell office:value-type="float" office:value="0.0488733" calcext:value-type="float">
            <text:p>0.0488733</text:p>
          </table:table-cell>
          <table:table-cell office:value-type="float" office:value="0.0498886" calcext:value-type="float">
            <text:p>0.0498886</text:p>
          </table:table-cell>
          <table:table-cell office:value-type="float" office:value="0.0490963" calcext:value-type="float">
            <text:p>0.0490963</text:p>
          </table:table-cell>
          <table:table-cell table:number-columns-repeated="2"/>
          <table:table-cell office:value-type="float" office:value="0.0041" calcext:value-type="float">
            <text:p>0.0041</text:p>
          </table:table-cell>
          <table:table-cell office:value-type="float" office:value="0.042088" calcext:value-type="float">
            <text:p>0.042088</text:p>
          </table:table-cell>
          <table:table-cell office:value-type="float" office:value="0.04394" calcext:value-type="float">
            <text:p>0.04394</text:p>
          </table:table-cell>
          <table:table-cell office:value-type="float" office:value="0.0455971" calcext:value-type="float">
            <text:p>0.0455971</text:p>
          </table:table-cell>
          <table:table-cell office:value-type="float" office:value="0.0458012" calcext:value-type="float">
            <text:p>0.0458012</text:p>
          </table:table-cell>
          <table:table-cell table:number-columns-repeated="2"/>
          <table:table-cell office:value-type="float" office:value="0.0043" calcext:value-type="float">
            <text:p>0.0043</text:p>
          </table:table-cell>
          <table:table-cell office:value-type="float" office:value="0.038742" calcext:value-type="float">
            <text:p>0.038742</text:p>
          </table:table-cell>
          <table:table-cell office:value-type="float" office:value="0.0400633" calcext:value-type="float">
            <text:p>0.0400633</text:p>
          </table:table-cell>
          <table:table-cell office:value-type="float" office:value="0.0413086" calcext:value-type="float">
            <text:p>0.0413086</text:p>
          </table:table-cell>
          <table:table-cell office:value-type="float" office:value="0.0418525" calcext:value-type="float">
            <text:p>0.0418525</text:p>
          </table:table-cell>
          <table:table-cell table:number-columns-repeated="28"/>
        </table:table-row>
        <table:table-row table:style-name="ro1">
          <table:table-cell table:number-columns-repeated="14"/>
          <table:table-cell office:value-type="float" office:value="0.0044" calcext:value-type="float">
            <text:p>0.0044</text:p>
          </table:table-cell>
          <table:table-cell office:value-type="float" office:value="0.041962" calcext:value-type="float">
            <text:p>0.041962</text:p>
          </table:table-cell>
          <table:table-cell office:value-type="float" office:value="0.0436817" calcext:value-type="float">
            <text:p>0.0436817</text:p>
          </table:table-cell>
          <table:table-cell office:value-type="float" office:value="0.0449114" calcext:value-type="float">
            <text:p>0.0449114</text:p>
          </table:table-cell>
          <table:table-cell office:value-type="float" office:value="0.0447213" calcext:value-type="float">
            <text:p>0.0447213</text:p>
          </table:table-cell>
          <table:table-cell table:number-columns-repeated="28"/>
        </table:table-row>
        <table:table-row table:style-name="ro1">
          <table:table-cell table:number-columns-repeated="14"/>
          <table:table-cell office:value-type="float" office:value="0.0045" calcext:value-type="float">
            <text:p>0.0045</text:p>
          </table:table-cell>
          <table:table-cell office:value-type="float" office:value="0.045008" calcext:value-type="float">
            <text:p>0.045008</text:p>
          </table:table-cell>
          <table:table-cell office:value-type="float" office:value="0.047165" calcext:value-type="float">
            <text:p>0.047165</text:p>
          </table:table-cell>
          <table:table-cell office:value-type="float" office:value="0.0476657" calcext:value-type="float">
            <text:p>0.0476657</text:p>
          </table:table-cell>
          <table:table-cell office:value-type="float" office:value="0.0469688" calcext:value-type="float">
            <text:p>0.0469688</text:p>
          </table:table-cell>
          <table:table-cell table:number-columns-repeated="28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####################################################################################### NN BASIC #########################################################################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table:style-name="ce8" office:value-type="string" calcext:value-type="string">
            <text:p>Threshold BASIC – single_rounds_rev WRONGimplem</text:p>
          </table:table-cell>
          <table:table-cell table:number-columns-repeated="4"/>
          <table:table-cell table:style-name="ce8" office:value-type="string" calcext:value-type="string">
            <text:p>Threshold BASIC – single_rounds_rev</text:p>
          </table:table-cell>
          <table:table-cell table:number-columns-repeated="5"/>
          <table:table-cell table:style-name="ce8" office:value-type="string" calcext:value-type="string">
            <text:p>Threshold BASIC – single_rounds_rev cycles=d Z1</text:p>
          </table:table-cell>
          <table:table-cell table:number-columns-repeated="35"/>
        </table:table-row>
        <table:table-row table:style-name="ro1"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  <table:table-cell table:style-name="ce8"/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32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01636" calcext:value-type="float">
            <text:p>0.01636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106" calcext:value-type="float">
            <text:p>0.00106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5936" calcext:value-type="float">
            <text:p>0.05936</text:p>
          </table:table-cell>
          <table:table-cell office:value-type="float" office:value="0.04678" calcext:value-type="float">
            <text:p>0.04678</text:p>
          </table:table-cell>
          <table:table-cell office:value-type="float" office:value="0.03568" calcext:value-type="float">
            <text:p>0.03568</text:p>
          </table:table-cell>
          <table:table-cell table:number-columns-repeated="2"/>
          <table:table-cell office:value-type="float" office:value="0.07" calcext:value-type="float">
            <text:p>0.07</text:p>
          </table:table-cell>
          <table:table-cell/>
          <table:table-cell office:value-type="float" office:value="0.73524" calcext:value-type="float">
            <text:p>0.73524</text:p>
          </table:table-cell>
          <table:table-cell office:value-type="float" office:value="0.74986" calcext:value-type="float">
            <text:p>0.74986</text:p>
          </table:table-cell>
          <table:table-cell table:number-columns-repeated="32"/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0.02096" calcext:value-type="float">
            <text:p>0.02096</text:p>
          </table:table-cell>
          <table:table-cell office:value-type="float" office:value="0.00598" calcext:value-type="float">
            <text:p>0.00598</text:p>
          </table:table-cell>
          <table:table-cell office:value-type="float" office:value="0.00148" calcext:value-type="float">
            <text:p>0.00148</text:p>
          </table:table-cell>
          <table:table-cell/>
          <table:table-cell office:value-type="float" office:value="0.072" calcext:value-type="float">
            <text:p>0.072</text:p>
          </table:table-cell>
          <table:table-cell office:value-type="float" office:value="0.07288" calcext:value-type="float">
            <text:p>0.07288</text:p>
          </table:table-cell>
          <table:table-cell office:value-type="float" office:value="0.06116" calcext:value-type="float">
            <text:p>0.06116</text:p>
          </table:table-cell>
          <table:table-cell office:value-type="float" office:value="0.05342" calcext:value-type="float">
            <text:p>0.05342</text:p>
          </table:table-cell>
          <table:table-cell table:number-columns-repeated="2"/>
          <table:table-cell office:value-type="float" office:value="0.072" calcext:value-type="float">
            <text:p>0.072</text:p>
          </table:table-cell>
          <table:table-cell office:value-type="float" office:value="0.63764" calcext:value-type="float">
            <text:p>0.63764</text:p>
          </table:table-cell>
          <table:table-cell office:value-type="float" office:value="0.7408" calcext:value-type="float">
            <text:p>0.7408</text:p>
          </table:table-cell>
          <table:table-cell office:value-type="float" office:value="0.74946" calcext:value-type="float">
            <text:p>0.74946</text:p>
          </table:table-cell>
          <table:table-cell table:number-columns-repeated="32"/>
        </table:table-row>
        <table:table-row table:style-name="ro1">
          <table:table-cell office:value-type="float" office:value="0.074" calcext:value-type="float">
            <text:p>0.074</text:p>
          </table:table-cell>
          <table:table-cell office:value-type="float" office:value="0.02436" calcext:value-type="float">
            <text:p>0.02436</text:p>
          </table:table-cell>
          <table:table-cell office:value-type="float" office:value="0.00788" calcext:value-type="float">
            <text:p>0.00788</text:p>
          </table:table-cell>
          <table:table-cell office:value-type="float" office:value="0.00254" calcext:value-type="float">
            <text:p>0.00254</text:p>
          </table:table-cell>
          <table:table-cell/>
          <table:table-cell office:value-type="float" office:value="0.074" calcext:value-type="float">
            <text:p>0.074</text:p>
          </table:table-cell>
          <table:table-cell office:value-type="float" office:value="0.08888" calcext:value-type="float">
            <text:p>0.08888</text:p>
          </table:table-cell>
          <table:table-cell office:value-type="float" office:value="0.08322" calcext:value-type="float">
            <text:p>0.08322</text:p>
          </table:table-cell>
          <table:table-cell office:value-type="float" office:value="0.0789" calcext:value-type="float">
            <text:p>0.0789</text:p>
          </table:table-cell>
          <table:table-cell table:number-columns-repeated="2"/>
          <table:table-cell office:value-type="float" office:value="0.074" calcext:value-type="float">
            <text:p>0.074</text:p>
          </table:table-cell>
          <table:table-cell office:value-type="float" office:value="0.66086" calcext:value-type="float">
            <text:p>0.66086</text:p>
          </table:table-cell>
          <table:table-cell office:value-type="float" office:value="0.74764" calcext:value-type="float">
            <text:p>0.74764</text:p>
          </table:table-cell>
          <table:table-cell office:value-type="float" office:value="0.74694" calcext:value-type="float">
            <text:p>0.74694</text:p>
          </table:table-cell>
          <table:table-cell table:number-columns-repeated="32"/>
        </table:table-row>
        <table:table-row table:style-name="ro1">
          <table:table-cell office:value-type="float" office:value="0.076" calcext:value-type="float">
            <text:p>0.076</text:p>
          </table:table-cell>
          <table:table-cell office:value-type="float" office:value="0.02986" calcext:value-type="float">
            <text:p>0.02986</text:p>
          </table:table-cell>
          <table:table-cell office:value-type="float" office:value="0.00994" calcext:value-type="float">
            <text:p>0.00994</text:p>
          </table:table-cell>
          <table:table-cell office:value-type="float" office:value="0.00366" calcext:value-type="float">
            <text:p>0.00366</text:p>
          </table:table-cell>
          <table:table-cell/>
          <table:table-cell office:value-type="float" office:value="0.076" calcext:value-type="float">
            <text:p>0.076</text:p>
          </table:table-cell>
          <table:table-cell office:value-type="float" office:value="0.10304" calcext:value-type="float">
            <text:p>0.10304</text:p>
          </table:table-cell>
          <table:table-cell office:value-type="float" office:value="0.1031" calcext:value-type="float">
            <text:p>0.1031</text:p>
          </table:table-cell>
          <table:table-cell office:value-type="float" office:value="0.11112" calcext:value-type="float">
            <text:p>0.11112</text:p>
          </table:table-cell>
          <table:table-cell table:number-columns-repeated="2"/>
          <table:table-cell office:value-type="float" office:value="0.076" calcext:value-type="float">
            <text:p>0.076</text:p>
          </table:table-cell>
          <table:table-cell office:value-type="float" office:value="0.68766" calcext:value-type="float">
            <text:p>0.68766</text:p>
          </table:table-cell>
          <table:table-cell office:value-type="float" office:value="0.74798" calcext:value-type="float">
            <text:p>0.74798</text:p>
          </table:table-cell>
          <table:table-cell office:value-type="float" office:value="0.75148" calcext:value-type="float">
            <text:p>0.75148</text:p>
          </table:table-cell>
          <table:table-cell table:number-columns-repeated="32"/>
        </table:table-row>
        <table:table-row table:style-name="ro1">
          <table:table-cell office:value-type="float" office:value="0.078" calcext:value-type="float">
            <text:p>0.078</text:p>
          </table:table-cell>
          <table:table-cell office:value-type="float" office:value="0.03634" calcext:value-type="float">
            <text:p>0.03634</text:p>
          </table:table-cell>
          <table:table-cell office:value-type="float" office:value="0.01438" calcext:value-type="float">
            <text:p>0.01438</text:p>
          </table:table-cell>
          <table:table-cell office:value-type="float" office:value="0.00516" calcext:value-type="float">
            <text:p>0.00516</text:p>
          </table:table-cell>
          <table:table-cell/>
          <table:table-cell office:value-type="float" office:value="0.078" calcext:value-type="float">
            <text:p>0.078</text:p>
          </table:table-cell>
          <table:table-cell office:value-type="float" office:value="0.12262" calcext:value-type="float">
            <text:p>0.12262</text:p>
          </table:table-cell>
          <table:table-cell office:value-type="float" office:value="0.1328" calcext:value-type="float">
            <text:p>0.1328</text:p>
          </table:table-cell>
          <table:table-cell office:value-type="float" office:value="0.15252" calcext:value-type="float">
            <text:p>0.15252</text:p>
          </table:table-cell>
          <table:table-cell table:number-columns-repeated="2"/>
          <table:table-cell office:value-type="float" office:value="0.078" calcext:value-type="float">
            <text:p>0.078</text:p>
          </table:table-cell>
          <table:table-cell office:value-type="float" office:value="0.70328" calcext:value-type="float">
            <text:p>0.70328</text:p>
          </table:table-cell>
          <table:table-cell office:value-type="float" office:value="0.75134" calcext:value-type="float">
            <text:p>0.75134</text:p>
          </table:table-cell>
          <table:table-cell office:value-type="float" office:value="0.74978" calcext:value-type="float">
            <text:p>0.74978</text:p>
          </table:table-cell>
          <table:table-cell table:number-columns-repeated="32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04372" calcext:value-type="float">
            <text:p>0.04372</text:p>
          </table:table-cell>
          <table:table-cell office:value-type="float" office:value="0.0193" calcext:value-type="float">
            <text:p>0.0193</text:p>
          </table:table-cell>
          <table:table-cell office:value-type="float" office:value="0.00792" calcext:value-type="float">
            <text:p>0.00792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144" calcext:value-type="float">
            <text:p>0.144</text:p>
          </table:table-cell>
          <table:table-cell office:value-type="float" office:value="0.16838" calcext:value-type="float">
            <text:p>0.16838</text:p>
          </table:table-cell>
          <table:table-cell office:value-type="float" office:value="0.2032" calcext:value-type="float">
            <text:p>0.2032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office:value-type="float" office:value="0.71508" calcext:value-type="float">
            <text:p>0.71508</text:p>
          </table:table-cell>
          <table:table-cell office:value-type="float" office:value="0.75008" calcext:value-type="float">
            <text:p>0.75008</text:p>
          </table:table-cell>
          <table:table-cell office:value-type="float" office:value="0.75174" calcext:value-type="float">
            <text:p>0.75174</text:p>
          </table:table-cell>
          <table:table-cell table:number-columns-repeated="32"/>
        </table:table-row>
        <table:table-row table:style-name="ro1">
          <table:table-cell office:value-type="float" office:value="0.082" calcext:value-type="float">
            <text:p>0.082</text:p>
          </table:table-cell>
          <table:table-cell office:value-type="float" office:value="0.0514" calcext:value-type="float">
            <text:p>0.0514</text:p>
          </table:table-cell>
          <table:table-cell office:value-type="float" office:value="0.02568" calcext:value-type="float">
            <text:p>0.02568</text:p>
          </table:table-cell>
          <table:table-cell office:value-type="float" office:value="0.01264" calcext:value-type="float">
            <text:p>0.01264</text:p>
          </table:table-cell>
          <table:table-cell/>
          <table:table-cell office:value-type="float" office:value="0.082" calcext:value-type="float">
            <text:p>0.082</text:p>
          </table:table-cell>
          <table:table-cell office:value-type="float" office:value="0.16322" calcext:value-type="float">
            <text:p>0.16322</text:p>
          </table:table-cell>
          <table:table-cell office:value-type="float" office:value="0.20628" calcext:value-type="float">
            <text:p>0.20628</text:p>
          </table:table-cell>
          <table:table-cell office:value-type="float" office:value="0.2613" calcext:value-type="float">
            <text:p>0.2613</text:p>
          </table:table-cell>
          <table:table-cell table:number-columns-repeated="2"/>
          <table:table-cell office:value-type="float" office:value="0.082" calcext:value-type="float">
            <text:p>0.082</text:p>
          </table:table-cell>
          <table:table-cell office:value-type="float" office:value="0.72034" calcext:value-type="float">
            <text:p>0.72034</text:p>
          </table:table-cell>
          <table:table-cell office:value-type="float" office:value="0.74906" calcext:value-type="float">
            <text:p>0.74906</text:p>
          </table:table-cell>
          <table:table-cell office:value-type="float" office:value="0.74916" calcext:value-type="float">
            <text:p>0.74916</text:p>
          </table:table-cell>
          <table:table-cell table:number-columns-repeated="32"/>
        </table:table-row>
        <table:table-row table:style-name="ro1">
          <table:table-cell office:value-type="float" office:value="0.084" calcext:value-type="float">
            <text:p>0.084</text:p>
          </table:table-cell>
          <table:table-cell office:value-type="float" office:value="0.06138" calcext:value-type="float">
            <text:p>0.06138</text:p>
          </table:table-cell>
          <table:table-cell office:value-type="float" office:value="0.03214" calcext:value-type="float">
            <text:p>0.03214</text:p>
          </table:table-cell>
          <table:table-cell office:value-type="float" office:value="0.01812" calcext:value-type="float">
            <text:p>0.01812</text:p>
          </table:table-cell>
          <table:table-cell/>
          <table:table-cell office:value-type="float" office:value="0.084" calcext:value-type="float">
            <text:p>0.084</text:p>
          </table:table-cell>
          <table:table-cell office:value-type="float" office:value="0.19002" calcext:value-type="float">
            <text:p>0.19002</text:p>
          </table:table-cell>
          <table:table-cell office:value-type="float" office:value="0.25372" calcext:value-type="float">
            <text:p>0.25372</text:p>
          </table:table-cell>
          <table:table-cell office:value-type="float" office:value="0.32956" calcext:value-type="float">
            <text:p>0.32956</text:p>
          </table:table-cell>
          <table:table-cell table:number-columns-repeated="2"/>
          <table:table-cell office:value-type="float" office:value="0.084" calcext:value-type="float">
            <text:p>0.084</text:p>
          </table:table-cell>
          <table:table-cell office:value-type="float" office:value="0.7315" calcext:value-type="float">
            <text:p>0.7315</text:p>
          </table:table-cell>
          <table:table-cell office:value-type="float" office:value="0.74748" calcext:value-type="float">
            <text:p>0.74748</text:p>
          </table:table-cell>
          <table:table-cell office:value-type="float" office:value="0.74778" calcext:value-type="float">
            <text:p>0.74778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86" calcext:value-type="float">
            <text:p>0.086</text:p>
          </table:table-cell>
          <table:table-cell office:value-type="float" office:value="0.74044" calcext:value-type="float">
            <text:p>0.74044</text:p>
          </table:table-cell>
          <table:table-cell office:value-type="float" office:value="0.75022" calcext:value-type="float">
            <text:p>0.75022</text:p>
          </table:table-cell>
          <table:table-cell office:value-type="float" office:value="0.74896" calcext:value-type="float">
            <text:p>0.74896</text:p>
          </table:table-cell>
          <table:table-cell table:number-columns-repeated="32"/>
        </table:table-row>
        <table:table-row table:style-name="ro1" table:number-rows-repeated="3">
          <table:table-cell table:number-columns-repeated="47"/>
        </table:table-row>
        <table:table-row table:style-name="ro1">
          <table:table-cell table:number-columns-repeated="11"/>
          <table:table-cell table:style-name="ce8" office:value-type="string" calcext:value-type="string">
            <text:p>Threshold BASIC – single_rounds_rev cycles=d</text:p>
          </table:table-cell>
          <table:table-cell table:number-columns-repeated="35"/>
        </table:table-row>
        <table:table-row table:style-name="ro1">
          <table:table-cell table:number-columns-repeated="11"/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" calcext:value-type="float">
            <text:p>0.07</text:p>
          </table:table-cell>
          <table:table-cell office:value-type="float" office:value="0.45594" calcext:value-type="float">
            <text:p>0.45594</text:p>
          </table:table-cell>
          <table:table-cell office:value-type="float" office:value="0.65754" calcext:value-type="float">
            <text:p>0.65754</text:p>
          </table:table-cell>
          <table:table-cell office:value-type="float" office:value="0.73246" calcext:value-type="float">
            <text:p>0.73246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2" calcext:value-type="float">
            <text:p>0.072</text:p>
          </table:table-cell>
          <table:table-cell office:value-type="float" office:value="0.5053" calcext:value-type="float">
            <text:p>0.5053</text:p>
          </table:table-cell>
          <table:table-cell office:value-type="float" office:value="0.68578" calcext:value-type="float">
            <text:p>0.68578</text:p>
          </table:table-cell>
          <table:table-cell office:value-type="float" office:value="0.74344" calcext:value-type="float">
            <text:p>0.74344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4" calcext:value-type="float">
            <text:p>0.074</text:p>
          </table:table-cell>
          <table:table-cell office:value-type="float" office:value="0.54344" calcext:value-type="float">
            <text:p>0.54344</text:p>
          </table:table-cell>
          <table:table-cell office:value-type="float" office:value="0.71204" calcext:value-type="float">
            <text:p>0.71204</text:p>
          </table:table-cell>
          <table:table-cell office:value-type="float" office:value="0.74664" calcext:value-type="float">
            <text:p>0.74664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6" calcext:value-type="float">
            <text:p>0.076</text:p>
          </table:table-cell>
          <table:table-cell office:value-type="float" office:value="0.58656" calcext:value-type="float">
            <text:p>0.58656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74774" calcext:value-type="float">
            <text:p>0.74774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8" calcext:value-type="float">
            <text:p>0.078</text:p>
          </table:table-cell>
          <table:table-cell office:value-type="float" office:value="0.62072" calcext:value-type="float">
            <text:p>0.62072</text:p>
          </table:table-cell>
          <table:table-cell office:value-type="float" office:value="0.73342" calcext:value-type="float">
            <text:p>0.73342</text:p>
          </table:table-cell>
          <table:table-cell office:value-type="float" office:value="0.7508" calcext:value-type="float">
            <text:p>0.7508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8" calcext:value-type="float">
            <text:p>0.08</text:p>
          </table:table-cell>
          <table:table-cell office:value-type="float" office:value="0.64696" calcext:value-type="float">
            <text:p>0.64696</text:p>
          </table:table-cell>
          <table:table-cell office:value-type="float" office:value="0.74558" calcext:value-type="float">
            <text:p>0.74558</text:p>
          </table:table-cell>
          <table:table-cell office:value-type="float" office:value="0.7495" calcext:value-type="float">
            <text:p>0.7495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82" calcext:value-type="float">
            <text:p>0.082</text:p>
          </table:table-cell>
          <table:table-cell office:value-type="float" office:value="0.67562" calcext:value-type="float">
            <text:p>0.67562</text:p>
          </table:table-cell>
          <table:table-cell office:value-type="float" office:value="0.74608" calcext:value-type="float">
            <text:p>0.74608</text:p>
          </table:table-cell>
          <table:table-cell office:value-type="float" office:value="0.74894" calcext:value-type="float">
            <text:p>0.74894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84" calcext:value-type="float">
            <text:p>0.084</text:p>
          </table:table-cell>
          <table:table-cell office:value-type="float" office:value="0.69098" calcext:value-type="float">
            <text:p>0.69098</text:p>
          </table:table-cell>
          <table:table-cell office:value-type="float" office:value="0.7482" calcext:value-type="float">
            <text:p>0.7482</text:p>
          </table:table-cell>
          <table:table-cell office:value-type="float" office:value="0.74896" calcext:value-type="float">
            <text:p>0.74896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86" calcext:value-type="float">
            <text:p>0.086</text:p>
          </table:table-cell>
          <table:table-cell office:value-type="float" office:value="0.70904" calcext:value-type="float">
            <text:p>0.70904</text:p>
          </table:table-cell>
          <table:table-cell office:value-type="float" office:value="0.74642" calcext:value-type="float">
            <text:p>0.74642</text:p>
          </table:table-cell>
          <table:table-cell office:value-type="float" office:value="0.74894" calcext:value-type="float">
            <text:p>0.74894</text:p>
          </table:table-cell>
          <table:table-cell table:number-columns-repeated="32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table:number-columns-repeated="11"/>
          <table:table-cell table:style-name="ce8" office:value-type="string" calcext:value-type="string">
            <text:p>Threshold BASIC – single_rounds_rev cycles=d</text:p>
          </table:table-cell>
          <table:table-cell table:number-columns-repeated="35"/>
        </table:table-row>
        <table:table-row table:style-name="ro1">
          <table:table-cell table:number-columns-repeated="11"/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" calcext:value-type="float">
            <text:p>0.07</text:p>
          </table:table-cell>
          <table:table-cell office:value-type="float" office:value="0.48746" calcext:value-type="float">
            <text:p>0.48746</text:p>
          </table:table-cell>
          <table:table-cell office:value-type="float" office:value="0.69226" calcext:value-type="float">
            <text:p>0.69226</text:p>
          </table:table-cell>
          <table:table-cell office:value-type="float" office:value="0.74414" calcext:value-type="float">
            <text:p>0.74414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2" calcext:value-type="float">
            <text:p>0.072</text:p>
          </table:table-cell>
          <table:table-cell office:value-type="float" office:value="0.5227" calcext:value-type="float">
            <text:p>0.5227</text:p>
          </table:table-cell>
          <table:table-cell office:value-type="float" office:value="0.71802" calcext:value-type="float">
            <text:p>0.71802</text:p>
          </table:table-cell>
          <table:table-cell office:value-type="float" office:value="0.74838" calcext:value-type="float">
            <text:p>0.74838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4" calcext:value-type="float">
            <text:p>0.074</text:p>
          </table:table-cell>
          <table:table-cell office:value-type="float" office:value="0.56274" calcext:value-type="float">
            <text:p>0.56274</text:p>
          </table:table-cell>
          <table:table-cell office:value-type="float" office:value="0.72444" calcext:value-type="float">
            <text:p>0.72444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float" office:value="0.076" calcext:value-type="float">
            <text:p>0.076</text:p>
          </table:table-cell>
          <table:table-cell office:value-type="float" office:value="0.59122" calcext:value-type="float">
            <text:p>0.59122</text:p>
          </table:table-cell>
          <table:table-cell office:value-type="float" office:value="0.73722" calcext:value-type="float">
            <text:p>0.73722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float" office:value="0.078" calcext:value-type="float">
            <text:p>0.078</text:p>
          </table:table-cell>
          <table:table-cell office:value-type="float" office:value="0.62184" calcext:value-type="float">
            <text:p>0.62184</text:p>
          </table:table-cell>
          <table:table-cell office:value-type="float" office:value="0.7416" calcext:value-type="float">
            <text:p>0.7416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float" office:value="0.08" calcext:value-type="float">
            <text:p>0.08</text:p>
          </table:table-cell>
          <table:table-cell office:value-type="float" office:value="0.64752" calcext:value-type="float">
            <text:p>0.64752</text:p>
          </table:table-cell>
          <table:table-cell office:value-type="float" office:value="0.7448" calcext:value-type="float">
            <text:p>0.7448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float" office:value="0.082" calcext:value-type="float">
            <text:p>0.082</text:p>
          </table:table-cell>
          <table:table-cell office:value-type="float" office:value="0.66926" calcext:value-type="float">
            <text:p>0.66926</text:p>
          </table:table-cell>
          <table:table-cell office:value-type="float" office:value="0.74534" calcext:value-type="float">
            <text:p>0.74534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float" office:value="0.084" calcext:value-type="float">
            <text:p>0.084</text:p>
          </table:table-cell>
          <table:table-cell office:value-type="float" office:value="0.68564" calcext:value-type="float">
            <text:p>0.68564</text:p>
          </table:table-cell>
          <table:table-cell office:value-type="float" office:value="0.74854" calcext:value-type="float">
            <text:p>0.74854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float" office:value="0.086" calcext:value-type="float">
            <text:p>0.086</text:p>
          </table:table-cell>
          <table:table-cell office:value-type="float" office:value="0.6969" calcext:value-type="float">
            <text:p>0.6969</text:p>
          </table:table-cell>
          <table:table-cell office:value-type="float" office:value="0.74974" calcext:value-type="float">
            <text:p>0.74974</text:p>
          </table:table-cell>
          <table:table-cell table:number-columns-repeated="33"/>
        </table:table-row>
      </table:table>
      <table:table table:name="Sheet1" table:style-name="ta1">
        <table:table-column table:style-name="co1" table:number-columns-repeated="20" table:default-cell-style-name="Default"/>
        <table:table-row table:style-name="ro2">
          <table:table-cell table:style-name="ce1" office:value-type="string" calcext:value-type="string">
            <text:p>THRESHOLDS DATA</text:p>
          </table:table-cell>
          <table:table-cell table:number-columns-repeated="19"/>
        </table:table-row>
        <table:table-row table:style-name="ro2">
          <table:table-cell table:number-columns-repeated="20"/>
        </table:table-row>
        <table:table-row table:style-name="ro2">
          <table:table-cell table:style-name="ce1" office:value-type="string" calcext:value-type="string">
            <text:p>PQ TEST cycles = d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PLANAR</text:p>
          </table:table-cell>
          <table:table-cell table:number-columns-repeated="5"/>
          <table:table-cell table:style-name="ce1" office:value-type="string" calcext:value-type="string">
            <text:p>PQ TEST cycles = 16</text:p>
          </table:table-cell>
          <table:table-cell/>
          <table:table-cell table:style-name="ce1" office:value-type="string" calcext:value-type="string">
            <text:p>TORI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q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0.026" calcext:value-type="float">
            <text:p>0.026</text:p>
          </table:table-cell>
          <table:table-cell office:value-type="float" office:value="0.0147333" calcext:value-type="float">
            <text:p>0.0147333</text:p>
          </table:table-cell>
          <table:table-cell office:value-type="float" office:value="0.0112125" calcext:value-type="float">
            <text:p>0.0112125</text:p>
          </table:table-cell>
          <table:table-cell office:value-type="float" office:value="0.0096625" calcext:value-type="float">
            <text:p>0.0096625</text:p>
          </table:table-cell>
          <table:table-cell office:value-type="float" office:value="0.0092104" calcext:value-type="float">
            <text:p>0.0092104</text:p>
          </table:table-cell>
          <table:table-cell office:value-type="float" office:value="0.0086411" calcext:value-type="float">
            <text:p>0.0086411</text:p>
          </table:table-cell>
          <table:table-cell office:value-type="float" office:value="0.0084203" calcext:value-type="float">
            <text:p>0.0084203</text:p>
          </table:table-cell>
          <table:table-cell/>
          <table:table-cell office:value-type="float" office:value="0.0092458" calcext:value-type="float">
            <text:p>0.0092458</text:p>
          </table:table-cell>
          <table:table-cell office:value-type="float" office:value="0.00814" calcext:value-type="float">
            <text:p>0.00814</text:p>
          </table:table-cell>
          <table:table-cell office:value-type="float" office:value="0.0073944" calcext:value-type="float">
            <text:p>0.0073944</text:p>
          </table:table-cell>
          <table:table-cell office:value-type="float" office:value="0.0068333" calcext:value-type="float">
            <text:p>0.0068333</text:p>
          </table:table-cell>
          <table:table-cell office:value-type="float" office:value="0.0066875" calcext:value-type="float">
            <text:p>0.0066875</text:p>
          </table:table-cell>
          <table:table-cell/>
          <table:table-cell office:value-type="float" office:value="0.026" calcext:value-type="float">
            <text:p>0.026</text:p>
          </table:table-cell>
          <table:table-cell table:number-columns-repeated="3"/>
          <table:table-cell office:value-type="float" office:value="0.1462875" calcext:value-type="float">
            <text:p>0.1462875</text:p>
          </table:table-cell>
          <table:table-cell office:value-type="float" office:value="0.1354125" calcext:value-type="float">
            <text:p>0.1354125</text:p>
          </table:table-cell>
        </table:table-row>
        <table:table-row table:style-name="ro2">
          <table:table-cell office:value-type="float" office:value="0.0265" calcext:value-type="float">
            <text:p>0.0265</text:p>
          </table:table-cell>
          <table:table-cell office:value-type="float" office:value="0.0155208" calcext:value-type="float">
            <text:p>0.0155208</text:p>
          </table:table-cell>
          <table:table-cell office:value-type="float" office:value="0.012475" calcext:value-type="float">
            <text:p>0.012475</text:p>
          </table:table-cell>
          <table:table-cell office:value-type="float" office:value="0.0113425" calcext:value-type="float">
            <text:p>0.0113425</text:p>
          </table:table-cell>
          <table:table-cell office:value-type="float" office:value="0.0099708" calcext:value-type="float">
            <text:p>0.0099708</text:p>
          </table:table-cell>
          <table:table-cell office:value-type="float" office:value="0.0099393" calcext:value-type="float">
            <text:p>0.0099393</text:p>
          </table:table-cell>
          <table:table-cell office:value-type="float" office:value="0.0097656" calcext:value-type="float">
            <text:p>0.0097656</text:p>
          </table:table-cell>
          <table:table-cell/>
          <table:table-cell office:value-type="float" office:value="0.0100453" calcext:value-type="float">
            <text:p>0.0100453</text:p>
          </table:table-cell>
          <table:table-cell office:value-type="float" office:value="0.008925" calcext:value-type="float">
            <text:p>0.008925</text:p>
          </table:table-cell>
          <table:table-cell office:value-type="float" office:value="0.0083042" calcext:value-type="float">
            <text:p>0.0083042</text:p>
          </table:table-cell>
          <table:table-cell office:value-type="float" office:value="0.0076982" calcext:value-type="float">
            <text:p>0.0076982</text:p>
          </table:table-cell>
          <table:table-cell office:value-type="float" office:value="0.0076734" calcext:value-type="float">
            <text:p>0.0076734</text:p>
          </table:table-cell>
          <table:table-cell/>
          <table:table-cell office:value-type="float" office:value="0.0265" calcext:value-type="float">
            <text:p>0.0265</text:p>
          </table:table-cell>
          <table:table-cell/>
          <table:table-cell office:value-type="float" office:value="0.2007" calcext:value-type="float">
            <text:p>0.2007</text:p>
          </table:table-cell>
          <table:table-cell office:value-type="float" office:value="0.181975" calcext:value-type="float">
            <text:p>0.181975</text:p>
          </table:table-cell>
          <table:table-cell office:value-type="float" office:value="0.167725" calcext:value-type="float">
            <text:p>0.167725</text:p>
          </table:table-cell>
          <table:table-cell office:value-type="float" office:value="0.156875" calcext:value-type="float">
            <text:p>0.156875</text:p>
          </table:table-cell>
        </table:table-row>
        <table:table-row table:style-name="ro2">
          <table:table-cell office:value-type="float" office:value="0.027" calcext:value-type="float">
            <text:p>0.027</text:p>
          </table:table-cell>
          <table:table-cell office:value-type="float" office:value="0.01645" calcext:value-type="float">
            <text:p>0.01645</text:p>
          </table:table-cell>
          <table:table-cell office:value-type="float" office:value="0.0138781" calcext:value-type="float">
            <text:p>0.0138781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118313" calcext:value-type="float">
            <text:p>0.0118313</text:p>
          </table:table-cell>
          <table:table-cell office:value-type="float" office:value="0.0113268" calcext:value-type="float">
            <text:p>0.0113268</text:p>
          </table:table-cell>
          <table:table-cell office:value-type="float" office:value="0.0106703" calcext:value-type="float">
            <text:p>0.0106703</text:p>
          </table:table-cell>
          <table:table-cell/>
          <table:table-cell office:value-type="float" office:value="0.0106766" calcext:value-type="float">
            <text:p>0.0106766</text:p>
          </table:table-cell>
          <table:table-cell office:value-type="float" office:value="0.0098638" calcext:value-type="float">
            <text:p>0.0098638</text:p>
          </table:table-cell>
          <table:table-cell office:value-type="float" office:value="0.0091708" calcext:value-type="float">
            <text:p>0.0091708</text:p>
          </table:table-cell>
          <table:table-cell office:value-type="float" office:value="0.0087714" calcext:value-type="float">
            <text:p>0.0087714</text:p>
          </table:table-cell>
          <table:table-cell office:value-type="float" office:value="0.0087562" calcext:value-type="float">
            <text:p>0.0087562</text:p>
          </table:table-cell>
          <table:table-cell/>
          <table:table-cell office:value-type="float" office:value="0.027" calcext:value-type="float">
            <text:p>0.027</text:p>
          </table:table-cell>
          <table:table-cell office:value-type="float" office:value="0.246125" calcext:value-type="float">
            <text:p>0.246125</text:p>
          </table:table-cell>
          <table:table-cell office:value-type="float" office:value="0.223375" calcext:value-type="float">
            <text:p>0.223375</text:p>
          </table:table-cell>
          <table:table-cell office:value-type="float" office:value="0.204775" calcext:value-type="float">
            <text:p>0.204775</text:p>
          </table:table-cell>
          <table:table-cell office:value-type="float" office:value="0.193875" calcext:value-type="float">
            <text:p>0.193875</text:p>
          </table:table-cell>
          <table:table-cell office:value-type="float" office:value="0.186475" calcext:value-type="float">
            <text:p>0.186475</text:p>
          </table:table-cell>
        </table:table-row>
        <table:table-row table:style-name="ro2">
          <table:table-cell office:value-type="float" office:value="0.0275" calcext:value-type="float">
            <text:p>0.0275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49594" calcext:value-type="float">
            <text:p>0.0149594</text:p>
          </table:table-cell>
          <table:table-cell office:value-type="float" office:value="0.013765" calcext:value-type="float">
            <text:p>0.013765</text:p>
          </table:table-cell>
          <table:table-cell office:value-type="float" office:value="0.0132479" calcext:value-type="float">
            <text:p>0.0132479</text:p>
          </table:table-cell>
          <table:table-cell office:value-type="float" office:value="0.0133018" calcext:value-type="float">
            <text:p>0.0133018</text:p>
          </table:table-cell>
          <table:table-cell office:value-type="float" office:value="0.0128609" calcext:value-type="float">
            <text:p>0.0128609</text:p>
          </table:table-cell>
          <table:table-cell/>
          <table:table-cell office:value-type="float" office:value="0.0116203" calcext:value-type="float">
            <text:p>0.0116203</text:p>
          </table:table-cell>
          <table:table-cell office:value-type="float" office:value="0.0106175" calcext:value-type="float">
            <text:p>0.0106175</text:p>
          </table:table-cell>
          <table:table-cell office:value-type="float" office:value="0.0103167" calcext:value-type="float">
            <text:p>0.0103167</text:p>
          </table:table-cell>
          <table:table-cell office:value-type="float" office:value="0.0098929" calcext:value-type="float">
            <text:p>0.0098929</text:p>
          </table:table-cell>
          <table:table-cell office:value-type="float" office:value="0.0097859" calcext:value-type="float">
            <text:p>0.0097859</text:p>
          </table:table-cell>
          <table:table-cell/>
          <table:table-cell office:value-type="float" office:value="0.0275" calcext:value-type="float">
            <text:p>0.0275</text:p>
          </table:table-cell>
          <table:table-cell office:value-type="float" office:value="0.265575" calcext:value-type="float">
            <text:p>0.265575</text:p>
          </table:table-cell>
          <table:table-cell office:value-type="float" office:value="0.24545" calcext:value-type="float">
            <text:p>0.24545</text:p>
          </table:table-cell>
          <table:table-cell office:value-type="float" office:value="0.23155" calcext:value-type="float">
            <text:p>0.23155</text:p>
          </table:table-cell>
          <table:table-cell office:value-type="float" office:value="0.2224125" calcext:value-type="float">
            <text:p>0.2224125</text:p>
          </table:table-cell>
          <table:table-cell office:value-type="float" office:value="0.215725" calcext:value-type="float">
            <text:p>0.215725</text:p>
          </table:table-cell>
        </table:table-row>
        <table:table-row table:style-name="ro2">
          <table:table-cell office:value-type="float" office:value="0.028" calcext:value-type="float">
            <text:p>0.028</text:p>
          </table:table-cell>
          <table:table-cell office:value-type="float" office:value="0.0191208" calcext:value-type="float">
            <text:p>0.0191208</text:p>
          </table:table-cell>
          <table:table-cell office:value-type="float" office:value="0.0162938" calcext:value-type="float">
            <text:p>0.0162938</text:p>
          </table:table-cell>
          <table:table-cell office:value-type="float" office:value="0.014925" calcext:value-type="float">
            <text:p>0.014925</text:p>
          </table:table-cell>
          <table:table-cell office:value-type="float" office:value="0.0147583" calcext:value-type="float">
            <text:p>0.0147583</text:p>
          </table:table-cell>
          <table:table-cell office:value-type="float" office:value="0.0153054" calcext:value-type="float">
            <text:p>0.0153054</text:p>
          </table:table-cell>
          <table:table-cell office:value-type="float" office:value="0.0144922" calcext:value-type="float">
            <text:p>0.0144922</text:p>
          </table:table-cell>
          <table:table-cell/>
          <table:table-cell office:value-type="float" office:value="0.0126844" calcext:value-type="float">
            <text:p>0.0126844</text:p>
          </table:table-cell>
          <table:table-cell office:value-type="float" office:value="0.0117562" calcext:value-type="float">
            <text:p>0.0117562</text:p>
          </table:table-cell>
          <table:table-cell office:value-type="float" office:value="0.0113833" calcext:value-type="float">
            <text:p>0.0113833</text:p>
          </table:table-cell>
          <table:table-cell office:value-type="float" office:value="0.0110732" calcext:value-type="float">
            <text:p>0.0110732</text:p>
          </table:table-cell>
          <table:table-cell office:value-type="float" office:value="0.0108766" calcext:value-type="float">
            <text:p>0.0108766</text:p>
          </table:table-cell>
          <table:table-cell/>
          <table:table-cell office:value-type="float" office:value="0.028" calcext:value-type="float">
            <text:p>0.028</text:p>
          </table:table-cell>
          <table:table-cell office:value-type="float" office:value="0.2873375" calcext:value-type="float">
            <text:p>0.2873375</text:p>
          </table:table-cell>
          <table:table-cell office:value-type="float" office:value="0.2686625" calcext:value-type="float">
            <text:p>0.2686625</text:p>
          </table:table-cell>
          <table:table-cell office:value-type="float" office:value="0.2563125" calcext:value-type="float">
            <text:p>0.2563125</text:p>
          </table:table-cell>
          <table:table-cell office:value-type="float" office:value="0.2532875" calcext:value-type="float">
            <text:p>0.2532875</text:p>
          </table:table-cell>
          <table:table-cell office:value-type="float" office:value="0.2526875" calcext:value-type="float">
            <text:p>0.2526875</text:p>
          </table:table-cell>
        </table:table-row>
        <table:table-row table:style-name="ro2">
          <table:table-cell office:value-type="float" office:value="0.0285" calcext:value-type="float">
            <text:p>0.0285</text:p>
          </table:table-cell>
          <table:table-cell office:value-type="float" office:value="0.0205042" calcext:value-type="float">
            <text:p>0.0205042</text:p>
          </table:table-cell>
          <table:table-cell office:value-type="float" office:value="0.0177094" calcext:value-type="float">
            <text:p>0.0177094</text:p>
          </table:table-cell>
          <table:table-cell office:value-type="float" office:value="0.0172475" calcext:value-type="float">
            <text:p>0.0172475</text:p>
          </table:table-cell>
          <table:table-cell office:value-type="float" office:value="0.0170083" calcext:value-type="float">
            <text:p>0.0170083</text:p>
          </table:table-cell>
          <table:table-cell office:value-type="float" office:value="0.0171875" calcext:value-type="float">
            <text:p>0.0171875</text:p>
          </table:table-cell>
          <table:table-cell office:value-type="float" office:value="0.0169984" calcext:value-type="float">
            <text:p>0.0169984</text:p>
          </table:table-cell>
          <table:table-cell/>
          <table:table-cell office:value-type="float" office:value="0.0137844" calcext:value-type="float">
            <text:p>0.0137844</text:p>
          </table:table-cell>
          <table:table-cell office:value-type="float" office:value="0.0125588" calcext:value-type="float">
            <text:p>0.0125588</text:p>
          </table:table-cell>
          <table:table-cell office:value-type="float" office:value="0.0121271" calcext:value-type="float">
            <text:p>0.0121271</text:p>
          </table:table-cell>
          <table:table-cell office:value-type="float" office:value="0.0121679" calcext:value-type="float">
            <text:p>0.0121679</text:p>
          </table:table-cell>
          <table:table-cell office:value-type="float" office:value="0.0121094" calcext:value-type="float">
            <text:p>0.0121094</text:p>
          </table:table-cell>
          <table:table-cell/>
          <table:table-cell office:value-type="float" office:value="0.0285" calcext:value-type="float">
            <text:p>0.0285</text:p>
          </table:table-cell>
          <table:table-cell office:value-type="float" office:value="0.307125" calcext:value-type="float">
            <text:p>0.307125</text:p>
          </table:table-cell>
          <table:table-cell office:value-type="float" office:value="0.2910375" calcext:value-type="float">
            <text:p>0.2910375</text:p>
          </table:table-cell>
          <table:table-cell office:value-type="float" office:value="0.2873875" calcext:value-type="float">
            <text:p>0.2873875</text:p>
          </table:table-cell>
          <table:table-cell office:value-type="float" office:value="0.285775" calcext:value-type="float">
            <text:p>0.285775</text:p>
          </table:table-cell>
          <table:table-cell office:value-type="float" office:value="0.2824125" calcext:value-type="float">
            <text:p>0.2824125</text:p>
          </table:table-cell>
        </table:table-row>
        <table:table-row table:style-name="ro2">
          <table:table-cell office:value-type="float" office:value="0.029" calcext:value-type="float">
            <text:p>0.029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2875" calcext:value-type="float">
            <text:p>0.0192875</text:p>
          </table:table-cell>
          <table:table-cell office:value-type="float" office:value="0.018215" calcext:value-type="float">
            <text:p>0.018215</text:p>
          </table:table-cell>
          <table:table-cell office:value-type="float" office:value="0.0188437" calcext:value-type="float">
            <text:p>0.0188437</text:p>
          </table:table-cell>
          <table:table-cell office:value-type="float" office:value="0.0189214" calcext:value-type="float">
            <text:p>0.0189214</text:p>
          </table:table-cell>
          <table:table-cell office:value-type="float" office:value="0.0189656" calcext:value-type="float">
            <text:p>0.0189656</text:p>
          </table:table-cell>
          <table:table-cell/>
          <table:table-cell office:value-type="float" office:value="0.0141406" calcext:value-type="float">
            <text:p>0.0141406</text:p>
          </table:table-cell>
          <table:table-cell office:value-type="float" office:value="0.0136525" calcext:value-type="float">
            <text:p>0.0136525</text:p>
          </table:table-cell>
          <table:table-cell office:value-type="float" office:value="0.0131896" calcext:value-type="float">
            <text:p>0.0131896</text:p>
          </table:table-cell>
          <table:table-cell office:value-type="float" office:value="0.0134946" calcext:value-type="float">
            <text:p>0.0134946</text:p>
          </table:table-cell>
          <table:table-cell office:value-type="float" office:value="0.0134984" calcext:value-type="float">
            <text:p>0.0134984</text:p>
          </table:table-cell>
          <table:table-cell/>
          <table:table-cell office:value-type="float" office:value="0.029" calcext:value-type="float">
            <text:p>0.029</text:p>
          </table:table-cell>
          <table:table-cell office:value-type="float" office:value="0.3264" calcext:value-type="float">
            <text:p>0.3264</text:p>
          </table:table-cell>
          <table:table-cell office:value-type="float" office:value="0.31875" calcext:value-type="float">
            <text:p>0.31875</text:p>
          </table:table-cell>
          <table:table-cell office:value-type="float" office:value="0.3173" calcext:value-type="float">
            <text:p>0.3173</text:p>
          </table:table-cell>
          <table:table-cell office:value-type="float" office:value="0.3140875" calcext:value-type="float">
            <text:p>0.3140875</text:p>
          </table:table-cell>
          <table:table-cell office:value-type="float" office:value="0.316025" calcext:value-type="float">
            <text:p>0.316025</text:p>
          </table:table-cell>
        </table:table-row>
        <table:table-row table:style-name="ro2">
          <table:table-cell office:value-type="float" office:value="0.0295" calcext:value-type="float">
            <text:p>0.0295</text:p>
          </table:table-cell>
          <table:table-cell office:value-type="float" office:value="0.0229292" calcext:value-type="float">
            <text:p>0.0229292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20365" calcext:value-type="float">
            <text:p>0.020365</text:p>
          </table:table-cell>
          <table:table-cell office:value-type="float" office:value="0.0207437" calcext:value-type="float">
            <text:p>0.0207437</text:p>
          </table:table-cell>
          <table:table-cell office:value-type="float" office:value="0.0214036" calcext:value-type="float">
            <text:p>0.0214036</text:p>
          </table:table-cell>
          <table:table-cell office:value-type="float" office:value="0.0220359" calcext:value-type="float">
            <text:p>0.0220359</text:p>
          </table:table-cell>
          <table:table-cell/>
          <table:table-cell office:value-type="float" office:value="0.0153156" calcext:value-type="float">
            <text:p>0.0153156</text:p>
          </table:table-cell>
          <table:table-cell office:value-type="float" office:value="0.0148325" calcext:value-type="float">
            <text:p>0.0148325</text:p>
          </table:table-cell>
          <table:table-cell office:value-type="float" office:value="0.0145542" calcext:value-type="float">
            <text:p>0.0145542</text:p>
          </table:table-cell>
          <table:table-cell office:value-type="float" office:value="0.014675" calcext:value-type="float">
            <text:p>0.014675</text:p>
          </table:table-cell>
          <table:table-cell office:value-type="float" office:value="0.0149484" calcext:value-type="float">
            <text:p>0.0149484</text:p>
          </table:table-cell>
          <table:table-cell/>
          <table:table-cell office:value-type="float" office:value="0.0295" calcext:value-type="float">
            <text:p>0.0295</text:p>
          </table:table-cell>
          <table:table-cell office:value-type="float" office:value="0.3486" calcext:value-type="float">
            <text:p>0.3486</text:p>
          </table:table-cell>
          <table:table-cell office:value-type="float" office:value="0.344675" calcext:value-type="float">
            <text:p>0.344675</text:p>
          </table:table-cell>
          <table:table-cell office:value-type="float" office:value="0.3440125" calcext:value-type="float">
            <text:p>0.3440125</text:p>
          </table:table-cell>
          <table:table-cell office:value-type="float" office:value="0.3524125" calcext:value-type="float">
            <text:p>0.3524125</text:p>
          </table:table-cell>
          <table:table-cell office:value-type="float" office:value="0.3519875" calcext:value-type="float">
            <text:p>0.3519875</text:p>
          </table:table-cell>
        </table:table-row>
        <table:table-row table:style-name="ro2">
          <table:table-cell office:value-type="float" office:value="0.03" calcext:value-type="float">
            <text:p>0.03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21975" calcext:value-type="float">
            <text:p>0.021975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26458" calcext:value-type="float">
            <text:p>0.0226458</text:p>
          </table:table-cell>
          <table:table-cell office:value-type="float" office:value="0.0233786" calcext:value-type="float">
            <text:p>0.0233786</text:p>
          </table:table-cell>
          <table:table-cell office:value-type="float" office:value="0.0241891" calcext:value-type="float">
            <text:p>0.0241891</text:p>
          </table:table-cell>
          <table:table-cell/>
          <table:table-cell office:value-type="float" office:value="0.0164438" calcext:value-type="float">
            <text:p>0.0164438</text:p>
          </table:table-cell>
          <table:table-cell office:value-type="float" office:value="0.015835" calcext:value-type="float">
            <text:p>0.015835</text:p>
          </table:table-cell>
          <table:table-cell office:value-type="float" office:value="0.0154104" calcext:value-type="float">
            <text:p>0.0154104</text:p>
          </table:table-cell>
          <table:table-cell office:value-type="float" office:value="0.0160054" calcext:value-type="float">
            <text:p>0.0160054</text:p>
          </table:table-cell>
          <table:table-cell office:value-type="float" office:value="0.0160281" calcext:value-type="float">
            <text:p>0.0160281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3705" calcext:value-type="float">
            <text:p>0.3705</text:p>
          </table:table-cell>
          <table:table-cell office:value-type="float" office:value="0.36755" calcext:value-type="float">
            <text:p>0.36755</text:p>
          </table:table-cell>
          <table:table-cell office:value-type="float" office:value="0.3708" calcext:value-type="float">
            <text:p>0.3708</text:p>
          </table:table-cell>
          <table:table-cell office:value-type="float" office:value="0.3782125" calcext:value-type="float">
            <text:p>0.3782125</text:p>
          </table:table-cell>
          <table:table-cell office:value-type="float" office:value="0.3866625" calcext:value-type="float">
            <text:p>0.3866625</text:p>
          </table:table-cell>
        </table:table-row>
        <table:table-row table:style-name="ro2">
          <table:table-cell office:value-type="float" office:value="0.0305" calcext:value-type="float">
            <text:p>0.0305</text:p>
          </table:table-cell>
          <table:table-cell office:value-type="float" office:value="0.0261875" calcext:value-type="float">
            <text:p>0.0261875</text:p>
          </table:table-cell>
          <table:table-cell office:value-type="float" office:value="0.0239344" calcext:value-type="float">
            <text:p>0.0239344</text:p>
          </table:table-cell>
          <table:table-cell office:value-type="float" office:value="0.0241825" calcext:value-type="float">
            <text:p>0.0241825</text:p>
          </table:table-cell>
          <table:table-cell office:value-type="float" office:value="0.0248146" calcext:value-type="float">
            <text:p>0.0248146</text:p>
          </table:table-cell>
          <table:table-cell office:value-type="float" office:value="0.0255839" calcext:value-type="float">
            <text:p>0.0255839</text:p>
          </table:table-cell>
          <table:table-cell office:value-type="float" office:value="0.0264484" calcext:value-type="float">
            <text:p>0.0264484</text:p>
          </table:table-cell>
          <table:table-cell/>
          <table:table-cell office:value-type="float" office:value="0.0170594" calcext:value-type="float">
            <text:p>0.0170594</text:p>
          </table:table-cell>
          <table:table-cell office:value-type="float" office:value="0.016705" calcext:value-type="float">
            <text:p>0.016705</text:p>
          </table:table-cell>
          <table:table-cell office:value-type="float" office:value="0.0164187" calcext:value-type="float">
            <text:p>0.0164187</text:p>
          </table:table-cell>
          <table:table-cell office:value-type="float" office:value="0.016625" calcext:value-type="float">
            <text:p>0.016625</text:p>
          </table:table-cell>
          <table:table-cell office:value-type="float" office:value="0.0171891" calcext:value-type="float">
            <text:p>0.0171891</text:p>
          </table:table-cell>
          <table:table-cell/>
          <table:table-cell office:value-type="float" office:value="0.0305" calcext:value-type="float">
            <text:p>0.0305</text:p>
          </table:table-cell>
          <table:table-cell office:value-type="float" office:value="0.3916" calcext:value-type="float">
            <text:p>0.3916</text:p>
          </table:table-cell>
          <table:table-cell office:value-type="float" office:value="0.3916125" calcext:value-type="float">
            <text:p>0.3916125</text:p>
          </table:table-cell>
          <table:table-cell office:value-type="float" office:value="0.402425" calcext:value-type="float">
            <text:p>0.402425</text:p>
          </table:table-cell>
          <table:table-cell office:value-type="float" office:value="0.4105375" calcext:value-type="float">
            <text:p>0.4105375</text:p>
          </table:table-cell>
          <table:table-cell office:value-type="float" office:value="0.4228" calcext:value-type="float">
            <text:p>0.4228</text:p>
          </table:table-cell>
        </table:table-row>
        <table:table-row table:style-name="ro2">
          <table:table-cell office:value-type="float" office:value="0.031" calcext:value-type="float">
            <text:p>0.031</text:p>
          </table:table-cell>
          <table:table-cell office:value-type="float" office:value="0.0277333" calcext:value-type="float">
            <text:p>0.0277333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25835" calcext:value-type="float">
            <text:p>0.025835</text:p>
          </table:table-cell>
          <table:table-cell office:value-type="float" office:value="0.0266188" calcext:value-type="float">
            <text:p>0.0266188</text:p>
          </table:table-cell>
          <table:table-cell office:value-type="float" office:value="0.0279054" calcext:value-type="float">
            <text:p>0.0279054</text:p>
          </table:table-cell>
          <table:table-cell office:value-type="float" office:value="0.0285422" calcext:value-type="float">
            <text:p>0.0285422</text:p>
          </table:table-cell>
          <table:table-cell/>
          <table:table-cell office:value-type="float" office:value="0.0183859" calcext:value-type="float">
            <text:p>0.0183859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18025" calcext:value-type="float">
            <text:p>0.018025</text:p>
          </table:table-cell>
          <table:table-cell office:value-type="float" office:value="0.0184357" calcext:value-type="float">
            <text:p>0.0184357</text:p>
          </table:table-cell>
          <table:table-cell office:value-type="float" office:value="0.0187953" calcext:value-type="float">
            <text:p>0.0187953</text:p>
          </table:table-cell>
          <table:table-cell/>
          <table:table-cell office:value-type="float" office:value="0.031" calcext:value-type="float">
            <text:p>0.031</text:p>
          </table:table-cell>
          <table:table-cell office:value-type="float" office:value="0.41405" calcext:value-type="float">
            <text:p>0.41405</text:p>
          </table:table-cell>
          <table:table-cell office:value-type="float" office:value="0.420725" calcext:value-type="float">
            <text:p>0.420725</text:p>
          </table:table-cell>
          <table:table-cell office:value-type="float" office:value="0.4279375" calcext:value-type="float">
            <text:p>0.4279375</text:p>
          </table:table-cell>
          <table:table-cell office:value-type="float" office:value="0.4400375" calcext:value-type="float">
            <text:p>0.4400375</text:p>
          </table:table-cell>
          <table:table-cell office:value-type="float" office:value="0.4556625" calcext:value-type="float">
            <text:p>0.4556625</text:p>
          </table:table-cell>
        </table:table-row>
        <table:table-row table:style-name="ro2">
          <table:table-cell office:value-type="float" office:value="0.0315" calcext:value-type="float">
            <text:p>0.0315</text:p>
          </table:table-cell>
          <table:table-cell office:value-type="float" office:value="0.0287833" calcext:value-type="float">
            <text:p>0.0287833</text:p>
          </table:table-cell>
          <table:table-cell office:value-type="float" office:value="0.0280031" calcext:value-type="float">
            <text:p>0.0280031</text:p>
          </table:table-cell>
          <table:table-cell office:value-type="float" office:value="0.027935" calcext:value-type="float">
            <text:p>0.027935</text:p>
          </table:table-cell>
          <table:table-cell office:value-type="float" office:value="0.02855" calcext:value-type="float">
            <text:p>0.02855</text:p>
          </table:table-cell>
          <table:table-cell office:value-type="float" office:value="0.0298821" calcext:value-type="float">
            <text:p>0.0298821</text:p>
          </table:table-cell>
          <table:table-cell office:value-type="float" office:value="0.0306531" calcext:value-type="float">
            <text:p>0.0306531</text:p>
          </table:table-cell>
          <table:table-cell/>
          <table:table-cell office:value-type="float" office:value="0.0195109" calcext:value-type="float">
            <text:p>0.0195109</text:p>
          </table:table-cell>
          <table:table-cell office:value-type="float" office:value="0.0189713" calcext:value-type="float">
            <text:p>0.0189713</text:p>
          </table:table-cell>
          <table:table-cell office:value-type="float" office:value="0.0192167" calcext:value-type="float">
            <text:p>0.0192167</text:p>
          </table:table-cell>
          <table:table-cell office:value-type="float" office:value="0.0196179" calcext:value-type="float">
            <text:p>0.0196179</text:p>
          </table:table-cell>
          <table:table-cell office:value-type="float" office:value="0.0199812" calcext:value-type="float">
            <text:p>0.0199812</text:p>
          </table:table-cell>
          <table:table-cell/>
          <table:table-cell office:value-type="float" office:value="0.0315" calcext:value-type="float">
            <text:p>0.0315</text:p>
          </table:table-cell>
          <table:table-cell office:value-type="float" office:value="0.4357375" calcext:value-type="float">
            <text:p>0.4357375</text:p>
          </table:table-cell>
          <table:table-cell office:value-type="float" office:value="0.44295" calcext:value-type="float">
            <text:p>0.44295</text:p>
          </table:table-cell>
          <table:table-cell office:value-type="float" office:value="0.456325" calcext:value-type="float">
            <text:p>0.456325</text:p>
          </table:table-cell>
          <table:table-cell office:value-type="float" office:value="0.4735625" calcext:value-type="float">
            <text:p>0.4735625</text:p>
          </table:table-cell>
          <table:table-cell office:value-type="float" office:value="0.4919875" calcext:value-type="float">
            <text:p>0.4919875</text:p>
          </table:table-cell>
        </table:table-row>
        <table:table-row table:style-name="ro2">
          <table:table-cell office:value-type="float" office:value="0.032" calcext:value-type="float">
            <text:p>0.032</text:p>
          </table:table-cell>
          <table:table-cell office:value-type="float" office:value="0.0302958" calcext:value-type="float">
            <text:p>0.0302958</text:p>
          </table:table-cell>
          <table:table-cell office:value-type="float" office:value="0.029025" calcext:value-type="float">
            <text:p>0.029025</text:p>
          </table:table-cell>
          <table:table-cell office:value-type="float" office:value="0.029765" calcext:value-type="float">
            <text:p>0.029765</text:p>
          </table:table-cell>
          <table:table-cell office:value-type="float" office:value="0.0305646" calcext:value-type="float">
            <text:p>0.0305646</text:p>
          </table:table-cell>
          <table:table-cell office:value-type="float" office:value="0.0320571" calcext:value-type="float">
            <text:p>0.0320571</text:p>
          </table:table-cell>
          <table:table-cell office:value-type="float" office:value="0.0326547" calcext:value-type="float">
            <text:p>0.0326547</text:p>
          </table:table-cell>
          <table:table-cell/>
          <table:table-cell office:value-type="float" office:value="0.0202813" calcext:value-type="float">
            <text:p>0.0202813</text:p>
          </table:table-cell>
          <table:table-cell office:value-type="float" office:value="0.0205463" calcext:value-type="float">
            <text:p>0.0205463</text:p>
          </table:table-cell>
          <table:table-cell office:value-type="float" office:value="0.0204208" calcext:value-type="float">
            <text:p>0.0204208</text:p>
          </table:table-cell>
          <table:table-cell office:value-type="float" office:value="0.0207125" calcext:value-type="float">
            <text:p>0.0207125</text:p>
          </table:table-cell>
          <table:table-cell office:value-type="float" office:value="0.0210406" calcext:value-type="float">
            <text:p>0.0210406</text:p>
          </table:table-cell>
          <table:table-cell/>
          <table:table-cell office:value-type="float" office:value="0.032" calcext:value-type="float">
            <text:p>0.032</text:p>
          </table:table-cell>
          <table:table-cell office:value-type="float" office:value="0.4553875" calcext:value-type="float">
            <text:p>0.4553875</text:p>
          </table:table-cell>
          <table:table-cell office:value-type="float" office:value="0.466175" calcext:value-type="float">
            <text:p>0.466175</text:p>
          </table:table-cell>
          <table:table-cell office:value-type="float" office:value="0.4856125" calcext:value-type="float">
            <text:p>0.4856125</text:p>
          </table:table-cell>
          <table:table-cell office:value-type="float" office:value="0.50575" calcext:value-type="float">
            <text:p>0.50575</text:p>
          </table:table-cell>
          <table:table-cell office:value-type="float" office:value="0.519825" calcext:value-type="float">
            <text:p>0.519825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Circuit level error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Stringent NN comparis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pq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13531" calcext:value-type="float">
            <text:p>0.0013531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917" calcext:value-type="float">
            <text:p>0.0002917</text:p>
          </table:table-cell>
          <table:table-cell office:value-type="float" office:value="0.0001018" calcext:value-type="float">
            <text:p>0.0001018</text:p>
          </table:table-cell>
          <table:table-cell table:style-name="ce15" office:value-type="float" office:value="0.0000484" calcext:value-type="float">
            <text:p>4.84E-05</text:p>
          </table:table-cell>
          <table:table-cell table:number-columns-repeated="2"/>
          <table:table-cell office:value-type="float" office:value="0.00775" calcext:value-type="float">
            <text:p>0.00775</text:p>
          </table:table-cell>
          <table:table-cell office:value-type="float" office:value="0.88505" calcext:value-type="float">
            <text:p>0.88505</text:p>
          </table:table-cell>
          <table:table-cell office:value-type="float" office:value="0.8749" calcext:value-type="float">
            <text:p>0.8749</text:p>
          </table:table-cell>
          <table:table-cell office:value-type="float" office:value="0.881475" calcext:value-type="float">
            <text:p>0.881475</text:p>
          </table:table-cell>
          <table:table-cell table:number-columns-repeated="8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20656" calcext:value-type="float">
            <text:p>0.0020656</text:p>
          </table:table-cell>
          <table:table-cell office:value-type="float" office:value="0.0010125" calcext:value-type="float">
            <text:p>0.0010125</text:p>
          </table:table-cell>
          <table:table-cell office:value-type="float" office:value="0.0005333" calcext:value-type="float">
            <text:p>0.0005333</text:p>
          </table:table-cell>
          <table:table-cell office:value-type="float" office:value="0.0002982" calcext:value-type="float">
            <text:p>0.0002982</text:p>
          </table:table-cell>
          <table:table-cell office:value-type="float" office:value="0.0001531" calcext:value-type="float">
            <text:p>0.0001531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904625" calcext:value-type="float">
            <text:p>0.904625</text:p>
          </table:table-cell>
          <table:table-cell office:value-type="float" office:value="0.903225" calcext:value-type="float">
            <text:p>0.903225</text:p>
          </table:table-cell>
          <table:table-cell office:value-type="float" office:value="0.913525" calcext:value-type="float">
            <text:p>0.913525</text:p>
          </table:table-cell>
          <table:table-cell table:number-columns-repeated="8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035344" calcext:value-type="float">
            <text:p>0.0035344</text:p>
          </table:table-cell>
          <table:table-cell office:value-type="float" office:value="0.0019075" calcext:value-type="float">
            <text:p>0.0019075</text:p>
          </table:table-cell>
          <table:table-cell office:value-type="float" office:value="0.0011729" calcext:value-type="float">
            <text:p>0.0011729</text:p>
          </table:table-cell>
          <table:table-cell office:value-type="float" office:value="0.0007036" calcext:value-type="float">
            <text:p>0.0007036</text:p>
          </table:table-cell>
          <table:table-cell office:value-type="float" office:value="0.0004437" calcext:value-type="float">
            <text:p>0.0004437</text:p>
          </table:table-cell>
          <table:table-cell table:number-columns-repeated="2"/>
          <table:table-cell office:value-type="float" office:value="0.00825" calcext:value-type="float">
            <text:p>0.00825</text:p>
          </table:table-cell>
          <table:table-cell office:value-type="float" office:value="0.91435" calcext:value-type="float">
            <text:p>0.91435</text:p>
          </table:table-cell>
          <table:table-cell office:value-type="float" office:value="0.92165" calcext:value-type="float">
            <text:p>0.92165</text:p>
          </table:table-cell>
          <table:table-cell office:value-type="float" office:value="0.926275" calcext:value-type="float">
            <text:p>0.926275</text:p>
          </table:table-cell>
          <table:table-cell table:number-columns-repeated="8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90938" calcext:value-type="float">
            <text:p>0.0090938</text:p>
          </table:table-cell>
          <table:table-cell office:value-type="float" office:value="0.0072675" calcext:value-type="float">
            <text:p>0.0072675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57179" calcext:value-type="float">
            <text:p>0.0057179</text:p>
          </table:table-cell>
          <table:table-cell office:value-type="float" office:value="0.0056438" calcext:value-type="float">
            <text:p>0.0056438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127406" calcext:value-type="float">
            <text:p>0.0127406</text:p>
          </table:table-cell>
          <table:table-cell office:value-type="float" office:value="0.0111475" calcext:value-type="float">
            <text:p>0.0111475</text:p>
          </table:table-cell>
          <table:table-cell office:value-type="float" office:value="0.0107833" calcext:value-type="float">
            <text:p>0.0107833</text:p>
          </table:table-cell>
          <table:table-cell office:value-type="float" office:value="0.0106393" calcext:value-type="float">
            <text:p>0.0106393</text:p>
          </table:table-cell>
          <table:table-cell office:value-type="float" office:value="0.0108344" calcext:value-type="float">
            <text:p>0.0108344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10219" calcext:value-type="float">
            <text:p>0.0110219</text:p>
          </table:table-cell>
          <table:table-cell office:value-type="float" office:value="0.007995" calcext:value-type="float">
            <text:p>0.007995</text:p>
          </table:table-cell>
          <table:table-cell office:value-type="float" office:value="0.0067521" calcext:value-type="float">
            <text:p>0.0067521</text:p>
          </table:table-cell>
          <table:table-cell office:value-type="float" office:value="0.0055321" calcext:value-type="float">
            <text:p>0.0055321</text:p>
          </table:table-cell>
          <table:table-cell office:value-type="float" office:value="0.0049047" calcext:value-type="float">
            <text:p>0.004904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142875" calcext:value-type="float">
            <text:p>0.0142875</text:p>
          </table:table-cell>
          <table:table-cell office:value-type="float" office:value="0.011985" calcext:value-type="float">
            <text:p>0.011985</text:p>
          </table:table-cell>
          <table:table-cell office:value-type="float" office:value="0.0101833" calcext:value-type="float">
            <text:p>0.0101833</text:p>
          </table:table-cell>
          <table:table-cell office:value-type="float" office:value="0.0094607" calcext:value-type="float">
            <text:p>0.0094607</text:p>
          </table:table-cell>
          <table:table-cell office:value-type="float" office:value="0.0087672" calcext:value-type="float">
            <text:p>0.0087672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89406" calcext:value-type="float">
            <text:p>0.0189406</text:p>
          </table:table-cell>
          <table:table-cell office:value-type="float" office:value="0.0165225" calcext:value-type="float">
            <text:p>0.0165225</text:p>
          </table:table-cell>
          <table:table-cell office:value-type="float" office:value="0.0148625" calcext:value-type="float">
            <text:p>0.0148625</text:p>
          </table:table-cell>
          <table:table-cell office:value-type="float" office:value="0.0145196" calcext:value-type="float">
            <text:p>0.0145196</text:p>
          </table:table-cell>
          <table:table-cell office:value-type="float" office:value="0.0141297" calcext:value-type="float">
            <text:p>0.0141297</text:p>
          </table:table-cell>
          <table:table-cell table:number-columns-repeated="14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234438" calcext:value-type="float">
            <text:p>0.0234438</text:p>
          </table:table-cell>
          <table:table-cell office:value-type="float" office:value="0.0219075" calcext:value-type="float">
            <text:p>0.0219075</text:p>
          </table:table-cell>
          <table:table-cell office:value-type="float" office:value="0.0216146" calcext:value-type="float">
            <text:p>0.0216146</text:p>
          </table:table-cell>
          <table:table-cell office:value-type="float" office:value="0.0208304" calcext:value-type="float">
            <text:p>0.0208304</text:p>
          </table:table-cell>
          <table:table-cell office:value-type="float" office:value="0.0211078" calcext:value-type="float">
            <text:p>0.0211078</text:p>
          </table:table-cell>
          <table:table-cell table:number-columns-repeated="14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294094" calcext:value-type="float">
            <text:p>0.0294094</text:p>
          </table:table-cell>
          <table:table-cell office:value-type="float" office:value="0.0286525" calcext:value-type="float">
            <text:p>0.0286525</text:p>
          </table:table-cell>
          <table:table-cell office:value-type="float" office:value="0.0279083" calcext:value-type="float">
            <text:p>0.0279083</text:p>
          </table:table-cell>
          <table:table-cell office:value-type="float" office:value="0.0283411" calcext:value-type="float">
            <text:p>0.0283411</text:p>
          </table:table-cell>
          <table:table-cell office:value-type="float" office:value="0.0289094" calcext:value-type="float">
            <text:p>0.0289094</text:p>
          </table:table-cell>
          <table:table-cell table:number-columns-repeated="14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357406" calcext:value-type="float">
            <text:p>0.0357406</text:p>
          </table:table-cell>
          <table:table-cell office:value-type="float" office:value="0.0353475" calcext:value-type="float">
            <text:p>0.0353475</text:p>
          </table:table-cell>
          <table:table-cell office:value-type="float" office:value="0.0356417" calcext:value-type="float">
            <text:p>0.0356417</text:p>
          </table:table-cell>
          <table:table-cell office:value-type="float" office:value="0.0360429" calcext:value-type="float">
            <text:p>0.0360429</text:p>
          </table:table-cell>
          <table:table-cell office:value-type="float" office:value="0.0364297" calcext:value-type="float">
            <text:p>0.0364297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425813" calcext:value-type="float">
            <text:p>0.0425813</text:p>
          </table:table-cell>
          <table:table-cell office:value-type="float" office:value="0.04211" calcext:value-type="float">
            <text:p>0.04211</text:p>
          </table:table-cell>
          <table:table-cell office:value-type="float" office:value="0.0429" calcext:value-type="float">
            <text:p>0.0429</text:p>
          </table:table-cell>
          <table:table-cell office:value-type="float" office:value="0.0429286" calcext:value-type="float">
            <text:p>0.0429286</text:p>
          </table:table-cell>
          <table:table-cell office:value-type="float" office:value="0.0432406" calcext:value-type="float">
            <text:p>0.0432406</text:p>
          </table:table-cell>
          <table:table-cell table:number-columns-repeated="14"/>
        </table:table-row>
        <table:table-row table:style-name="ro1">
          <table:table-cell office:value-type="float" office:value="0.0105" calcext:value-type="float">
            <text:p>0.0105</text:p>
          </table:table-cell>
          <table:table-cell office:value-type="float" office:value="0.0489219" calcext:value-type="float">
            <text:p>0.0489219</text:p>
          </table:table-cell>
          <table:table-cell office:value-type="float" office:value="0.0490975" calcext:value-type="float">
            <text:p>0.0490975</text:p>
          </table:table-cell>
          <table:table-cell office:value-type="float" office:value="0.04995" calcext:value-type="float">
            <text:p>0.04995</text:p>
          </table:table-cell>
          <table:table-cell office:value-type="float" office:value="0.0497607" calcext:value-type="float">
            <text:p>0.0497607</text:p>
          </table:table-cell>
          <table:table-cell office:value-type="float" office:value="0.0482719" calcext:value-type="float">
            <text:p>0.0482719</text:p>
          </table:table-cell>
          <table:table-cell table:number-columns-repeated="14"/>
        </table:table-row>
        <table:table-row table:style-name="ro1">
          <table:table-cell office:value-type="float" office:value="0.011" calcext:value-type="float">
            <text:p>0.011</text:p>
          </table:table-cell>
          <table:table-cell office:value-type="float" office:value="0.0559844" calcext:value-type="float">
            <text:p>0.0559844</text:p>
          </table:table-cell>
          <table:table-cell office:value-type="float" office:value="0.056455" calcext:value-type="float">
            <text:p>0.056455</text:p>
          </table:table-cell>
          <table:table-cell office:value-type="float" office:value="0.0558167" calcext:value-type="float">
            <text:p>0.0558167</text:p>
          </table:table-cell>
          <table:table-cell office:value-type="float" office:value="0.0545929" calcext:value-type="float">
            <text:p>0.0545929</text:p>
          </table:table-cell>
          <table:table-cell office:value-type="float" office:value="0.0520234" calcext:value-type="float">
            <text:p>0.0520234</text:p>
          </table:table-cell>
          <table:table-cell table:number-columns-repeated="14"/>
        </table:table-row>
        <table:table-row table:style-name="ro1">
          <table:table-cell office:value-type="float" office:value="0.0115" calcext:value-type="float">
            <text:p>0.0115</text:p>
          </table:table-cell>
          <table:table-cell office:value-type="float" office:value="0.0622594" calcext:value-type="float">
            <text:p>0.0622594</text:p>
          </table:table-cell>
          <table:table-cell office:value-type="float" office:value="0.06263" calcext:value-type="float">
            <text:p>0.06263</text:p>
          </table:table-cell>
          <table:table-cell office:value-type="float" office:value="0.0619146" calcext:value-type="float">
            <text:p>0.0619146</text:p>
          </table:table-cell>
          <table:table-cell office:value-type="float" office:value="0.0583286" calcext:value-type="float">
            <text:p>0.0583286</text:p>
          </table:table-cell>
          <table:table-cell office:value-type="float" office:value="0.0545828" calcext:value-type="float">
            <text:p>0.0545828</text:p>
          </table:table-cell>
          <table:table-cell table:number-columns-repeated="14"/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0.0690375" calcext:value-type="float">
            <text:p>0.0690375</text:p>
          </table:table-cell>
          <table:table-cell office:value-type="float" office:value="0.0680725" calcext:value-type="float">
            <text:p>0.0680725</text:p>
          </table:table-cell>
          <table:table-cell office:value-type="float" office:value="0.0653229" calcext:value-type="float">
            <text:p>0.0653229</text:p>
          </table:table-cell>
          <table:table-cell office:value-type="float" office:value="0.0612518" calcext:value-type="float">
            <text:p>0.0612518</text:p>
          </table:table-cell>
          <table:table-cell office:value-type="float" office:value="0.0563031" calcext:value-type="float">
            <text:p>0.0563031</text:p>
          </table:table-cell>
          <table:table-cell table:number-columns-repeated="14"/>
        </table:table-row>
        <table:table-row table:style-name="ro1">
          <table:table-cell office:value-type="float" office:value="0.0125" calcext:value-type="float">
            <text:p>0.0125</text:p>
          </table:table-cell>
          <table:table-cell office:value-type="float" office:value="0.0751375" calcext:value-type="float">
            <text:p>0.0751375</text:p>
          </table:table-cell>
          <table:table-cell office:value-type="float" office:value="0.07294" calcext:value-type="float">
            <text:p>0.07294</text:p>
          </table:table-cell>
          <table:table-cell office:value-type="float" office:value="0.0689208" calcext:value-type="float">
            <text:p>0.0689208</text:p>
          </table:table-cell>
          <table:table-cell office:value-type="float" office:value="0.0632732" calcext:value-type="float">
            <text:p>0.0632732</text:p>
          </table:table-cell>
          <table:table-cell office:value-type="float" office:value="0.0571703" calcext:value-type="float">
            <text:p>0.0571703</text:p>
          </table:table-cell>
          <table:table-cell table:number-columns-repeated="14"/>
        </table:table-row>
        <table:table-row table:style-name="ro1">
          <table:table-cell office:value-type="float" office:value="0.013" calcext:value-type="float">
            <text:p>0.013</text:p>
          </table:table-cell>
          <table:table-cell office:value-type="float" office:value="0.0810125" calcext:value-type="float">
            <text:p>0.0810125</text:p>
          </table:table-cell>
          <table:table-cell office:value-type="float" office:value="0.07706" calcext:value-type="float">
            <text:p>0.07706</text:p>
          </table:table-cell>
          <table:table-cell office:value-type="float" office:value="0.0715854" calcext:value-type="float">
            <text:p>0.0715854</text:p>
          </table:table-cell>
          <table:table-cell office:value-type="float" office:value="0.0645839" calcext:value-type="float">
            <text:p>0.0645839</text:p>
          </table:table-cell>
          <table:table-cell office:value-type="float" office:value="0.0579844" calcext:value-type="float">
            <text:p>0.0579844</text:p>
          </table:table-cell>
          <table:table-cell table:number-columns-repeated="14"/>
        </table:table-row>
        <table:table-row table:style-name="ro1">
          <table:table-cell office:value-type="float" office:value="0.0135" calcext:value-type="float">
            <text:p>0.0135</text:p>
          </table:table-cell>
          <table:table-cell office:value-type="float" office:value="0.0854688" calcext:value-type="float">
            <text:p>0.0854688</text:p>
          </table:table-cell>
          <table:table-cell office:value-type="float" office:value="0.0806225" calcext:value-type="float">
            <text:p>0.0806225</text:p>
          </table:table-cell>
          <table:table-cell office:value-type="float" office:value="0.073325" calcext:value-type="float">
            <text:p>0.073325</text:p>
          </table:table-cell>
          <table:table-cell office:value-type="float" office:value="0.0654125" calcext:value-type="float">
            <text:p>0.0654125</text:p>
          </table:table-cell>
          <table:table-cell office:value-type="float" office:value="0.0582" calcext:value-type="float">
            <text:p>0.0582</text:p>
          </table:table-cell>
          <table:table-cell table:number-columns-repeated="14"/>
        </table:table-row>
        <table:table-row table:style-name="ro1">
          <table:table-cell office:value-type="float" office:value="0.014" calcext:value-type="float">
            <text:p>0.014</text:p>
          </table:table-cell>
          <table:table-cell office:value-type="float" office:value="0.0899906" calcext:value-type="float">
            <text:p>0.0899906</text:p>
          </table:table-cell>
          <table:table-cell office:value-type="float" office:value="0.0837175" calcext:value-type="float">
            <text:p>0.0837175</text:p>
          </table:table-cell>
          <table:table-cell office:value-type="float" office:value="0.0749708" calcext:value-type="float">
            <text:p>0.0749708</text:p>
          </table:table-cell>
          <table:table-cell office:value-type="float" office:value="0.0661" calcext:value-type="float">
            <text:p>0.0661</text:p>
          </table:table-cell>
          <table:table-cell office:value-type="float" office:value="0.0582953" calcext:value-type="float">
            <text:p>0.0582953</text:p>
          </table:table-cell>
          <table:table-cell table:number-columns-repeated="14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GHZ CREATION PROTOCOL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ALISTIC PARAMETE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tocol</text:p>
          </table:table-cell>
          <table:table-cell office:value-type="string" calcext:value-type="string">
            <text:p>Favg</text:p>
          </table:table-cell>
          <table:table-cell office:value-type="string" calcext:value-type="string">
            <text:p>Fstd</text:p>
          </table:table-cell>
          <table:table-cell office:value-type="string" calcext:value-type="string">
            <text:p>Tmax</text:p>
          </table:table-cell>
          <table:table-cell office:value-type="string" calcext:value-type="string">
            <text:p>Tavg</text:p>
          </table:table-cell>
          <table:table-cell office:value-type="string" calcext:value-type="string">
            <text:p>Tst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</text:p>
          </table:table-cell>
          <table:table-cell office:value-type="float" office:value="0.877084607873" calcext:value-type="float">
            <text:p>0.8770846079</text:p>
          </table:table-cell>
          <table:table-cell office:value-type="float" office:value="0.0939173131652" calcext:value-type="float">
            <text:p>0.0939173132</text:p>
          </table:table-cell>
          <table:table-cell office:value-type="float" office:value="0.525984" calcext:value-type="float">
            <text:p>0.525984</text:p>
          </table:table-cell>
          <table:table-cell office:value-type="float" office:value="0.150346861953" calcext:value-type="float">
            <text:p>0.150346862</text:p>
          </table:table-cell>
          <table:table-cell office:value-type="float" office:value="0.100772938803" calcext:value-type="float">
            <text:p>0.10077293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_simple</text:p>
          </table:table-cell>
          <table:table-cell office:value-type="float" office:value="0.833975253485" calcext:value-type="float">
            <text:p>0.8339752535</text:p>
          </table:table-cell>
          <table:table-cell office:value-type="float" office:value="0.123118924878" calcext:value-type="float">
            <text:p>0.1231189249</text:p>
          </table:table-cell>
          <table:table-cell office:value-type="float" office:value="0.27595" calcext:value-type="float">
            <text:p>0.27595</text:p>
          </table:table-cell>
          <table:table-cell office:value-type="float" office:value="0.0965196902357" calcext:value-type="float">
            <text:p>0.0965196902</text:p>
          </table:table-cell>
          <table:table-cell office:value-type="float" office:value="0.0561071572929" calcext:value-type="float">
            <text:p>0.05610715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k</text:p>
          </table:table-cell>
          <table:table-cell office:value-type="float" office:value="0.457800291370028" calcext:value-type="float">
            <text:p>0.4578002914</text:p>
          </table:table-cell>
          <table:table-cell office:value-type="float" office:value="0.0539519354284779" calcext:value-type="float">
            <text:p>0.0539519354</text:p>
          </table:table-cell>
          <table:table-cell office:value-type="float" office:value="49.726122" calcext:value-type="float">
            <text:p>49.726122</text:p>
          </table:table-cell>
          <table:table-cell office:value-type="float" office:value="11.9975257912458" calcext:value-type="float">
            <text:p>11.9975257912</text:p>
          </table:table-cell>
          <table:table-cell office:value-type="float" office:value="8.7437364321485" calcext:value-type="float">
            <text:p>8.74373643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</text:p>
          </table:table-cell>
          <table:table-cell office:value-type="float" office:value="0.72567811" calcext:value-type="float">
            <text:p>0.72567811</text:p>
          </table:table-cell>
          <table:table-cell office:value-type="float" office:value="0.1189025" calcext:value-type="float">
            <text:p>0.1189025</text:p>
          </table:table-cell>
          <table:table-cell office:value-type="float" office:value="1.551862" calcext:value-type="float">
            <text:p>1.551862</text:p>
          </table:table-cell>
          <table:table-cell office:value-type="float" office:value="0.398018" calcext:value-type="float">
            <text:p>0.398018</text:p>
          </table:table-cell>
          <table:table-cell office:value-type="float" office:value="0.28418" calcext:value-type="float">
            <text:p>0.284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_simple</text:p>
          </table:table-cell>
          <table:table-cell office:value-type="float" office:value="0.65422674" calcext:value-type="float">
            <text:p>0.65422674</text:p>
          </table:table-cell>
          <table:table-cell office:value-type="float" office:value="0.1612516" calcext:value-type="float">
            <text:p>0.1612516</text:p>
          </table:table-cell>
          <table:table-cell office:value-type="float" office:value="0.533952" calcext:value-type="float">
            <text:p>0.533952</text:p>
          </table:table-cell>
          <table:table-cell office:value-type="float" office:value="0.2249046" calcext:value-type="float">
            <text:p>0.2249046</text:p>
          </table:table-cell>
          <table:table-cell office:value-type="float" office:value="0.0927631" calcext:value-type="float">
            <text:p>0.092763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IMPROVED PARAMETE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pl</text:p>
          </table:table-cell>
          <table:table-cell office:value-type="float" office:value="0.979293927853" calcext:value-type="float">
            <text:p>0.9792939279</text:p>
          </table:table-cell>
          <table:table-cell office:value-type="float" office:value="0.00165790621688" calcext:value-type="float">
            <text:p>0.0016579062</text:p>
          </table:table-cell>
          <table:table-cell office:value-type="float" office:value="0.096066" calcext:value-type="float">
            <text:p>0.096066</text:p>
          </table:table-cell>
          <table:table-cell office:value-type="float" office:value="0.0411877912458" calcext:value-type="float">
            <text:p>0.0411877912</text:p>
          </table:table-cell>
          <table:table-cell office:value-type="float" office:value="0.0187588866977" calcext:value-type="float">
            <text:p>0.01875888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_simple</text:p>
          </table:table-cell>
          <table:table-cell office:value-type="float" office:value="0.964314996959" calcext:value-type="float">
            <text:p>0.964314997</text:p>
          </table:table-cell>
          <table:table-cell office:value-type="float" office:value="0.00241362075205" calcext:value-type="float">
            <text:p>0.0024136208</text:p>
          </table:table-cell>
          <table:table-cell office:value-type="float" office:value="0.09051" calcext:value-type="float">
            <text:p>0.09051</text:p>
          </table:table-cell>
          <table:table-cell office:value-type="float" office:value="0.0343167070707" calcext:value-type="float">
            <text:p>0.0343167071</text:p>
          </table:table-cell>
          <table:table-cell office:value-type="float" office:value="0.0169257924161" calcext:value-type="float">
            <text:p>0.01692579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</text:p>
          </table:table-cell>
          <table:table-cell office:value-type="float" office:value="0.967017983532" calcext:value-type="float">
            <text:p>0.9670179835</text:p>
          </table:table-cell>
          <table:table-cell office:value-type="float" office:value="0.00242352813837" calcext:value-type="float">
            <text:p>0.0024235281</text:p>
          </table:table-cell>
          <table:table-cell office:value-type="float" office:value="0.17" calcext:value-type="float">
            <text:p>0.17</text:p>
          </table:table-cell>
          <table:table-cell office:value-type="float" office:value="0.0787538047138" calcext:value-type="float">
            <text:p>0.0787538047</text:p>
          </table:table-cell>
          <table:table-cell office:value-type="float" office:value="0.0280599421706" calcext:value-type="float">
            <text:p>0.02805994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_simple</text:p>
          </table:table-cell>
          <table:table-cell office:value-type="float" office:value="0.965871581094" calcext:value-type="float">
            <text:p>0.9658715811</text:p>
          </table:table-cell>
          <table:table-cell office:value-type="float" office:value="0.0044691659236" calcext:value-type="float">
            <text:p>0.0044691659</text:p>
          </table:table-cell>
          <table:table-cell office:value-type="float" office:value="0.147292" calcext:value-type="float">
            <text:p>0.147292</text:p>
          </table:table-cell>
          <table:table-cell office:value-type="float" office:value="0.0712463501684" calcext:value-type="float">
            <text:p>0.0712463502</text:p>
          </table:table-cell>
          <table:table-cell office:value-type="float" office:value="0.0276612045889" calcext:value-type="float">
            <text:p>0.0276612046</text:p>
          </table:table-cell>
          <table:table-cell table:number-columns-repeated="14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EPL</text:p>
          </table:table-cell>
          <table:table-cell table:number-columns-repeated="6"/>
          <table:table-cell table:style-name="ce1" office:value-type="string" calcext:value-type="string">
            <text:p>EPL 3</text:p>
          </table:table-cell>
          <table:table-cell table:number-columns-repeated="6"/>
          <table:table-cell table:style-name="ce1" office:value-type="string" calcext:value-type="string">
            <text:p>EPL 2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F</text:p>
          </table:table-cell>
          <table:table-cell office:value-type="string" calcext:value-type="string">
            <text:p><text:s text:c="2"/>0.979317452327 0.00195496048824 - 0.979319405674146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85404250679 0.000731628944008 - 0.985404517137813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1980711676 4.49439761249e-06 - 0.9919807044521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04105532 0.0275243878717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1122799 0.00860537100553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19082415 0.01093574263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1233188" calcext:value-type="float">
            <text:p>0.1233188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370291" calcext:value-type="float">
            <text:p>0.037029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398776" calcext:value-type="float">
            <text:p>0.03987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56087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6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37566455052865" calcext:value-type="float">
            <text:p>0.9375664551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51679736014293" calcext:value-type="float">
            <text:p>0.951679736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66949365504674" calcext:value-type="float">
            <text:p>0.96694936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460236511820682" calcext:value-type="float">
            <text:p>0.0460236512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342862265388588" calcext:value-type="float">
            <text:p>0.0342862265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205661291521562" calcext:value-type="float">
            <text:p>0.02056612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410247344126669" calcext:value-type="float">
            <text:p>0.004102473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50850936171216" calcext:value-type="float">
            <text:p>0.003508509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12112633579236" calcext:value-type="float">
            <text:p>0.0031211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205109480268" calcext:value-type="float">
            <text:p>0.0020510948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0616770947144" calcext:value-type="float">
            <text:p>0.0006167709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0664185133719" calcext:value-type="float">
            <text:p>0.00066418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615356824395" calcext:value-type="float">
            <text:p>0.006153568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12528030886" calcext:value-type="float">
            <text:p>0.0041252803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378531146951" calcext:value-type="float">
            <text:p>0.00378531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SINGLE</text:p>
          </table:table-cell>
          <table:table-cell table:number-columns-repeated="6"/>
          <table:table-cell table:style-name="ce1" office:value-type="string" calcext:value-type="string">
            <text:p>SINGLE 3</text:p>
          </table:table-cell>
          <table:table-cell table:number-columns-repeated="6"/>
          <table:table-cell table:style-name="ce1" office:value-type="string" calcext:value-type="string">
            <text:p>SINGLE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66544977088 0.00210544022824 - 0.966547265923024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76730448884 0.000936538399082 - 0.9767309001407545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6317975745 1.31525620288e-05 - 0.99631797112557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07914664 0.0207377510544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30276885 0.0164868198639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36405515 0.01797726836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1347472" calcext:value-type="float">
            <text:p>0.1347472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631743" calcext:value-type="float">
            <text:p>0.0631743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629081" calcext:value-type="float">
            <text:p>0.06290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79905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6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13632466418311" calcext:value-type="float">
            <text:p>0.9136324664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35185157820767" calcext:value-type="float">
            <text:p>0.9351851578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5360805264713" calcext:value-type="float">
            <text:p>0.97536080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713779754030542" calcext:value-type="float">
            <text:p>0.0713779754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514634464778554" calcext:value-type="float">
            <text:p>0.0514634465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20585292614921" calcext:value-type="float">
            <text:p>0.01205852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374738954465853" calcext:value-type="float">
            <text:p>0.003747389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3784892534435" calcext:value-type="float">
            <text:p>0.003337848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14516636844856" calcext:value-type="float">
            <text:p>0.0031451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224075065161" calcext:value-type="float">
            <text:p>0.0022407507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05179716882" calcext:value-type="float">
            <text:p>0.0010517972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54607305247" calcext:value-type="float">
            <text:p>0.00154607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598814019627" calcext:value-type="float">
            <text:p>0.005988140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38964609417" calcext:value-type="float">
            <text:p>0.0043896461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69123942092" calcext:value-type="float">
            <text:p>0.00469123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DOUBLE</text:p>
          </table:table-cell>
          <table:table-cell table:number-columns-repeated="6"/>
          <table:table-cell table:style-name="ce1" office:value-type="string" calcext:value-type="string">
            <text:p>DOUBLE 3</text:p>
          </table:table-cell>
          <table:table-cell table:number-columns-repeated="6"/>
          <table:table-cell table:style-name="ce1" office:value-type="string" calcext:value-type="string">
            <text:p>DOUBLE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74064936268 0.00702994574387 - 0.974090301636371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84126242197 0.000878146598433 - 0.9841266360502683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6929904009 6.90980714079e-05 - 0.99692990656565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103997885 0.0363120907679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4278302 0.0225484842976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61364755 0.02164368373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2303306" calcext:value-type="float">
            <text:p>0.2303306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1118343" calcext:value-type="float">
            <text:p>0.1118343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1057237" calcext:value-type="float">
            <text:p>0.10572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68169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4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27731505204261" calcext:value-type="float">
            <text:p>0.9277315052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49244619932352" calcext:value-type="float">
            <text:p>0.9492446199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655216141754" calcext:value-type="float">
            <text:p>0.97655216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565925731152129" calcext:value-type="float">
            <text:p>0.0565925731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372420423597358" calcext:value-type="float">
            <text:p>0.0372420424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11078986681977" calcext:value-type="float">
            <text:p>0.0111078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391898042013149" calcext:value-type="float">
            <text:p>0.003918980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7833442697814" calcext:value-type="float">
            <text:p>0.003378334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08498497856564" calcext:value-type="float">
            <text:p>0.0030849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382414425755" calcext:value-type="float">
            <text:p>0.0038241443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86043517111" calcext:value-type="float">
            <text:p>0.0018604352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75896044944" calcext:value-type="float">
            <text:p>0.00175896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774312467768" calcext:value-type="float">
            <text:p>0.0077431247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523876959809" calcext:value-type="float">
            <text:p>0.0052387696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84394542801" calcext:value-type="float">
            <text:p>0.00484394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BK</text:p>
          </table:table-cell>
          <table:table-cell table:number-columns-repeated="6"/>
          <table:table-cell table:style-name="ce1" office:value-type="string" calcext:value-type="string">
            <text:p>BK 3</text:p>
          </table:table-cell>
          <table:table-cell table:number-columns-repeated="6"/>
          <table:table-cell table:style-name="ce1" office:value-type="string" calcext:value-type="string">
            <text:p>BK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10094831007 0.119182060333 - 0.9178654438592382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588365204 0.000746756970623 - 0.995883938829957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8498878578 0.0 - 0.99849887857768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409589855 0.312551299114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18836155 0.180908511037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1284942 0.1007036379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1.2193281" calcext:value-type="float">
            <text:p>1.219328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7205161" calcext:value-type="float">
            <text:p>0.720516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322578" calcext:value-type="float">
            <text:p>0.3225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8849275" calcext:value-type="float">
            <text:p>0.9999999988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5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824532436327646" calcext:value-type="float">
            <text:p>0.8245324363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181712708339" calcext:value-type="float">
            <text:p>0.9718171271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9606110659584" calcext:value-type="float">
            <text:p>0.97960611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109354633550325" calcext:value-type="float">
            <text:p>0.1093546336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47395012714488" calcext:value-type="float">
            <text:p>0.0147395013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0805819476308406" calcext:value-type="float">
            <text:p>0.00805819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165282325305073" calcext:value-type="float">
            <text:p>0.016528232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6084291129042" calcext:value-type="float">
            <text:p>0.003360842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08392364433292" calcext:value-type="float">
            <text:p>0.00308392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199146846492" calcext:value-type="float">
            <text:p>0.0199146846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118655427331" calcext:value-type="float">
            <text:p>0.0118655427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534749872029" calcext:value-type="float">
            <text:p>0.0053474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364429171797" calcext:value-type="float">
            <text:p>0.036442917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152263856443" calcext:value-type="float">
            <text:p>0.0152263856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843142236462" calcext:value-type="float">
            <text:p>0.00843142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######################################################################################################################################################################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THRESHOLDS</text:p>
          </table:table-cell>
          <table:table-cell table:number-columns-repeated="19"/>
        </table:table-row>
        <table:table-row table:style-name="ro1">
          <table:table-cell table:style-name="ce11" office:value-type="string" calcext:value-type="string" table:number-columns-spanned="6" table:number-rows-spanned="1">
            <text:p>a0 EPL</text:p>
          </table:table-cell>
          <table:covered-table-cell table:number-columns-repeated="5" table:style-name="ce14"/>
          <table:table-cell table:number-columns-repeated="2"/>
          <table:table-cell table:style-name="ce11" office:value-type="string" calcext:value-type="string" table:number-columns-spanned="6" table:number-rows-spanned="1">
            <text:p>a0 EPL PARALLEL</text:p>
          </table:table-cell>
          <table:covered-table-cell table:number-columns-repeated="5" table:style-name="ce14"/>
          <table:table-cell table:number-columns-repeated="6"/>
        </table:table-row>
        <table:table-row table:style-name="ro1">
          <table:table-cell table:style-name="ce12"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12"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/>
          <table:table-cell office:value-type="float" office:value="0.009825" calcext:value-type="float">
            <text:p>0.009825</text:p>
          </table:table-cell>
          <table:table-cell office:value-type="float" office:value="0.01" calcext:value-type="float">
            <text:p>0.01</text:p>
          </table:table-cell>
          <table:table-cell office:value-type="float" office:value="0.0097321" calcext:value-type="float">
            <text:p>0.0097321</text:p>
          </table:table-cell>
          <table:table-cell office:value-type="float" office:value="0.0087188" calcext:value-type="float">
            <text:p>0.0087188</text:p>
          </table:table-cell>
          <table:table-cell table:number-columns-repeated="2"/>
          <table:table-cell office:value-type="float" office:value="6000" calcext:value-type="float">
            <text:p>6000</text:p>
          </table:table-cell>
          <table:table-cell table:number-columns-repeated="4"/>
          <table:table-cell office:value-type="float" office:value="0.0166563" calcext:value-type="float">
            <text:p>0.0166563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31875" calcext:value-type="float">
            <text:p>0.0131875</text:p>
          </table:table-cell>
          <table:table-cell office:value-type="float" office:value="0.011425" calcext:value-type="float">
            <text:p>0.011425</text:p>
          </table:table-cell>
          <table:table-cell office:value-type="float" office:value="0.0106875" calcext:value-type="float">
            <text:p>0.0106875</text:p>
          </table:table-cell>
          <table:table-cell office:value-type="float" office:value="0.0101607" calcext:value-type="float">
            <text:p>0.0101607</text:p>
          </table:table-cell>
          <table:table-cell office:value-type="float" office:value="0.0102344" calcext:value-type="float">
            <text:p>0.0102344</text:p>
          </table:table-cell>
          <table:table-cell table:number-columns-repeated="2"/>
          <table:table-cell office:value-type="float" office:value="6500" calcext:value-type="float">
            <text:p>6500</text:p>
          </table:table-cell>
          <table:table-cell office:value-type="float" office:value="0.0189687" calcext:value-type="float">
            <text:p>0.0189687</text:p>
          </table:table-cell>
          <table:table-cell office:value-type="float" office:value="0.018575" calcext:value-type="float">
            <text:p>0.018575</text:p>
          </table:table-cell>
          <table:table-cell office:value-type="float" office:value="0.017625" calcext:value-type="float">
            <text:p>0.017625</text:p>
          </table:table-cell>
          <table:table-cell office:value-type="float" office:value="0.0184286" calcext:value-type="float">
            <text:p>0.0184286</text:p>
          </table:table-cell>
          <table:table-cell office:value-type="float" office:value="0.0195156" calcext:value-type="float">
            <text:p>0.0195156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4625" calcext:value-type="float">
            <text:p>0.014625</text:p>
          </table:table-cell>
          <table:table-cell office:value-type="float" office:value="0.01375" calcext:value-type="float">
            <text:p>0.01375</text:p>
          </table:table-cell>
          <table:table-cell office:value-type="float" office:value="0.0121042" calcext:value-type="float">
            <text:p>0.0121042</text:p>
          </table:table-cell>
          <table:table-cell office:value-type="float" office:value="0.0123571" calcext:value-type="float">
            <text:p>0.0123571</text:p>
          </table:table-cell>
          <table:table-cell office:value-type="float" office:value="0.0117031" calcext:value-type="float">
            <text:p>0.0117031</text:p>
          </table:table-cell>
          <table:table-cell table:number-columns-repeated="2"/>
          <table:table-cell office:value-type="float" office:value="7000" calcext:value-type="float">
            <text:p>700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845" calcext:value-type="float">
            <text:p>0.01845</text:p>
          </table:table-cell>
          <table:table-cell office:value-type="float" office:value="0.0180833" calcext:value-type="float">
            <text:p>0.0180833</text:p>
          </table:table-cell>
          <table:table-cell office:value-type="float" office:value="0.0187321" calcext:value-type="float">
            <text:p>0.0187321</text:p>
          </table:table-cell>
          <table:table-cell office:value-type="float" office:value="0.0199844" calcext:value-type="float">
            <text:p>0.019984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58125" calcext:value-type="float">
            <text:p>0.0158125</text:p>
          </table:table-cell>
          <table:table-cell office:value-type="float" office:value="0.014725" calcext:value-type="float">
            <text:p>0.014725</text:p>
          </table:table-cell>
          <table:table-cell office:value-type="float" office:value="0.0140208" calcext:value-type="float">
            <text:p>0.0140208</text:p>
          </table:table-cell>
          <table:table-cell office:value-type="float" office:value="0.0136964" calcext:value-type="float">
            <text:p>0.0136964</text:p>
          </table:table-cell>
          <table:table-cell office:value-type="float" office:value="0.0139219" calcext:value-type="float">
            <text:p>0.0139219</text:p>
          </table:table-cell>
          <table:table-cell table:number-columns-repeated="2"/>
          <table:table-cell office:value-type="float" office:value="7500" calcext:value-type="float">
            <text:p>7500</text:p>
          </table:table-cell>
          <table:table-cell office:value-type="float" office:value="0.0216875" calcext:value-type="float">
            <text:p>0.0216875</text:p>
          </table:table-cell>
          <table:table-cell office:value-type="float" office:value="0.019575" calcext:value-type="float">
            <text:p>0.019575</text:p>
          </table:table-cell>
          <table:table-cell office:value-type="float" office:value="0.0206667" calcext:value-type="float">
            <text:p>0.0206667</text:p>
          </table:table-cell>
          <table:table-cell office:value-type="float" office:value="0.0212321" calcext:value-type="float">
            <text:p>0.0212321</text:p>
          </table:table-cell>
          <table:table-cell office:value-type="float" office:value="0.0220625" calcext:value-type="float">
            <text:p>0.0220625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66563" calcext:value-type="float">
            <text:p>0.0166563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152321" calcext:value-type="float">
            <text:p>0.0152321</text:p>
          </table:table-cell>
          <table:table-cell office:value-type="float" office:value="0.0157344" calcext:value-type="float">
            <text:p>0.0157344</text:p>
          </table:table-cell>
          <table:table-cell table:number-columns-repeated="2"/>
          <table:table-cell office:value-type="float" office:value="8000" calcext:value-type="float">
            <text:p>8000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18925" calcext:value-type="float">
            <text:p>0.018925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225357" calcext:value-type="float">
            <text:p>0.0225357</text:p>
          </table:table-cell>
          <table:table-cell office:value-type="float" office:value="0.0231781" calcext:value-type="float">
            <text:p>0.0231781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825" calcext:value-type="float">
            <text:p>0.01825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79286" calcext:value-type="float">
            <text:p>0.0179286</text:p>
          </table:table-cell>
          <table:table-cell office:value-type="float" office:value="0.017875" calcext:value-type="float">
            <text:p>0.017875</text:p>
          </table:table-cell>
          <table:table-cell table:number-columns-repeated="2"/>
          <table:table-cell office:value-type="float" office:value="8500" calcext:value-type="float">
            <text:p>8500</text:p>
          </table:table-cell>
          <table:table-cell office:value-type="float" office:value="0.02225" calcext:value-type="float">
            <text:p>0.02225</text:p>
          </table:table-cell>
          <table:table-cell office:value-type="float" office:value="0.01985" calcext:value-type="float">
            <text:p>0.01985</text:p>
          </table:table-cell>
          <table:table-cell office:value-type="float" office:value="0.0197708" calcext:value-type="float">
            <text:p>0.0197708</text:p>
          </table:table-cell>
          <table:table-cell office:value-type="float" office:value="0.0222143" calcext:value-type="float">
            <text:p>0.0222143</text:p>
          </table:table-cell>
          <table:table-cell office:value-type="float" office:value="0.0231562" calcext:value-type="float">
            <text:p>0.0231562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18125" calcext:value-type="float">
            <text:p>0.0218125</text:p>
          </table:table-cell>
          <table:table-cell table:number-columns-repeated="2" office:value-type="float" office:value="0.020375" calcext:value-type="float">
            <text:p>0.020375</text:p>
          </table:table-cell>
          <table:table-cell office:value-type="float" office:value="0.0212143" calcext:value-type="float">
            <text:p>0.0212143</text:p>
          </table:table-cell>
          <table:table-cell office:value-type="float" office:value="0.0228594" calcext:value-type="float">
            <text:p>0.0228594</text:p>
          </table:table-cell>
          <table:table-cell table:number-columns-repeated="2"/>
          <table:table-cell office:value-type="float" office:value="9000" calcext:value-type="float">
            <text:p>9000</text:p>
          </table:table-cell>
          <table:table-cell office:value-type="float" office:value="0.0222812" calcext:value-type="float">
            <text:p>0.0222812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254464" calcext:value-type="float">
            <text:p>0.0254464</text:p>
          </table:table-cell>
          <table:table-cell office:value-type="float" office:value="0.0266406" calcext:value-type="float">
            <text:p>0.0266406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24375" calcext:value-type="float">
            <text:p>0.024375</text:p>
          </table:table-cell>
          <table:table-cell office:value-type="float" office:value="0.0249375" calcext:value-type="float">
            <text:p>0.0249375</text:p>
          </table:table-cell>
          <table:table-cell office:value-type="float" office:value="0.0261429" calcext:value-type="float">
            <text:p>0.0261429</text:p>
          </table:table-cell>
          <table:table-cell office:value-type="float" office:value="0.0282656" calcext:value-type="float">
            <text:p>0.0282656</text:p>
          </table:table-cell>
          <table:table-cell table:number-columns-repeated="2"/>
          <table:table-cell office:value-type="float" office:value="9500" calcext:value-type="float">
            <text:p>9500</text:p>
          </table:table-cell>
          <table:table-cell office:value-type="float" office:value="0.0235938" calcext:value-type="float">
            <text:p>0.0235938</text:p>
          </table:table-cell>
          <table:table-cell office:value-type="float" office:value="0.02375" calcext:value-type="float">
            <text:p>0.02375</text:p>
          </table:table-cell>
          <table:table-cell office:value-type="float" office:value="0.024125" calcext:value-type="float">
            <text:p>0.024125</text:p>
          </table:table-cell>
          <table:table-cell office:value-type="float" office:value="0.0257679" calcext:value-type="float">
            <text:p>0.0257679</text:p>
          </table:table-cell>
          <table:table-cell office:value-type="float" office:value="0.0279063" calcext:value-type="float">
            <text:p>0.0279063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575" calcext:value-type="float">
            <text:p>0.02575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0271042" calcext:value-type="float">
            <text:p>0.0271042</text:p>
          </table:table-cell>
          <table:table-cell office:value-type="float" office:value="0.02775" calcext:value-type="float">
            <text:p>0.02775</text:p>
          </table:table-cell>
          <table:table-cell office:value-type="float" office:value="0.0294375" calcext:value-type="float">
            <text:p>0.029437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0.0249063" calcext:value-type="float">
            <text:p>0.0249063</text:p>
          </table:table-cell>
          <table:table-cell office:value-type="float" office:value="0.025075" calcext:value-type="float">
            <text:p>0.025075</text:p>
          </table:table-cell>
          <table:table-cell office:value-type="float" office:value="0.0261458" calcext:value-type="float">
            <text:p>0.0261458</text:p>
          </table:table-cell>
          <table:table-cell office:value-type="float" office:value="0.0278571" calcext:value-type="float">
            <text:p>0.0278571</text:p>
          </table:table-cell>
          <table:table-cell office:value-type="float" office:value="0.0293594" calcext:value-type="float">
            <text:p>0.0293594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56875" calcext:value-type="float">
            <text:p>0.0256875</text:p>
          </table:table-cell>
          <table:table-cell office:value-type="float" office:value="0.02645" calcext:value-type="float">
            <text:p>0.02645</text:p>
          </table:table-cell>
          <table:table-cell office:value-type="float" office:value="0.0266875" calcext:value-type="float">
            <text:p>0.0266875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292969" calcext:value-type="float">
            <text:p>0.0292969</text:p>
          </table:table-cell>
          <table:table-cell table:number-columns-repeated="2"/>
          <table:table-cell office:value-type="float" office:value="10500" calcext:value-type="float">
            <text:p>10500</text:p>
          </table:table-cell>
          <table:table-cell office:value-type="float" office:value="0.026875" calcext:value-type="float">
            <text:p>0.026875</text:p>
          </table:table-cell>
          <table:table-cell office:value-type="float" office:value="0.025975" calcext:value-type="float">
            <text:p>0.025975</text:p>
          </table:table-cell>
          <table:table-cell office:value-type="float" office:value="0.0282917" calcext:value-type="float">
            <text:p>0.0282917</text:p>
          </table:table-cell>
          <table:table-cell office:value-type="float" office:value="0.0300714" calcext:value-type="float">
            <text:p>0.0300714</text:p>
          </table:table-cell>
          <table:table-cell office:value-type="float" office:value="0.0318125" calcext:value-type="float">
            <text:p>0.0318125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05625" calcext:value-type="float">
            <text:p>0.0305625</text:p>
          </table:table-cell>
          <table:table-cell office:value-type="float" office:value="0.031075" calcext:value-type="float">
            <text:p>0.031075</text:p>
          </table:table-cell>
          <table:table-cell office:value-type="float" office:value="0.0318333" calcext:value-type="float">
            <text:p>0.0318333</text:p>
          </table:table-cell>
          <table:table-cell office:value-type="float" office:value="0.0333036" calcext:value-type="float">
            <text:p>0.0333036</text:p>
          </table:table-cell>
          <table:table-cell office:value-type="float" office:value="0.0349609" calcext:value-type="float">
            <text:p>0.0349609</text:p>
          </table:table-cell>
          <table:table-cell table:number-columns-repeated="2"/>
          <table:table-cell office:value-type="float" office:value="11000" calcext:value-type="float">
            <text:p>11000</text:p>
          </table:table-cell>
          <table:table-cell office:value-type="float" office:value="0.0263437" calcext:value-type="float">
            <text:p>0.0263437</text:p>
          </table:table-cell>
          <table:table-cell office:value-type="float" office:value="0.02795" calcext:value-type="float">
            <text:p>0.02795</text:p>
          </table:table-cell>
          <table:table-cell office:value-type="float" office:value="0.0300208" calcext:value-type="float">
            <text:p>0.0300208</text:p>
          </table:table-cell>
          <table:table-cell office:value-type="float" office:value="0.0314821" calcext:value-type="float">
            <text:p>0.0314821</text:p>
          </table:table-cell>
          <table:table-cell office:value-type="float" office:value="0.0331562" calcext:value-type="float">
            <text:p>0.0331562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49687" calcext:value-type="float">
            <text:p>0.0349687</text:p>
          </table:table-cell>
          <table:table-cell office:value-type="float" office:value="0.035175" calcext:value-type="float">
            <text:p>0.035175</text:p>
          </table:table-cell>
          <table:table-cell office:value-type="float" office:value="0.0369375" calcext:value-type="float">
            <text:p>0.0369375</text:p>
          </table:table-cell>
          <table:table-cell office:value-type="float" office:value="0.0365536" calcext:value-type="float">
            <text:p>0.0365536</text:p>
          </table:table-cell>
          <table:table-cell office:value-type="float" office:value="0.0388594" calcext:value-type="float">
            <text:p>0.0388594</text:p>
          </table:table-cell>
          <table:table-cell table:number-columns-repeated="2"/>
          <table:table-cell office:value-type="float" office:value="11500" calcext:value-type="float">
            <text:p>11500</text:p>
          </table:table-cell>
          <table:table-cell office:value-type="float" office:value="0.0285625" calcext:value-type="float">
            <text:p>0.0285625</text:p>
          </table:table-cell>
          <table:table-cell office:value-type="float" office:value="0.03015" calcext:value-type="float">
            <text:p>0.03015</text:p>
          </table:table-cell>
          <table:table-cell office:value-type="float" office:value="0.0311458" calcext:value-type="float">
            <text:p>0.0311458</text:p>
          </table:table-cell>
          <table:table-cell office:value-type="float" office:value="0.0339464" calcext:value-type="float">
            <text:p>0.0339464</text:p>
          </table:table-cell>
          <table:table-cell office:value-type="float" office:value="0.0349844" calcext:value-type="float">
            <text:p>0.0349844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81563" calcext:value-type="float">
            <text:p>0.0381563</text:p>
          </table:table-cell>
          <table:table-cell office:value-type="float" office:value="0.039925" calcext:value-type="float">
            <text:p>0.039925</text:p>
          </table:table-cell>
          <table:table-cell office:value-type="float" office:value="0.0423542" calcext:value-type="float">
            <text:p>0.0423542</text:p>
          </table:table-cell>
          <table:table-cell office:value-type="float" office:value="0.0429821" calcext:value-type="float">
            <text:p>0.0429821</text:p>
          </table:table-cell>
          <table:table-cell office:value-type="float" office:value="0.0438906" calcext:value-type="float">
            <text:p>0.0438906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  <table:table-cell office:value-type="float" office:value="0.0284063" calcext:value-type="float">
            <text:p>0.0284063</text:p>
          </table:table-cell>
          <table:table-cell office:value-type="float" office:value="0.028775" calcext:value-type="float">
            <text:p>0.028775</text:p>
          </table:table-cell>
          <table:table-cell office:value-type="float" office:value="0.0309167" calcext:value-type="float">
            <text:p>0.0309167</text:p>
          </table:table-cell>
          <table:table-cell office:value-type="float" office:value="0.0326786" calcext:value-type="float">
            <text:p>0.0326786</text:p>
          </table:table-cell>
          <table:table-cell office:value-type="float" office:value="0.0348125" calcext:value-type="float">
            <text:p>0.0348125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91875" calcext:value-type="float">
            <text:p>0.0391875</text:p>
          </table:table-cell>
          <table:table-cell office:value-type="float" office:value="0.040275" calcext:value-type="float">
            <text:p>0.040275</text:p>
          </table:table-cell>
          <table:table-cell office:value-type="float" office:value="0.0430833" calcext:value-type="float">
            <text:p>0.0430833</text:p>
          </table:table-cell>
          <table:table-cell office:value-type="float" office:value="0.0430893" calcext:value-type="float">
            <text:p>0.0430893</text:p>
          </table:table-cell>
          <table:table-cell office:value-type="float" office:value="0.0443906" calcext:value-type="float">
            <text:p>0.0443906</text:p>
          </table:table-cell>
          <table:table-cell table:number-columns-repeated="2"/>
          <table:table-cell office:value-type="float" office:value="12500" calcext:value-type="float">
            <text:p>12500</text:p>
          </table:table-cell>
          <table:table-cell office:value-type="float" office:value="0.0283125" calcext:value-type="float">
            <text:p>0.0283125</text:p>
          </table:table-cell>
          <table:table-cell office:value-type="float" office:value="0.029975" calcext:value-type="float">
            <text:p>0.029975</text:p>
          </table:table-cell>
          <table:table-cell office:value-type="float" office:value="0.0324792" calcext:value-type="float">
            <text:p>0.0324792</text:p>
          </table:table-cell>
          <table:table-cell office:value-type="float" office:value="0.0344286" calcext:value-type="float">
            <text:p>0.0344286</text:p>
          </table:table-cell>
          <table:table-cell office:value-type="float" office:value="0.0350156" calcext:value-type="float">
            <text:p>0.0350156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23125" calcext:value-type="float">
            <text:p>0.0423125</text:p>
          </table:table-cell>
          <table:table-cell office:value-type="float" office:value="0.0447" calcext:value-type="float">
            <text:p>0.0447</text:p>
          </table:table-cell>
          <table:table-cell office:value-type="float" office:value="0.0463958" calcext:value-type="float">
            <text:p>0.0463958</text:p>
          </table:table-cell>
          <table:table-cell office:value-type="float" office:value="0.0468571" calcext:value-type="float">
            <text:p>0.0468571</text:p>
          </table:table-cell>
          <table:table-cell office:value-type="float" office:value="0.0473906" calcext:value-type="float">
            <text:p>0.0473906</text:p>
          </table:table-cell>
          <table:table-cell table:number-columns-repeated="2"/>
          <table:table-cell office:value-type="float" office:value="13000" calcext:value-type="float">
            <text:p>13000</text:p>
          </table:table-cell>
          <table:table-cell office:value-type="float" office:value="0.030375" calcext:value-type="float">
            <text:p>0.030375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338542" calcext:value-type="float">
            <text:p>0.0338542</text:p>
          </table:table-cell>
          <table:table-cell office:value-type="float" office:value="0.0358571" calcext:value-type="float">
            <text:p>0.0358571</text:p>
          </table:table-cell>
          <table:table-cell office:value-type="float" office:value="0.0373438" calcext:value-type="float">
            <text:p>0.0373438</text:p>
          </table:table-cell>
          <table:table-cell table:number-columns-repeated="6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1" office:value-type="string" calcext:value-type="string" table:number-columns-spanned="6" table:number-rows-spanned="1">
            <text:p>eta EPL</text:p>
          </table:table-cell>
          <table:covered-table-cell table:number-columns-repeated="5" table:style-name="ce14"/>
          <table:table-cell table:number-columns-repeated="14"/>
        </table:table-row>
        <table:table-row table:style-name="ro1">
          <table:table-cell table:style-name="ce12" office:value-type="string" calcext:value-type="string">
            <text:p>eta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139687" calcext:value-type="float">
            <text:p>0.0139687</text:p>
          </table:table-cell>
          <table:table-cell office:value-type="float" office:value="0.012875" calcext:value-type="float">
            <text:p>0.012875</text:p>
          </table:table-cell>
          <table:table-cell office:value-type="float" office:value="0.0121042" calcext:value-type="float">
            <text:p>0.0121042</text:p>
          </table:table-cell>
          <table:table-cell office:value-type="float" office:value="0.0108214" calcext:value-type="float">
            <text:p>0.0108214</text:p>
          </table:table-cell>
          <table:table-cell office:value-type="float" office:value="0.0116406" calcext:value-type="float">
            <text:p>0.0116406</text:p>
          </table:table-cell>
          <table:table-cell table:number-columns-repeated="14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155312" calcext:value-type="float">
            <text:p>0.0155312</text:p>
          </table:table-cell>
          <table:table-cell office:value-type="float" office:value="0.012275" calcext:value-type="float">
            <text:p>0.012275</text:p>
          </table:table-cell>
          <table:table-cell office:value-type="float" office:value="0.0125833" calcext:value-type="float">
            <text:p>0.0125833</text:p>
          </table:table-cell>
          <table:table-cell office:value-type="float" office:value="0.0122143" calcext:value-type="float">
            <text:p>0.0122143</text:p>
          </table:table-cell>
          <table:table-cell office:value-type="float" office:value="0.0127187" calcext:value-type="float">
            <text:p>0.0127187</text:p>
          </table:table-cell>
          <table:table-cell table:number-columns-repeated="14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179062" calcext:value-type="float">
            <text:p>0.0179062</text:p>
          </table:table-cell>
          <table:table-cell office:value-type="float" office:value="0.01535" calcext:value-type="float">
            <text:p>0.01535</text:p>
          </table:table-cell>
          <table:table-cell office:value-type="float" office:value="0.0152917" calcext:value-type="float">
            <text:p>0.0152917</text:p>
          </table:table-cell>
          <table:table-cell office:value-type="float" office:value="0.015125" calcext:value-type="float">
            <text:p>0.015125</text:p>
          </table:table-cell>
          <table:table-cell office:value-type="float" office:value="0.0152031" calcext:value-type="float">
            <text:p>0.0152031</text:p>
          </table:table-cell>
          <table:table-cell table:number-columns-repeated="14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6575" calcext:value-type="float">
            <text:p>0.016575</text:p>
          </table:table-cell>
          <table:table-cell office:value-type="float" office:value="0.0157708" calcext:value-type="float">
            <text:p>0.0157708</text:p>
          </table:table-cell>
          <table:table-cell office:value-type="float" office:value="0.0156786" calcext:value-type="float">
            <text:p>0.0156786</text:p>
          </table:table-cell>
          <table:table-cell office:value-type="float" office:value="0.0164367" calcext:value-type="float">
            <text:p>0.0164367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9875" calcext:value-type="float">
            <text:p>0.019875</text:p>
          </table:table-cell>
          <table:table-cell office:value-type="float" office:value="0.017275" calcext:value-type="float">
            <text:p>0.017275</text:p>
          </table:table-cell>
          <table:table-cell office:value-type="float" office:value="0.0172292" calcext:value-type="float">
            <text:p>0.0172292</text:p>
          </table:table-cell>
          <table:table-cell office:value-type="float" office:value="0.0171964" calcext:value-type="float">
            <text:p>0.0171964</text:p>
          </table:table-cell>
          <table:table-cell office:value-type="float" office:value="0.0182187" calcext:value-type="float">
            <text:p>0.018218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222812" calcext:value-type="float">
            <text:p>0.0222812</text:p>
          </table:table-cell>
          <table:table-cell office:value-type="float" office:value="0.019375" calcext:value-type="float">
            <text:p>0.019375</text:p>
          </table:table-cell>
          <table:table-cell office:value-type="float" office:value="0.0199792" calcext:value-type="float">
            <text:p>0.0199792</text:p>
          </table:table-cell>
          <table:table-cell office:value-type="float" office:value="0.0204821" calcext:value-type="float">
            <text:p>0.0204821</text:p>
          </table:table-cell>
          <table:table-cell office:value-type="float" office:value="0.0210625" calcext:value-type="float">
            <text:p>0.0210625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46563" calcext:value-type="float">
            <text:p>0.0246563</text:p>
          </table:table-cell>
          <table:table-cell office:value-type="float" office:value="0.02385" calcext:value-type="float">
            <text:p>0.02385</text:p>
          </table:table-cell>
          <table:table-cell office:value-type="float" office:value="0.0237083" calcext:value-type="float">
            <text:p>0.0237083</text:p>
          </table:table-cell>
          <table:table-cell office:value-type="float" office:value="0.0243393" calcext:value-type="float">
            <text:p>0.0243393</text:p>
          </table:table-cell>
          <table:table-cell office:value-type="float" office:value="0.025875" calcext:value-type="float">
            <text:p>0.025875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56875" calcext:value-type="float">
            <text:p>0.0256875</text:p>
          </table:table-cell>
          <table:table-cell office:value-type="float" office:value="0.023275" calcext:value-type="float">
            <text:p>0.023275</text:p>
          </table:table-cell>
          <table:table-cell office:value-type="float" office:value="0.0244167" calcext:value-type="float">
            <text:p>0.0244167</text:p>
          </table:table-cell>
          <table:table-cell office:value-type="float" office:value="0.0251429" calcext:value-type="float">
            <text:p>0.0251429</text:p>
          </table:table-cell>
          <table:table-cell office:value-type="float" office:value="0.0269219" calcext:value-type="float">
            <text:p>0.0269219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296875" calcext:value-type="float">
            <text:p>0.0296875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297083" calcext:value-type="float">
            <text:p>0.0297083</text:p>
          </table:table-cell>
          <table:table-cell office:value-type="float" office:value="0.0311429" calcext:value-type="float">
            <text:p>0.0311429</text:p>
          </table:table-cell>
          <table:table-cell office:value-type="float" office:value="0.0327656" calcext:value-type="float">
            <text:p>0.0327656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032875" calcext:value-type="float">
            <text:p>0.032875</text:p>
          </table:table-cell>
          <table:table-cell office:value-type="float" office:value="0.0332917" calcext:value-type="float">
            <text:p>0.0332917</text:p>
          </table:table-cell>
          <table:table-cell office:value-type="float" office:value="0.03575" calcext:value-type="float">
            <text:p>0.03575</text:p>
          </table:table-cell>
          <table:table-cell office:value-type="float" office:value="0.0371094" calcext:value-type="float">
            <text:p>0.0371094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423125" calcext:value-type="float">
            <text:p>0.0423125</text:p>
          </table:table-cell>
          <table:table-cell office:value-type="float" office:value="0.04215" calcext:value-type="float">
            <text:p>0.04215</text:p>
          </table:table-cell>
          <table:table-cell office:value-type="float" office:value="0.045875" calcext:value-type="float">
            <text:p>0.045875</text:p>
          </table:table-cell>
          <table:table-cell office:value-type="float" office:value="0.0473214" calcext:value-type="float">
            <text:p>0.0473214</text:p>
          </table:table-cell>
          <table:table-cell office:value-type="float" office:value="0.0457344" calcext:value-type="float">
            <text:p>0.0457344</text:p>
          </table:table-cell>
          <table:table-cell table:number-columns-repeated="14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style-name="ce1" office:value-type="string" calcext:value-type="string">
            <text:p>############################################# VARYING THE IGNORE PROBABILITY PARAMETER ################################################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0</text:p>
          </table:table-cell>
          <table:table-cell table:number-columns-repeated="7"/>
          <table:table-cell table:style-name="ce1" office:value-type="string" calcext:value-type="string">
            <text:p>IGNORE = 0.025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3625" calcext:value-type="float">
            <text:p>0.0013625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292" calcext:value-type="float">
            <text:p>0.0002292</text:p>
          </table:table-cell>
          <table:table-cell office:value-type="float" office:value="0.0001321" calcext:value-type="float">
            <text:p>0.0001321</text:p>
          </table:table-cell>
          <table:table-cell table:style-name="ce15" office:value-type="float" office:value="0.0000594" calcext:value-type="float">
            <text:p>5.94E-05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012688" calcext:value-type="float">
            <text:p>0.0012688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3021" calcext:value-type="float">
            <text:p>0.0003021</text:p>
          </table:table-cell>
          <table:table-cell office:value-type="float" office:value="0.0001375" calcext:value-type="float">
            <text:p>0.0001375</text:p>
          </table:table-cell>
          <table:table-cell table:style-name="ce15" office:value-type="float" office:value="0.0000703" calcext:value-type="float">
            <text:p>7.03E-05</text:p>
          </table:table-cell>
          <table:table-cell table:number-columns-repeated="6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2813" calcext:value-type="float">
            <text:p>0.0022813</text:p>
          </table:table-cell>
          <table:table-cell office:value-type="float" office:value="0.0011363" calcext:value-type="float">
            <text:p>0.0011363</text:p>
          </table:table-cell>
          <table:table-cell office:value-type="float" office:value="0.0007125" calcext:value-type="float">
            <text:p>0.0007125</text:p>
          </table:table-cell>
          <table:table-cell office:value-type="float" office:value="0.000442" calcext:value-type="float">
            <text:p>0.000442</text:p>
          </table:table-cell>
          <table:table-cell office:value-type="float" office:value="0.0002758" calcext:value-type="float">
            <text:p>0.0002758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02175" calcext:value-type="float">
            <text:p>0.002175</text:p>
          </table:table-cell>
          <table:table-cell office:value-type="float" office:value="0.001155" calcext:value-type="float">
            <text:p>0.001155</text:p>
          </table:table-cell>
          <table:table-cell office:value-type="float" office:value="0.0007062" calcext:value-type="float">
            <text:p>0.0007062</text:p>
          </table:table-cell>
          <table:table-cell office:value-type="float" office:value="0.0004714" calcext:value-type="float">
            <text:p>0.0004714</text:p>
          </table:table-cell>
          <table:table-cell office:value-type="float" office:value="0.0002734" calcext:value-type="float">
            <text:p>0.0002734</text:p>
          </table:table-cell>
          <table:table-cell table:number-columns-repeated="6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33188" calcext:value-type="float">
            <text:p>0.0033188</text:p>
          </table:table-cell>
          <table:table-cell office:value-type="float" office:value="0.0022575" calcext:value-type="float">
            <text:p>0.0022575</text:p>
          </table:table-cell>
          <table:table-cell office:value-type="float" office:value="0.0014917" calcext:value-type="float">
            <text:p>0.0014917</text:p>
          </table:table-cell>
          <table:table-cell office:value-type="float" office:value="0.0010946" calcext:value-type="float">
            <text:p>0.0010946</text:p>
          </table:table-cell>
          <table:table-cell office:value-type="float" office:value="0.0007625" calcext:value-type="float">
            <text:p>0.000762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036812" calcext:value-type="float">
            <text:p>0.0036812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15021" calcext:value-type="float">
            <text:p>0.0015021</text:p>
          </table:table-cell>
          <table:table-cell office:value-type="float" office:value="0.0011464" calcext:value-type="float">
            <text:p>0.0011464</text:p>
          </table:table-cell>
          <table:table-cell office:value-type="float" office:value="0.0008359" calcext:value-type="float">
            <text:p>0.0008359</text:p>
          </table:table-cell>
          <table:table-cell table:number-columns-repeated="6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55563" calcext:value-type="float">
            <text:p>0.0055563</text:p>
          </table:table-cell>
          <table:table-cell office:value-type="float" office:value="0.00381" calcext:value-type="float">
            <text:p>0.00381</text:p>
          </table:table-cell>
          <table:table-cell office:value-type="float" office:value="0.0029552" calcext:value-type="float">
            <text:p>0.0029552</text:p>
          </table:table-cell>
          <table:table-cell office:value-type="float" office:value="0.0023196" calcext:value-type="float">
            <text:p>0.0023196</text:p>
          </table:table-cell>
          <table:table-cell office:value-type="float" office:value="0.0018625" calcext:value-type="float">
            <text:p>0.0018625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056594" calcext:value-type="float">
            <text:p>0.0056594</text:p>
          </table:table-cell>
          <table:table-cell office:value-type="float" office:value="0.00411" calcext:value-type="float">
            <text:p>0.00411</text:p>
          </table:table-cell>
          <table:table-cell office:value-type="float" office:value="0.0030396" calcext:value-type="float">
            <text:p>0.0030396</text:p>
          </table:table-cell>
          <table:table-cell office:value-type="float" office:value="0.0025196" calcext:value-type="float">
            <text:p>0.0025196</text:p>
          </table:table-cell>
          <table:table-cell office:value-type="float" office:value="0.0020031" calcext:value-type="float">
            <text:p>0.0020031</text:p>
          </table:table-cell>
          <table:table-cell table:number-columns-repeated="6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1437" calcext:value-type="float">
            <text:p>0.0081437</text:p>
          </table:table-cell>
          <table:table-cell office:value-type="float" office:value="0.0065388" calcext:value-type="float">
            <text:p>0.0065388</text:p>
          </table:table-cell>
          <table:table-cell office:value-type="float" office:value="0.0053146" calcext:value-type="float">
            <text:p>0.0053146</text:p>
          </table:table-cell>
          <table:table-cell office:value-type="float" office:value="0.0046821" calcext:value-type="float">
            <text:p>0.0046821</text:p>
          </table:table-cell>
          <table:table-cell office:value-type="float" office:value="0.0041242" calcext:value-type="float">
            <text:p>0.0041242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85281" calcext:value-type="float">
            <text:p>0.0085281</text:p>
          </table:table-cell>
          <table:table-cell office:value-type="float" office:value="0.00634" calcext:value-type="float">
            <text:p>0.00634</text:p>
          </table:table-cell>
          <table:table-cell office:value-type="float" office:value="0.0054979" calcext:value-type="float">
            <text:p>0.0054979</text:p>
          </table:table-cell>
          <table:table-cell office:value-type="float" office:value="0.0047679" calcext:value-type="float">
            <text:p>0.0047679</text:p>
          </table:table-cell>
          <table:table-cell office:value-type="float" office:value="0.00435" calcext:value-type="float">
            <text:p>0.00435</text:p>
          </table:table-cell>
          <table:table-cell table:number-columns-repeated="6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14062" calcext:value-type="float">
            <text:p>0.0114062</text:p>
          </table:table-cell>
          <table:table-cell office:value-type="float" office:value="0.009775" calcext:value-type="float">
            <text:p>0.009775</text:p>
          </table:table-cell>
          <table:table-cell office:value-type="float" office:value="0.0088188" calcext:value-type="float">
            <text:p>0.0088188</text:p>
          </table:table-cell>
          <table:table-cell office:value-type="float" office:value="0.0079634" calcext:value-type="float">
            <text:p>0.0079634</text:p>
          </table:table-cell>
          <table:table-cell office:value-type="float" office:value="0.0078609" calcext:value-type="float">
            <text:p>0.0078609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1175" calcext:value-type="float">
            <text:p>0.01175</text:p>
          </table:table-cell>
          <table:table-cell office:value-type="float" office:value="0.0098125" calcext:value-type="float">
            <text:p>0.0098125</text:p>
          </table:table-cell>
          <table:table-cell office:value-type="float" office:value="0.0090167" calcext:value-type="float">
            <text:p>0.0090167</text:p>
          </table:table-cell>
          <table:table-cell office:value-type="float" office:value="0.0084821" calcext:value-type="float">
            <text:p>0.0084821</text:p>
          </table:table-cell>
          <table:table-cell office:value-type="float" office:value="0.0081406" calcext:value-type="float">
            <text:p>0.0081406</text:p>
          </table:table-cell>
          <table:table-cell table:number-columns-repeated="6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58312" calcext:value-type="float">
            <text:p>0.0158312</text:p>
          </table:table-cell>
          <table:table-cell office:value-type="float" office:value="0.0138125" calcext:value-type="float">
            <text:p>0.0138125</text:p>
          </table:table-cell>
          <table:table-cell office:value-type="float" office:value="0.0131833" calcext:value-type="float">
            <text:p>0.0131833</text:p>
          </table:table-cell>
          <table:table-cell office:value-type="float" office:value="0.0130018" calcext:value-type="float">
            <text:p>0.0130018</text:p>
          </table:table-cell>
          <table:table-cell office:value-type="float" office:value="0.0131398" calcext:value-type="float">
            <text:p>0.0131398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157844" calcext:value-type="float">
            <text:p>0.0157844</text:p>
          </table:table-cell>
          <table:table-cell office:value-type="float" office:value="0.014145" calcext:value-type="float">
            <text:p>0.014145</text:p>
          </table:table-cell>
          <table:table-cell office:value-type="float" office:value="0.0137292" calcext:value-type="float">
            <text:p>0.0137292</text:p>
          </table:table-cell>
          <table:table-cell office:value-type="float" office:value="0.0133607" calcext:value-type="float">
            <text:p>0.0133607</text:p>
          </table:table-cell>
          <table:table-cell office:value-type="float" office:value="0.0134641" calcext:value-type="float">
            <text:p>0.0134641</text:p>
          </table:table-cell>
          <table:table-cell table:number-columns-repeated="6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19205" calcext:value-type="float">
            <text:p>0.019205</text:p>
          </table:table-cell>
          <table:table-cell office:value-type="float" office:value="0.0189646" calcext:value-type="float">
            <text:p>0.0189646</text:p>
          </table:table-cell>
          <table:table-cell office:value-type="float" office:value="0.0189902" calcext:value-type="float">
            <text:p>0.0189902</text:p>
          </table:table-cell>
          <table:table-cell office:value-type="float" office:value="0.0195477" calcext:value-type="float">
            <text:p>0.0195477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205281" calcext:value-type="float">
            <text:p>0.0205281</text:p>
          </table:table-cell>
          <table:table-cell office:value-type="float" office:value="0.0192625" calcext:value-type="float">
            <text:p>0.0192625</text:p>
          </table:table-cell>
          <table:table-cell office:value-type="float" office:value="0.0191958" calcext:value-type="float">
            <text:p>0.0191958</text:p>
          </table:table-cell>
          <table:table-cell office:value-type="float" office:value="0.0192107" calcext:value-type="float">
            <text:p>0.0192107</text:p>
          </table:table-cell>
          <table:table-cell office:value-type="float" office:value="0.0199156" calcext:value-type="float">
            <text:p>0.0199156</text:p>
          </table:table-cell>
          <table:table-cell table:number-columns-repeated="6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62125" calcext:value-type="float">
            <text:p>0.0262125</text:p>
          </table:table-cell>
          <table:table-cell office:value-type="float" office:value="0.0253212" calcext:value-type="float">
            <text:p>0.0253212</text:p>
          </table:table-cell>
          <table:table-cell office:value-type="float" office:value="0.0255198" calcext:value-type="float">
            <text:p>0.0255198</text:p>
          </table:table-cell>
          <table:table-cell office:value-type="float" office:value="0.0258134" calcext:value-type="float">
            <text:p>0.0258134</text:p>
          </table:table-cell>
          <table:table-cell office:value-type="float" office:value="0.0265109" calcext:value-type="float">
            <text:p>0.0265109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26175" calcext:value-type="float">
            <text:p>0.026175</text:p>
          </table:table-cell>
          <table:table-cell office:value-type="float" office:value="0.02519" calcext:value-type="float">
            <text:p>0.02519</text:p>
          </table:table-cell>
          <table:table-cell office:value-type="float" office:value="0.0254687" calcext:value-type="float">
            <text:p>0.0254687</text:p>
          </table:table-cell>
          <table:table-cell office:value-type="float" office:value="0.0259464" calcext:value-type="float">
            <text:p>0.0259464</text:p>
          </table:table-cell>
          <table:table-cell office:value-type="float" office:value="0.0268328" calcext:value-type="float">
            <text:p>0.0268328</text:p>
          </table:table-cell>
          <table:table-cell table:number-columns-repeated="6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23688" calcext:value-type="float">
            <text:p>0.0323688</text:p>
          </table:table-cell>
          <table:table-cell office:value-type="float" office:value="0.0316487" calcext:value-type="float">
            <text:p>0.0316487</text:p>
          </table:table-cell>
          <table:table-cell office:value-type="float" office:value="0.0320688" calcext:value-type="float">
            <text:p>0.0320688</text:p>
          </table:table-cell>
          <table:table-cell office:value-type="float" office:value="0.03265" calcext:value-type="float">
            <text:p>0.03265</text:p>
          </table:table-cell>
          <table:table-cell office:value-type="float" office:value="0.0329352" calcext:value-type="float">
            <text:p>0.0329352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320969" calcext:value-type="float">
            <text:p>0.0320969</text:p>
          </table:table-cell>
          <table:table-cell office:value-type="float" office:value="0.031805" calcext:value-type="float">
            <text:p>0.031805</text:p>
          </table:table-cell>
          <table:table-cell office:value-type="float" office:value="0.0319063" calcext:value-type="float">
            <text:p>0.0319063</text:p>
          </table:table-cell>
          <table:table-cell office:value-type="float" office:value="0.0329464" calcext:value-type="float">
            <text:p>0.0329464</text:p>
          </table:table-cell>
          <table:table-cell office:value-type="float" office:value="0.0334781" calcext:value-type="float">
            <text:p>0.0334781</text:p>
          </table:table-cell>
          <table:table-cell table:number-columns-repeated="6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975" calcext:value-type="float">
            <text:p>0.038975</text:p>
          </table:table-cell>
          <table:table-cell office:value-type="float" office:value="0.0386838" calcext:value-type="float">
            <text:p>0.0386838</text:p>
          </table:table-cell>
          <table:table-cell office:value-type="float" office:value="0.0387677" calcext:value-type="float">
            <text:p>0.0387677</text:p>
          </table:table-cell>
          <table:table-cell office:value-type="float" office:value="0.0389768" calcext:value-type="float">
            <text:p>0.0389768</text:p>
          </table:table-cell>
          <table:table-cell office:value-type="float" office:value="0.0387039" calcext:value-type="float">
            <text:p>0.0387039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384063" calcext:value-type="float">
            <text:p>0.0384063</text:p>
          </table:table-cell>
          <table:table-cell office:value-type="float" office:value="0.038465" calcext:value-type="float">
            <text:p>0.038465</text:p>
          </table:table-cell>
          <table:table-cell office:value-type="float" office:value="0.0390042" calcext:value-type="float">
            <text:p>0.0390042</text:p>
          </table:table-cell>
          <table:table-cell office:value-type="float" office:value="0.0387232" calcext:value-type="float">
            <text:p>0.0387232</text:p>
          </table:table-cell>
          <table:table-cell office:value-type="float" office:value="0.0388453" calcext:value-type="float">
            <text:p>0.0388453</text:p>
          </table:table-cell>
          <table:table-cell table:number-columns-repeated="6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05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2687" calcext:value-type="float">
            <text:p>0.0012687</text:p>
          </table:table-cell>
          <table:table-cell office:value-type="float" office:value="0.000645" calcext:value-type="float">
            <text:p>0.000645</text:p>
          </table:table-cell>
          <table:table-cell office:value-type="float" office:value="0.0003146" calcext:value-type="float">
            <text:p>0.0003146</text:p>
          </table:table-cell>
          <table:table-cell office:value-type="float" office:value="0.0001527" calcext:value-type="float">
            <text:p>0.0001527</text:p>
          </table:table-cell>
          <table:table-cell table:style-name="ce15" office:value-type="float" office:value="0.0000977" calcext:value-type="float">
            <text:p>9.77E-05</text:p>
          </table:table-cell>
          <table:table-cell table:number-columns-repeated="14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225" calcext:value-type="float">
            <text:p>0.002225</text:p>
          </table:table-cell>
          <table:table-cell office:value-type="float" office:value="0.0012375" calcext:value-type="float">
            <text:p>0.0012375</text:p>
          </table:table-cell>
          <table:table-cell office:value-type="float" office:value="0.0007719" calcext:value-type="float">
            <text:p>0.0007719</text:p>
          </table:table-cell>
          <table:table-cell office:value-type="float" office:value="0.0004866" calcext:value-type="float">
            <text:p>0.0004866</text:p>
          </table:table-cell>
          <table:table-cell office:value-type="float" office:value="0.0003344" calcext:value-type="float">
            <text:p>0.0003344</text:p>
          </table:table-cell>
          <table:table-cell table:number-columns-repeated="14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385" calcext:value-type="float">
            <text:p>0.00385</text:p>
          </table:table-cell>
          <table:table-cell office:value-type="float" office:value="0.002515" calcext:value-type="float">
            <text:p>0.002515</text:p>
          </table:table-cell>
          <table:table-cell office:value-type="float" office:value="0.0016677" calcext:value-type="float">
            <text:p>0.0016677</text:p>
          </table:table-cell>
          <table:table-cell office:value-type="float" office:value="0.0011848" calcext:value-type="float">
            <text:p>0.0011848</text:p>
          </table:table-cell>
          <table:table-cell office:value-type="float" office:value="0.0008711" calcext:value-type="float">
            <text:p>0.0008711</text:p>
          </table:table-cell>
          <table:table-cell table:number-columns-repeated="3"/>
          <table:table-cell table:style-name="ce15"/>
          <table:table-cell table:number-columns-repeated="10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60625" calcext:value-type="float">
            <text:p>0.0060625</text:p>
          </table:table-cell>
          <table:table-cell office:value-type="float" office:value="0.0041613" calcext:value-type="float">
            <text:p>0.0041613</text:p>
          </table:table-cell>
          <table:table-cell office:value-type="float" office:value="0.00325" calcext:value-type="float">
            <text:p>0.00325</text:p>
          </table:table-cell>
          <table:table-cell office:value-type="float" office:value="0.0025696" calcext:value-type="float">
            <text:p>0.0025696</text:p>
          </table:table-cell>
          <table:table-cell office:value-type="float" office:value="0.0021875" calcext:value-type="float">
            <text:p>0.0021875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3438" calcext:value-type="float">
            <text:p>0.0083438</text:p>
          </table:table-cell>
          <table:table-cell office:value-type="float" office:value="0.0066375" calcext:value-type="float">
            <text:p>0.0066375</text:p>
          </table:table-cell>
          <table:table-cell office:value-type="float" office:value="0.0054938" calcext:value-type="float">
            <text:p>0.0054938</text:p>
          </table:table-cell>
          <table:table-cell office:value-type="float" office:value="0.0051321" calcext:value-type="float">
            <text:p>0.0051321</text:p>
          </table:table-cell>
          <table:table-cell office:value-type="float" office:value="0.0045672" calcext:value-type="float">
            <text:p>0.0045672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17375" calcext:value-type="float">
            <text:p>0.0117375</text:p>
          </table:table-cell>
          <table:table-cell office:value-type="float" office:value="0.0101487" calcext:value-type="float">
            <text:p>0.0101487</text:p>
          </table:table-cell>
          <table:table-cell office:value-type="float" office:value="0.0092177" calcext:value-type="float">
            <text:p>0.0092177</text:p>
          </table:table-cell>
          <table:table-cell office:value-type="float" office:value="0.0086205" calcext:value-type="float">
            <text:p>0.0086205</text:p>
          </table:table-cell>
          <table:table-cell office:value-type="float" office:value="0.0083742" calcext:value-type="float">
            <text:p>0.0083742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63625" calcext:value-type="float">
            <text:p>0.0163625</text:p>
          </table:table-cell>
          <table:table-cell office:value-type="float" office:value="0.0143137" calcext:value-type="float">
            <text:p>0.0143137</text:p>
          </table:table-cell>
          <table:table-cell office:value-type="float" office:value="0.0136729" calcext:value-type="float">
            <text:p>0.0136729</text:p>
          </table:table-cell>
          <table:table-cell office:value-type="float" office:value="0.0137304" calcext:value-type="float">
            <text:p>0.0137304</text:p>
          </table:table-cell>
          <table:table-cell office:value-type="float" office:value="0.0138914" calcext:value-type="float">
            <text:p>0.0138914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425" calcext:value-type="float">
            <text:p>0.019425</text:p>
          </table:table-cell>
          <table:table-cell office:value-type="float" office:value="0.0193302" calcext:value-type="float">
            <text:p>0.0193302</text:p>
          </table:table-cell>
          <table:table-cell office:value-type="float" office:value="0.0195429" calcext:value-type="float">
            <text:p>0.0195429</text:p>
          </table:table-cell>
          <table:table-cell office:value-type="float" office:value="0.0202508" calcext:value-type="float">
            <text:p>0.0202508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63063" calcext:value-type="float">
            <text:p>0.0263063</text:p>
          </table:table-cell>
          <table:table-cell office:value-type="float" office:value="0.0255975" calcext:value-type="float">
            <text:p>0.0255975</text:p>
          </table:table-cell>
          <table:table-cell office:value-type="float" office:value="0.0257625" calcext:value-type="float">
            <text:p>0.0257625</text:p>
          </table:table-cell>
          <table:table-cell office:value-type="float" office:value="0.0264116" calcext:value-type="float">
            <text:p>0.0264116</text:p>
          </table:table-cell>
          <table:table-cell office:value-type="float" office:value="0.0269656" calcext:value-type="float">
            <text:p>0.0269656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12375" calcext:value-type="float">
            <text:p>0.0312375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0324229" calcext:value-type="float">
            <text:p>0.0324229</text:p>
          </table:table-cell>
          <table:table-cell office:value-type="float" office:value="0.0331795" calcext:value-type="float">
            <text:p>0.0331795</text:p>
          </table:table-cell>
          <table:table-cell office:value-type="float" office:value="0.0336109" calcext:value-type="float">
            <text:p>0.0336109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2875" calcext:value-type="float">
            <text:p>0.0382875</text:p>
          </table:table-cell>
          <table:table-cell office:value-type="float" office:value="0.0382012" calcext:value-type="float">
            <text:p>0.0382012</text:p>
          </table:table-cell>
          <table:table-cell office:value-type="float" office:value="0.0391729" calcext:value-type="float">
            <text:p>0.0391729</text:p>
          </table:table-cell>
          <table:table-cell office:value-type="float" office:value="0.0393036" calcext:value-type="float">
            <text:p>0.0393036</text:p>
          </table:table-cell>
          <table:table-cell office:value-type="float" office:value="0.0387891" calcext:value-type="float">
            <text:p>0.038789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1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4281" calcext:value-type="float">
            <text:p>0.0014281</text:p>
          </table:table-cell>
          <table:table-cell office:value-type="float" office:value="0.0007675" calcext:value-type="float">
            <text:p>0.0007675</text:p>
          </table:table-cell>
          <table:table-cell office:value-type="float" office:value="0.0003646" calcext:value-type="float">
            <text:p>0.0003646</text:p>
          </table:table-cell>
          <table:table-cell office:value-type="float" office:value="0.0002393" calcext:value-type="float">
            <text:p>0.0002393</text:p>
          </table:table-cell>
          <table:table-cell office:value-type="float" office:value="0.0001359" calcext:value-type="float">
            <text:p>0.0001359</text:p>
          </table:table-cell>
          <table:table-cell table:number-columns-repeated="14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4062" calcext:value-type="float">
            <text:p>0.0024062</text:p>
          </table:table-cell>
          <table:table-cell office:value-type="float" office:value="0.001445" calcext:value-type="float">
            <text:p>0.001445</text:p>
          </table:table-cell>
          <table:table-cell office:value-type="float" office:value="0.0008458" calcext:value-type="float">
            <text:p>0.0008458</text:p>
          </table:table-cell>
          <table:table-cell office:value-type="float" office:value="0.0006071" calcext:value-type="float">
            <text:p>0.0006071</text:p>
          </table:table-cell>
          <table:table-cell office:value-type="float" office:value="0.0004141" calcext:value-type="float">
            <text:p>0.0004141</text:p>
          </table:table-cell>
          <table:table-cell table:number-columns-repeated="14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4025" calcext:value-type="float">
            <text:p>0.004025</text:p>
          </table:table-cell>
          <table:table-cell office:value-type="float" office:value="0.0025225" calcext:value-type="float">
            <text:p>0.0025225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14071" calcext:value-type="float">
            <text:p>0.0014071</text:p>
          </table:table-cell>
          <table:table-cell office:value-type="float" office:value="0.001125" calcext:value-type="float">
            <text:p>0.001125</text:p>
          </table:table-cell>
          <table:table-cell table:number-columns-repeated="14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6175" calcext:value-type="float">
            <text:p>0.006175</text:p>
          </table:table-cell>
          <table:table-cell office:value-type="float" office:value="0.0046325" calcext:value-type="float">
            <text:p>0.0046325</text:p>
          </table:table-cell>
          <table:table-cell office:value-type="float" office:value="0.0034042" calcext:value-type="float">
            <text:p>0.0034042</text:p>
          </table:table-cell>
          <table:table-cell office:value-type="float" office:value="0.0028554" calcext:value-type="float">
            <text:p>0.0028554</text:p>
          </table:table-cell>
          <table:table-cell office:value-type="float" office:value="0.0025594" calcext:value-type="float">
            <text:p>0.0025594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9469" calcext:value-type="float">
            <text:p>0.0089469</text:p>
          </table:table-cell>
          <table:table-cell office:value-type="float" office:value="0.0068125" calcext:value-type="float">
            <text:p>0.0068125</text:p>
          </table:table-cell>
          <table:table-cell office:value-type="float" office:value="0.0060646" calcext:value-type="float">
            <text:p>0.0060646</text:p>
          </table:table-cell>
          <table:table-cell office:value-type="float" office:value="0.0055232" calcext:value-type="float">
            <text:p>0.0055232</text:p>
          </table:table-cell>
          <table:table-cell office:value-type="float" office:value="0.0051328" calcext:value-type="float">
            <text:p>0.0051328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20656" calcext:value-type="float">
            <text:p>0.0120656</text:p>
          </table:table-cell>
          <table:table-cell office:value-type="float" office:value="0.01026" calcext:value-type="float">
            <text:p>0.01026</text:p>
          </table:table-cell>
          <table:table-cell office:value-type="float" office:value="0.0095896" calcext:value-type="float">
            <text:p>0.0095896</text:p>
          </table:table-cell>
          <table:table-cell office:value-type="float" office:value="0.0094393" calcext:value-type="float">
            <text:p>0.0094393</text:p>
          </table:table-cell>
          <table:table-cell office:value-type="float" office:value="0.0092" calcext:value-type="float">
            <text:p>0.0092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60594" calcext:value-type="float">
            <text:p>0.0160594</text:p>
          </table:table-cell>
          <table:table-cell office:value-type="float" office:value="0.01473" calcext:value-type="float">
            <text:p>0.01473</text:p>
          </table:table-cell>
          <table:table-cell office:value-type="float" office:value="0.0141604" calcext:value-type="float">
            <text:p>0.0141604</text:p>
          </table:table-cell>
          <table:table-cell office:value-type="float" office:value="0.0146036" calcext:value-type="float">
            <text:p>0.0146036</text:p>
          </table:table-cell>
          <table:table-cell office:value-type="float" office:value="0.0146719" calcext:value-type="float">
            <text:p>0.0146719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11344" calcext:value-type="float">
            <text:p>0.0211344</text:p>
          </table:table-cell>
          <table:table-cell office:value-type="float" office:value="0.01991" calcext:value-type="float">
            <text:p>0.01991</text:p>
          </table:table-cell>
          <table:table-cell office:value-type="float" office:value="0.0200812" calcext:value-type="float">
            <text:p>0.0200812</text:p>
          </table:table-cell>
          <table:table-cell office:value-type="float" office:value="0.0201286" calcext:value-type="float">
            <text:p>0.0201286</text:p>
          </table:table-cell>
          <table:table-cell office:value-type="float" office:value="0.0212094" calcext:value-type="float">
            <text:p>0.0212094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59469" calcext:value-type="float">
            <text:p>0.0259469</text:p>
          </table:table-cell>
          <table:table-cell office:value-type="float" office:value="0.0252975" calcext:value-type="float">
            <text:p>0.0252975</text:p>
          </table:table-cell>
          <table:table-cell office:value-type="float" office:value="0.0261292" calcext:value-type="float">
            <text:p>0.0261292</text:p>
          </table:table-cell>
          <table:table-cell office:value-type="float" office:value="0.0267554" calcext:value-type="float">
            <text:p>0.0267554</text:p>
          </table:table-cell>
          <table:table-cell office:value-type="float" office:value="0.0279437" calcext:value-type="float">
            <text:p>0.027943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185" calcext:value-type="float">
            <text:p>0.03185</text:p>
          </table:table-cell>
          <table:table-cell office:value-type="float" office:value="0.031815" calcext:value-type="float">
            <text:p>0.031815</text:p>
          </table:table-cell>
          <table:table-cell office:value-type="float" office:value="0.0326729" calcext:value-type="float">
            <text:p>0.0326729</text:p>
          </table:table-cell>
          <table:table-cell office:value-type="float" office:value="0.0341607" calcext:value-type="float">
            <text:p>0.0341607</text:p>
          </table:table-cell>
          <table:table-cell office:value-type="float" office:value="0.0341813" calcext:value-type="float">
            <text:p>0.0341813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225" calcext:value-type="float">
            <text:p>0.038225</text:p>
          </table:table-cell>
          <table:table-cell office:value-type="float" office:value="0.038285" calcext:value-type="float">
            <text:p>0.038285</text:p>
          </table:table-cell>
          <table:table-cell office:value-type="float" office:value="0.0393542" calcext:value-type="float">
            <text:p>0.0393542</text:p>
          </table:table-cell>
          <table:table-cell office:value-type="float" office:value="0.0399554" calcext:value-type="float">
            <text:p>0.0399554</text:p>
          </table:table-cell>
          <table:table-cell office:value-type="float" office:value="0.0394578" calcext:value-type="float">
            <text:p>0.0394578</text:p>
          </table:table-cell>
          <table:table-cell table:number-columns-repeated="14"/>
        </table:table-row>
      </table:table>
      <table:table table:name="Sheet3" table:style-name="ta1">
        <table:table-column table:style-name="co1" table:number-columns-repeated="4" table:default-cell-style-name="Default"/>
        <table:table-row table:style-name="ro1">
          <table:table-cell office:value-type="float" office:value="0.0006" calcext:value-type="float">
            <text:p>0.0006</text:p>
          </table:table-cell>
          <table:table-cell office:value-type="float" office:value="0.0099433" calcext:value-type="float">
            <text:p>0.0099433</text:p>
          </table:table-cell>
          <table:table-cell office:value-type="float" office:value="0.008876" calcext:value-type="float">
            <text:p>0.008876</text:p>
          </table:table-cell>
          <table:table-cell office:value-type="float" office:value="0.00847" calcext:value-type="float">
            <text:p>0.00847</text:p>
          </table:table-cell>
        </table:table-row>
        <table:table-row table:style-name="ro1">
          <table:table-cell office:value-type="float" office:value="0.0005" calcext:value-type="float">
            <text:p>0.0005</text:p>
          </table:table-cell>
          <table:table-cell office:value-type="float" office:value="0.0139917" calcext:value-type="float">
            <text:p>0.0139917</text:p>
          </table:table-cell>
          <table:table-cell office:value-type="float" office:value="0.0137293" calcext:value-type="float">
            <text:p>0.0137293</text:p>
          </table:table-cell>
          <table:table-cell office:value-type="float" office:value="0.0135933" calcext:value-type="float">
            <text:p>0.0135933</text:p>
          </table:table-cell>
        </table:table-row>
        <table:table-row table:style-name="ro1">
          <table:table-cell office:value-type="float" office:value="0.00045" calcext:value-type="float">
            <text:p>0.00045</text:p>
          </table:table-cell>
          <table:table-cell office:value-type="float" office:value="0.0185433" calcext:value-type="float">
            <text:p>0.0185433</text:p>
          </table:table-cell>
          <table:table-cell office:value-type="float" office:value="0.018508" calcext:value-type="float">
            <text:p>0.018508</text:p>
          </table:table-cell>
          <table:table-cell office:value-type="float" office:value="0.0188756" calcext:value-type="float">
            <text:p>0.0188756</text:p>
          </table:table-cell>
        </table:table-row>
        <table:table-row table:style-name="ro1">
          <table:table-cell office:value-type="float" office:value="0.0004" calcext:value-type="float">
            <text:p>0.0004</text:p>
          </table:table-cell>
          <table:table-cell office:value-type="float" office:value="0.0235733" calcext:value-type="float">
            <text:p>0.0235733</text:p>
          </table:table-cell>
          <table:table-cell office:value-type="float" office:value="0.0246053" calcext:value-type="float">
            <text:p>0.0246053</text:p>
          </table:table-cell>
          <table:table-cell office:value-type="float" office:value="0.0255344" calcext:value-type="float">
            <text:p>0.0255344</text:p>
          </table:table-cell>
        </table:table-row>
        <table:table-row table:style-name="ro1">
          <table:table-cell office:value-type="float" office:value="0.00035" calcext:value-type="float">
            <text:p>0.00035</text:p>
          </table:table-cell>
          <table:table-cell office:value-type="float" office:value="0.0322567" calcext:value-type="float">
            <text:p>0.0322567</text:p>
          </table:table-cell>
          <table:table-cell office:value-type="float" office:value="0.033584" calcext:value-type="float">
            <text:p>0.033584</text:p>
          </table:table-cell>
          <table:table-cell office:value-type="float" office:value="0.0346733" calcext:value-type="float">
            <text:p>0.03467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22P0"/>
    </number:number-style>
    <style:style style:name="Default" style:family="table-cell"/>
    <style:style style:name="Result" style:family="table-cell" style:parent-style-name="Default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Default" style:data-style-name="N122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4">00/00/0000</text:date>, <text:time style:data-style-name="N2" text:time-value="10:40:49.2212353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4T10:42:26.111707638</dc:date>
    <meta:editing-duration>P2DT22H12M32S</meta:editing-duration>
    <meta:editing-cycles>424</meta:editing-cycles>
    <meta:generator>LibreOffice/5.1.6.2$Linux_X86_64 LibreOffice_project/10m0$Build-2</meta:generator>
    <meta:document-statistic meta:table-count="3" meta:cell-count="3079" meta:object-count="0"/>
  </office:meta>
</office:document-meta>
</file>